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23.58mm" svg:y="85.33mm">
            <loext:p draw:notify-on-update-of-ranges="Feuille1.B23:Feuille1.B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34.75mm" svg:y="0.35mm">
            <loext:p draw:notify-on-update-of-ranges="Feuille1.A1:Feuille1.A10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3.634264" calcext:value-type="float">
            <text:p>3,634264</text:p>
          </table:table-cell>
          <table:table-cell/>
        </table:table-row>
        <table:table-row table:style-name="ro1">
          <table:table-cell office:value-type="float" office:value="3.508695" calcext:value-type="float">
            <text:p>3,508695</text:p>
          </table:table-cell>
          <table:table-cell/>
        </table:table-row>
        <table:table-row table:style-name="ro1">
          <table:table-cell office:value-type="float" office:value="3.428191" calcext:value-type="float">
            <text:p>3,428191</text:p>
          </table:table-cell>
          <table:table-cell/>
        </table:table-row>
        <table:table-row table:style-name="ro1">
          <table:table-cell office:value-type="float" office:value="2.999307" calcext:value-type="float">
            <text:p>2,999307</text:p>
          </table:table-cell>
          <table:table-cell/>
        </table:table-row>
        <table:table-row table:style-name="ro1">
          <table:table-cell office:value-type="float" office:value="2.593305" calcext:value-type="float">
            <text:p>2,593305</text:p>
          </table:table-cell>
          <table:table-cell/>
        </table:table-row>
        <table:table-row table:style-name="ro1">
          <table:table-cell office:value-type="float" office:value="2.376785" calcext:value-type="float">
            <text:p>2,376785</text:p>
          </table:table-cell>
          <table:table-cell/>
        </table:table-row>
        <table:table-row table:style-name="ro1">
          <table:table-cell office:value-type="float" office:value="2.33589" calcext:value-type="float">
            <text:p>2,33589</text:p>
          </table:table-cell>
          <table:table-cell/>
        </table:table-row>
        <table:table-row table:style-name="ro1">
          <table:table-cell office:value-type="float" office:value="2.320882" calcext:value-type="float">
            <text:p>2,320882</text:p>
          </table:table-cell>
          <table:table-cell/>
        </table:table-row>
        <table:table-row table:style-name="ro1">
          <table:table-cell office:value-type="float" office:value="2.281416" calcext:value-type="float">
            <text:p>2,281416</text:p>
          </table:table-cell>
          <table:table-cell/>
        </table:table-row>
        <table:table-row table:style-name="ro1">
          <table:table-cell office:value-type="float" office:value="2.266299" calcext:value-type="float">
            <text:p>2,266299</text:p>
          </table:table-cell>
          <table:table-cell/>
        </table:table-row>
        <table:table-row table:style-name="ro1">
          <table:table-cell office:value-type="float" office:value="2.265617" calcext:value-type="float">
            <text:p>2,265617</text:p>
          </table:table-cell>
          <table:table-cell/>
        </table:table-row>
        <table:table-row table:style-name="ro1">
          <table:table-cell office:value-type="float" office:value="2.063528" calcext:value-type="float">
            <text:p>2,063528</text:p>
          </table:table-cell>
          <table:table-cell/>
        </table:table-row>
        <table:table-row table:style-name="ro1">
          <table:table-cell office:value-type="float" office:value="2.003189" calcext:value-type="float">
            <text:p>2,003189</text:p>
          </table:table-cell>
          <table:table-cell/>
        </table:table-row>
        <table:table-row table:style-name="ro1">
          <table:table-cell office:value-type="float" office:value="1.999927" calcext:value-type="float">
            <text:p>1,999927</text:p>
          </table:table-cell>
          <table:table-cell/>
        </table:table-row>
        <table:table-row table:style-name="ro1">
          <table:table-cell office:value-type="float" office:value="1.932575" calcext:value-type="float">
            <text:p>1,932575</text:p>
          </table:table-cell>
          <table:table-cell/>
        </table:table-row>
        <table:table-row table:style-name="ro1">
          <table:table-cell office:value-type="float" office:value="1.898033" calcext:value-type="float">
            <text:p>1,898033</text:p>
          </table:table-cell>
          <table:table-cell/>
        </table:table-row>
        <table:table-row table:style-name="ro1">
          <table:table-cell office:value-type="float" office:value="1.891764" calcext:value-type="float">
            <text:p>1,891764</text:p>
          </table:table-cell>
          <table:table-cell/>
        </table:table-row>
        <table:table-row table:style-name="ro1">
          <table:table-cell office:value-type="float" office:value="1.813292" calcext:value-type="float">
            <text:p>1,813292</text:p>
          </table:table-cell>
          <table:table-cell/>
        </table:table-row>
        <table:table-row table:style-name="ro1">
          <table:table-cell office:value-type="float" office:value="1.761436" calcext:value-type="float">
            <text:p>1,761436</text:p>
          </table:table-cell>
          <table:table-cell/>
        </table:table-row>
        <table:table-row table:style-name="ro1">
          <table:table-cell office:value-type="float" office:value="1.758619" calcext:value-type="float">
            <text:p>1,758619</text:p>
          </table:table-cell>
          <table:table-cell/>
        </table:table-row>
        <table:table-row table:style-name="ro1">
          <table:table-cell office:value-type="float" office:value="1.74915" calcext:value-type="float">
            <text:p>1,74915</text:p>
          </table:table-cell>
          <table:table-cell/>
        </table:table-row>
        <table:table-row table:style-name="ro1">
          <table:table-cell office:value-type="float" office:value="1.747227" calcext:value-type="float">
            <text:p>1,747227</text:p>
          </table:table-cell>
          <table:table-cell/>
        </table:table-row>
        <table:table-row table:style-name="ro1">
          <table:table-cell office:value-type="float" office:value="1.727971" calcext:value-type="float">
            <text:p>1,727971</text:p>
          </table:table-cell>
          <table:table-cell/>
        </table:table-row>
        <table:table-row table:style-name="ro1">
          <table:table-cell office:value-type="float" office:value="1.724053" calcext:value-type="float">
            <text:p>1,724053</text:p>
          </table:table-cell>
          <table:table-cell/>
        </table:table-row>
        <table:table-row table:style-name="ro1">
          <table:table-cell office:value-type="float" office:value="1.722714" calcext:value-type="float">
            <text:p>1,722714</text:p>
          </table:table-cell>
          <table:table-cell/>
        </table:table-row>
        <table:table-row table:style-name="ro1">
          <table:table-cell office:value-type="float" office:value="1.695934" calcext:value-type="float">
            <text:p>1,695934</text:p>
          </table:table-cell>
          <table:table-cell/>
        </table:table-row>
        <table:table-row table:style-name="ro1">
          <table:table-cell office:value-type="float" office:value="1.676976" calcext:value-type="float">
            <text:p>1,676976</text:p>
          </table:table-cell>
          <table:table-cell/>
        </table:table-row>
        <table:table-row table:style-name="ro1">
          <table:table-cell office:value-type="float" office:value="1.669324" calcext:value-type="float">
            <text:p>1,669324</text:p>
          </table:table-cell>
          <table:table-cell/>
        </table:table-row>
        <table:table-row table:style-name="ro1">
          <table:table-cell office:value-type="float" office:value="1.653509" calcext:value-type="float">
            <text:p>1,653509</text:p>
          </table:table-cell>
          <table:table-cell/>
        </table:table-row>
        <table:table-row table:style-name="ro1">
          <table:table-cell office:value-type="float" office:value="1.653482" calcext:value-type="float">
            <text:p>1,653482</text:p>
          </table:table-cell>
          <table:table-cell/>
        </table:table-row>
        <table:table-row table:style-name="ro1">
          <table:table-cell office:value-type="float" office:value="1.653268" calcext:value-type="float">
            <text:p>1,653268</text:p>
          </table:table-cell>
          <table:table-cell/>
        </table:table-row>
        <table:table-row table:style-name="ro1">
          <table:table-cell office:value-type="float" office:value="1.637602" calcext:value-type="float">
            <text:p>1,637602</text:p>
          </table:table-cell>
          <table:table-cell/>
        </table:table-row>
        <table:table-row table:style-name="ro1">
          <table:table-cell office:value-type="float" office:value="1.609277" calcext:value-type="float">
            <text:p>1,609277</text:p>
          </table:table-cell>
          <table:table-cell/>
        </table:table-row>
        <table:table-row table:style-name="ro1">
          <table:table-cell office:value-type="float" office:value="1.603769" calcext:value-type="float">
            <text:p>1,603769</text:p>
          </table:table-cell>
          <table:table-cell/>
        </table:table-row>
        <table:table-row table:style-name="ro1">
          <table:table-cell office:value-type="float" office:value="1.594888" calcext:value-type="float">
            <text:p>1,594888</text:p>
          </table:table-cell>
          <table:table-cell/>
        </table:table-row>
        <table:table-row table:style-name="ro1">
          <table:table-cell office:value-type="float" office:value="1.572614" calcext:value-type="float">
            <text:p>1,572614</text:p>
          </table:table-cell>
          <table:table-cell/>
        </table:table-row>
        <table:table-row table:style-name="ro1">
          <table:table-cell office:value-type="float" office:value="1.55831" calcext:value-type="float">
            <text:p>1,55831</text:p>
          </table:table-cell>
          <table:table-cell/>
        </table:table-row>
        <table:table-row table:style-name="ro1">
          <table:table-cell office:value-type="float" office:value="1.543603" calcext:value-type="float">
            <text:p>1,543603</text:p>
          </table:table-cell>
          <table:table-cell/>
        </table:table-row>
        <table:table-row table:style-name="ro1">
          <table:table-cell office:value-type="float" office:value="1.535142" calcext:value-type="float">
            <text:p>1,535142</text:p>
          </table:table-cell>
          <table:table-cell/>
        </table:table-row>
        <table:table-row table:style-name="ro1">
          <table:table-cell office:value-type="float" office:value="1.525458" calcext:value-type="float">
            <text:p>1,525458</text:p>
          </table:table-cell>
          <table:table-cell/>
        </table:table-row>
        <table:table-row table:style-name="ro1">
          <table:table-cell office:value-type="float" office:value="1.522691" calcext:value-type="float">
            <text:p>1,522691</text:p>
          </table:table-cell>
          <table:table-cell/>
        </table:table-row>
        <table:table-row table:style-name="ro1">
          <table:table-cell office:value-type="float" office:value="1.506626" calcext:value-type="float">
            <text:p>1,506626</text:p>
          </table:table-cell>
          <table:table-cell/>
        </table:table-row>
        <table:table-row table:style-name="ro1">
          <table:table-cell office:value-type="float" office:value="1.506456" calcext:value-type="float">
            <text:p>1,506456</text:p>
          </table:table-cell>
          <table:table-cell/>
        </table:table-row>
        <table:table-row table:style-name="ro1">
          <table:table-cell office:value-type="float" office:value="1.496002" calcext:value-type="float">
            <text:p>1,496002</text:p>
          </table:table-cell>
          <table:table-cell/>
        </table:table-row>
        <table:table-row table:style-name="ro1">
          <table:table-cell office:value-type="float" office:value="1.494797" calcext:value-type="float">
            <text:p>1,494797</text:p>
          </table:table-cell>
          <table:table-cell/>
        </table:table-row>
        <table:table-row table:style-name="ro1">
          <table:table-cell office:value-type="float" office:value="1.483217" calcext:value-type="float">
            <text:p>1,483217</text:p>
          </table:table-cell>
          <table:table-cell/>
        </table:table-row>
        <table:table-row table:style-name="ro1">
          <table:table-cell office:value-type="float" office:value="1.468886" calcext:value-type="float">
            <text:p>1,468886</text:p>
          </table:table-cell>
          <table:table-cell/>
        </table:table-row>
        <table:table-row table:style-name="ro1">
          <table:table-cell office:value-type="float" office:value="1.454956" calcext:value-type="float">
            <text:p>1,454956</text:p>
          </table:table-cell>
          <table:table-cell/>
        </table:table-row>
        <table:table-row table:style-name="ro1">
          <table:table-cell office:value-type="float" office:value="1.449685" calcext:value-type="float">
            <text:p>1,449685</text:p>
          </table:table-cell>
          <table:table-cell/>
        </table:table-row>
        <table:table-row table:style-name="ro1">
          <table:table-cell office:value-type="float" office:value="1.415478" calcext:value-type="float">
            <text:p>1,415478</text:p>
          </table:table-cell>
          <table:table-cell/>
        </table:table-row>
        <table:table-row table:style-name="ro1">
          <table:table-cell office:value-type="float" office:value="1.414772" calcext:value-type="float">
            <text:p>1,414772</text:p>
          </table:table-cell>
          <table:table-cell/>
        </table:table-row>
        <table:table-row table:style-name="ro1">
          <table:table-cell office:value-type="float" office:value="1.407049" calcext:value-type="float">
            <text:p>1,407049</text:p>
          </table:table-cell>
          <table:table-cell/>
        </table:table-row>
        <table:table-row table:style-name="ro1">
          <table:table-cell office:value-type="float" office:value="1.403617" calcext:value-type="float">
            <text:p>1,403617</text:p>
          </table:table-cell>
          <table:table-cell/>
        </table:table-row>
        <table:table-row table:style-name="ro1">
          <table:table-cell office:value-type="float" office:value="1.397335" calcext:value-type="float">
            <text:p>1,397335</text:p>
          </table:table-cell>
          <table:table-cell/>
        </table:table-row>
        <table:table-row table:style-name="ro1">
          <table:table-cell office:value-type="float" office:value="1.377438" calcext:value-type="float">
            <text:p>1,377438</text:p>
          </table:table-cell>
          <table:table-cell/>
        </table:table-row>
        <table:table-row table:style-name="ro1">
          <table:table-cell office:value-type="float" office:value="1.376808" calcext:value-type="float">
            <text:p>1,376808</text:p>
          </table:table-cell>
          <table:table-cell/>
        </table:table-row>
        <table:table-row table:style-name="ro1">
          <table:table-cell office:value-type="float" office:value="1.343687" calcext:value-type="float">
            <text:p>1,343687</text:p>
          </table:table-cell>
          <table:table-cell/>
        </table:table-row>
        <table:table-row table:style-name="ro1">
          <table:table-cell office:value-type="float" office:value="1.333537" calcext:value-type="float">
            <text:p>1,333537</text:p>
          </table:table-cell>
          <table:table-cell/>
        </table:table-row>
        <table:table-row table:style-name="ro1">
          <table:table-cell office:value-type="float" office:value="1.331614" calcext:value-type="float">
            <text:p>1,331614</text:p>
          </table:table-cell>
          <table:table-cell/>
        </table:table-row>
        <table:table-row table:style-name="ro1">
          <table:table-cell office:value-type="float" office:value="1.33054" calcext:value-type="float">
            <text:p>1,33054</text:p>
          </table:table-cell>
          <table:table-cell/>
        </table:table-row>
        <table:table-row table:style-name="ro1">
          <table:table-cell office:value-type="float" office:value="1.329449" calcext:value-type="float">
            <text:p>1,329449</text:p>
          </table:table-cell>
          <table:table-cell/>
        </table:table-row>
        <table:table-row table:style-name="ro1">
          <table:table-cell office:value-type="float" office:value="1.328096" calcext:value-type="float">
            <text:p>1,328096</text:p>
          </table:table-cell>
          <table:table-cell/>
        </table:table-row>
        <table:table-row table:style-name="ro1">
          <table:table-cell office:value-type="float" office:value="1.315297" calcext:value-type="float">
            <text:p>1,315297</text:p>
          </table:table-cell>
          <table:table-cell/>
        </table:table-row>
        <table:table-row table:style-name="ro1">
          <table:table-cell office:value-type="float" office:value="1.313259" calcext:value-type="float">
            <text:p>1,313259</text:p>
          </table:table-cell>
          <table:table-cell/>
        </table:table-row>
        <table:table-row table:style-name="ro1">
          <table:table-cell office:value-type="float" office:value="1.310564" calcext:value-type="float">
            <text:p>1,310564</text:p>
          </table:table-cell>
          <table:table-cell/>
        </table:table-row>
        <table:table-row table:style-name="ro1">
          <table:table-cell office:value-type="float" office:value="1.306373" calcext:value-type="float">
            <text:p>1,306373</text:p>
          </table:table-cell>
          <table:table-cell/>
        </table:table-row>
        <table:table-row table:style-name="ro1">
          <table:table-cell office:value-type="float" office:value="1.30544" calcext:value-type="float">
            <text:p>1,30544</text:p>
          </table:table-cell>
          <table:table-cell/>
        </table:table-row>
        <table:table-row table:style-name="ro1">
          <table:table-cell office:value-type="float" office:value="1.281397" calcext:value-type="float">
            <text:p>1,281397</text:p>
          </table:table-cell>
          <table:table-cell/>
        </table:table-row>
        <table:table-row table:style-name="ro1">
          <table:table-cell office:value-type="float" office:value="1.272169" calcext:value-type="float">
            <text:p>1,272169</text:p>
          </table:table-cell>
          <table:table-cell/>
        </table:table-row>
        <table:table-row table:style-name="ro1">
          <table:table-cell office:value-type="float" office:value="1.271539" calcext:value-type="float">
            <text:p>1,271539</text:p>
          </table:table-cell>
          <table:table-cell/>
        </table:table-row>
        <table:table-row table:style-name="ro1">
          <table:table-cell office:value-type="float" office:value="1.270597" calcext:value-type="float">
            <text:p>1,270597</text:p>
          </table:table-cell>
          <table:table-cell/>
        </table:table-row>
        <table:table-row table:style-name="ro1">
          <table:table-cell office:value-type="float" office:value="1.269618" calcext:value-type="float">
            <text:p>1,269618</text:p>
          </table:table-cell>
          <table:table-cell/>
        </table:table-row>
        <table:table-row table:style-name="ro1">
          <table:table-cell office:value-type="float" office:value="1.259629" calcext:value-type="float">
            <text:p>1,259629</text:p>
          </table:table-cell>
          <table:table-cell/>
        </table:table-row>
        <table:table-row table:style-name="ro1">
          <table:table-cell office:value-type="float" office:value="1.259017" calcext:value-type="float">
            <text:p>1,259017</text:p>
          </table:table-cell>
          <table:table-cell/>
        </table:table-row>
        <table:table-row table:style-name="ro1">
          <table:table-cell office:value-type="float" office:value="1.255446" calcext:value-type="float">
            <text:p>1,255446</text:p>
          </table:table-cell>
          <table:table-cell/>
        </table:table-row>
        <table:table-row table:style-name="ro1">
          <table:table-cell office:value-type="float" office:value="1.248112" calcext:value-type="float">
            <text:p>1,248112</text:p>
          </table:table-cell>
          <table:table-cell/>
        </table:table-row>
        <table:table-row table:style-name="ro1">
          <table:table-cell office:value-type="float" office:value="1.245871" calcext:value-type="float">
            <text:p>1,245871</text:p>
          </table:table-cell>
          <table:table-cell/>
        </table:table-row>
        <table:table-row table:style-name="ro1">
          <table:table-cell office:value-type="float" office:value="1.239505" calcext:value-type="float">
            <text:p>1,239505</text:p>
          </table:table-cell>
          <table:table-cell/>
        </table:table-row>
        <table:table-row table:style-name="ro1">
          <table:table-cell office:value-type="float" office:value="1.238538" calcext:value-type="float">
            <text:p>1,238538</text:p>
          </table:table-cell>
          <table:table-cell/>
        </table:table-row>
        <table:table-row table:style-name="ro1">
          <table:table-cell office:value-type="float" office:value="1.217337" calcext:value-type="float">
            <text:p>1,217337</text:p>
          </table:table-cell>
          <table:table-cell/>
        </table:table-row>
        <table:table-row table:style-name="ro1">
          <table:table-cell office:value-type="float" office:value="1.215984" calcext:value-type="float">
            <text:p>1,215984</text:p>
          </table:table-cell>
          <table:table-cell/>
        </table:table-row>
        <table:table-row table:style-name="ro1">
          <table:table-cell office:value-type="float" office:value="1.213896" calcext:value-type="float">
            <text:p>1,213896</text:p>
          </table:table-cell>
          <table:table-cell/>
        </table:table-row>
        <table:table-row table:style-name="ro1">
          <table:table-cell office:value-type="float" office:value="1.208581" calcext:value-type="float">
            <text:p>1,208581</text:p>
          </table:table-cell>
          <table:table-cell/>
        </table:table-row>
        <table:table-row table:style-name="ro1">
          <table:table-cell office:value-type="float" office:value="1.20759" calcext:value-type="float">
            <text:p>1,20759</text:p>
          </table:table-cell>
          <table:table-cell/>
        </table:table-row>
        <table:table-row table:style-name="ro1">
          <table:table-cell office:value-type="float" office:value="1.20502" calcext:value-type="float">
            <text:p>1,20502</text:p>
          </table:table-cell>
          <table:table-cell/>
        </table:table-row>
        <table:table-row table:style-name="ro1">
          <table:table-cell office:value-type="float" office:value="1.204905" calcext:value-type="float">
            <text:p>1,204905</text:p>
          </table:table-cell>
          <table:table-cell/>
        </table:table-row>
        <table:table-row table:style-name="ro1">
          <table:table-cell office:value-type="float" office:value="1.201969" calcext:value-type="float">
            <text:p>1,201969</text:p>
          </table:table-cell>
          <table:table-cell/>
        </table:table-row>
        <table:table-row table:style-name="ro1">
          <table:table-cell office:value-type="float" office:value="1.197374" calcext:value-type="float">
            <text:p>1,197374</text:p>
          </table:table-cell>
          <table:table-cell/>
        </table:table-row>
        <table:table-row table:style-name="ro1">
          <table:table-cell office:value-type="float" office:value="1.197354" calcext:value-type="float">
            <text:p>1,197354</text:p>
          </table:table-cell>
          <table:table-cell/>
        </table:table-row>
        <table:table-row table:style-name="ro1">
          <table:table-cell office:value-type="float" office:value="1.181666" calcext:value-type="float">
            <text:p>1,181666</text:p>
          </table:table-cell>
          <table:table-cell/>
        </table:table-row>
        <table:table-row table:style-name="ro1">
          <table:table-cell office:value-type="float" office:value="1.179952" calcext:value-type="float">
            <text:p>1,179952</text:p>
          </table:table-cell>
          <table:table-cell/>
        </table:table-row>
        <table:table-row table:style-name="ro1">
          <table:table-cell office:value-type="float" office:value="1.178742" calcext:value-type="float">
            <text:p>1,178742</text:p>
          </table:table-cell>
          <table:table-cell/>
        </table:table-row>
        <table:table-row table:style-name="ro1">
          <table:table-cell office:value-type="float" office:value="1.177649" calcext:value-type="float">
            <text:p>1,177649</text:p>
          </table:table-cell>
          <table:table-cell/>
        </table:table-row>
        <table:table-row table:style-name="ro1">
          <table:table-cell office:value-type="float" office:value="1.176956" calcext:value-type="float">
            <text:p>1,176956</text:p>
          </table:table-cell>
          <table:table-cell/>
        </table:table-row>
        <table:table-row table:style-name="ro1">
          <table:table-cell office:value-type="float" office:value="1.169347" calcext:value-type="float">
            <text:p>1,169347</text:p>
          </table:table-cell>
          <table:table-cell/>
        </table:table-row>
        <table:table-row table:style-name="ro1">
          <table:table-cell office:value-type="float" office:value="1.168524" calcext:value-type="float">
            <text:p>1,168524</text:p>
          </table:table-cell>
          <table:table-cell/>
        </table:table-row>
        <table:table-row table:style-name="ro1">
          <table:table-cell office:value-type="float" office:value="1.168103" calcext:value-type="float">
            <text:p>1,168103</text:p>
          </table:table-cell>
          <table:table-cell/>
        </table:table-row>
        <table:table-row table:style-name="ro1">
          <table:table-cell office:value-type="float" office:value="1.159163" calcext:value-type="float">
            <text:p>1,159163</text:p>
          </table:table-cell>
          <table:table-cell/>
        </table:table-row>
        <table:table-row table:style-name="ro1">
          <table:table-cell office:value-type="float" office:value="1.152011" calcext:value-type="float">
            <text:p>1,152011</text:p>
          </table:table-cell>
          <table:table-cell/>
        </table:table-row>
        <table:table-row table:style-name="ro1">
          <table:table-cell office:value-type="float" office:value="1.147701" calcext:value-type="float">
            <text:p>1,147701</text:p>
          </table:table-cell>
          <table:table-cell/>
        </table:table-row>
        <table:table-row table:style-name="ro1">
          <table:table-cell office:value-type="float" office:value="1.14514" calcext:value-type="float">
            <text:p>1,14514</text:p>
          </table:table-cell>
          <table:table-cell/>
        </table:table-row>
        <table:table-row table:style-name="ro1">
          <table:table-cell office:value-type="float" office:value="1.142021" calcext:value-type="float">
            <text:p>1,142021</text:p>
          </table:table-cell>
          <table:table-cell/>
        </table:table-row>
        <table:table-row table:style-name="ro1">
          <table:table-cell office:value-type="float" office:value="1.133188" calcext:value-type="float">
            <text:p>1,133188</text:p>
          </table:table-cell>
          <table:table-cell/>
        </table:table-row>
        <table:table-row table:style-name="ro1">
          <table:table-cell office:value-type="float" office:value="1.130409" calcext:value-type="float">
            <text:p>1,130409</text:p>
          </table:table-cell>
          <table:table-cell/>
        </table:table-row>
        <table:table-row table:style-name="ro1">
          <table:table-cell office:value-type="float" office:value="1.11463" calcext:value-type="float">
            <text:p>1,11463</text:p>
          </table:table-cell>
          <table:table-cell/>
        </table:table-row>
        <table:table-row table:style-name="ro1">
          <table:table-cell office:value-type="float" office:value="1.111103" calcext:value-type="float">
            <text:p>1,111103</text:p>
          </table:table-cell>
          <table:table-cell/>
        </table:table-row>
        <table:table-row table:style-name="ro1">
          <table:table-cell office:value-type="float" office:value="1.110562" calcext:value-type="float">
            <text:p>1,110562</text:p>
          </table:table-cell>
          <table:table-cell/>
        </table:table-row>
        <table:table-row table:style-name="ro1">
          <table:table-cell office:value-type="float" office:value="1.10421" calcext:value-type="float">
            <text:p>1,10421</text:p>
          </table:table-cell>
          <table:table-cell/>
        </table:table-row>
        <table:table-row table:style-name="ro1">
          <table:table-cell office:value-type="float" office:value="1.103482" calcext:value-type="float">
            <text:p>1,103482</text:p>
          </table:table-cell>
          <table:table-cell/>
        </table:table-row>
        <table:table-row table:style-name="ro1">
          <table:table-cell office:value-type="float" office:value="1.095082" calcext:value-type="float">
            <text:p>1,095082</text:p>
          </table:table-cell>
          <table:table-cell/>
        </table:table-row>
        <table:table-row table:style-name="ro1">
          <table:table-cell office:value-type="float" office:value="1.091451" calcext:value-type="float">
            <text:p>1,091451</text:p>
          </table:table-cell>
          <table:table-cell/>
        </table:table-row>
        <table:table-row table:style-name="ro1">
          <table:table-cell office:value-type="float" office:value="1.07958" calcext:value-type="float">
            <text:p>1,07958</text:p>
          </table:table-cell>
          <table:table-cell/>
        </table:table-row>
        <table:table-row table:style-name="ro1">
          <table:table-cell office:value-type="float" office:value="1.076392" calcext:value-type="float">
            <text:p>1,076392</text:p>
          </table:table-cell>
          <table:table-cell/>
        </table:table-row>
        <table:table-row table:style-name="ro1">
          <table:table-cell office:value-type="float" office:value="1.068289" calcext:value-type="float">
            <text:p>1,068289</text:p>
          </table:table-cell>
          <table:table-cell/>
        </table:table-row>
        <table:table-row table:style-name="ro1">
          <table:table-cell office:value-type="float" office:value="1.065841" calcext:value-type="float">
            <text:p>1,065841</text:p>
          </table:table-cell>
          <table:table-cell/>
        </table:table-row>
        <table:table-row table:style-name="ro1">
          <table:table-cell office:value-type="float" office:value="1.064721" calcext:value-type="float">
            <text:p>1,064721</text:p>
          </table:table-cell>
          <table:table-cell/>
        </table:table-row>
        <table:table-row table:style-name="ro1">
          <table:table-cell office:value-type="float" office:value="1.056368" calcext:value-type="float">
            <text:p>1,056368</text:p>
          </table:table-cell>
          <table:table-cell/>
        </table:table-row>
        <table:table-row table:style-name="ro1">
          <table:table-cell office:value-type="float" office:value="1.049898" calcext:value-type="float">
            <text:p>1,049898</text:p>
          </table:table-cell>
          <table:table-cell/>
        </table:table-row>
        <table:table-row table:style-name="ro1">
          <table:table-cell office:value-type="float" office:value="1.046009" calcext:value-type="float">
            <text:p>1,046009</text:p>
          </table:table-cell>
          <table:table-cell/>
        </table:table-row>
        <table:table-row table:style-name="ro1">
          <table:table-cell office:value-type="float" office:value="1.044831" calcext:value-type="float">
            <text:p>1,044831</text:p>
          </table:table-cell>
          <table:table-cell/>
        </table:table-row>
        <table:table-row table:style-name="ro1">
          <table:table-cell office:value-type="float" office:value="1.038514" calcext:value-type="float">
            <text:p>1,038514</text:p>
          </table:table-cell>
          <table:table-cell/>
        </table:table-row>
        <table:table-row table:style-name="ro1">
          <table:table-cell office:value-type="float" office:value="1.028673" calcext:value-type="float">
            <text:p>1,028673</text:p>
          </table:table-cell>
          <table:table-cell/>
        </table:table-row>
        <table:table-row table:style-name="ro1">
          <table:table-cell office:value-type="float" office:value="1.021698" calcext:value-type="float">
            <text:p>1,021698</text:p>
          </table:table-cell>
          <table:table-cell/>
        </table:table-row>
        <table:table-row table:style-name="ro1">
          <table:table-cell office:value-type="float" office:value="1.011585" calcext:value-type="float">
            <text:p>1,011585</text:p>
          </table:table-cell>
          <table:table-cell/>
        </table:table-row>
        <table:table-row table:style-name="ro1">
          <table:table-cell office:value-type="float" office:value="1.009741" calcext:value-type="float">
            <text:p>1,009741</text:p>
          </table:table-cell>
          <table:table-cell/>
        </table:table-row>
        <table:table-row table:style-name="ro1">
          <table:table-cell office:value-type="float" office:value="1.005974" calcext:value-type="float">
            <text:p>1,005974</text:p>
          </table:table-cell>
          <table:table-cell/>
        </table:table-row>
        <table:table-row table:style-name="ro1">
          <table:table-cell office:value-type="float" office:value="1.005557" calcext:value-type="float">
            <text:p>1,005557</text:p>
          </table:table-cell>
          <table:table-cell/>
        </table:table-row>
        <table:table-row table:style-name="ro1">
          <table:table-cell office:value-type="float" office:value="1.001962" calcext:value-type="float">
            <text:p>1,001962</text:p>
          </table:table-cell>
          <table:table-cell/>
        </table:table-row>
        <table:table-row table:style-name="ro1">
          <table:table-cell office:value-type="float" office:value="1.001883" calcext:value-type="float">
            <text:p>1,001883</text:p>
          </table:table-cell>
          <table:table-cell/>
        </table:table-row>
        <table:table-row table:style-name="ro1">
          <table:table-cell office:value-type="float" office:value="1.00005" calcext:value-type="float">
            <text:p>1,00005</text:p>
          </table:table-cell>
          <table:table-cell/>
        </table:table-row>
        <table:table-row table:style-name="ro1">
          <table:table-cell office:value-type="float" office:value="0.996125" calcext:value-type="float">
            <text:p>0,996125</text:p>
          </table:table-cell>
          <table:table-cell/>
        </table:table-row>
        <table:table-row table:style-name="ro1">
          <table:table-cell office:value-type="float" office:value="0.994263" calcext:value-type="float">
            <text:p>0,994263</text:p>
          </table:table-cell>
          <table:table-cell/>
        </table:table-row>
        <table:table-row table:style-name="ro1">
          <table:table-cell office:value-type="float" office:value="0.991253" calcext:value-type="float">
            <text:p>0,991253</text:p>
          </table:table-cell>
          <table:table-cell/>
        </table:table-row>
        <table:table-row table:style-name="ro1">
          <table:table-cell office:value-type="float" office:value="0.990986" calcext:value-type="float">
            <text:p>0,990986</text:p>
          </table:table-cell>
          <table:table-cell/>
        </table:table-row>
        <table:table-row table:style-name="ro1">
          <table:table-cell office:value-type="float" office:value="0.986665" calcext:value-type="float">
            <text:p>0,986665</text:p>
          </table:table-cell>
          <table:table-cell/>
        </table:table-row>
        <table:table-row table:style-name="ro1">
          <table:table-cell office:value-type="float" office:value="0.983911" calcext:value-type="float">
            <text:p>0,983911</text:p>
          </table:table-cell>
          <table:table-cell/>
        </table:table-row>
        <table:table-row table:style-name="ro1">
          <table:table-cell office:value-type="float" office:value="0.982388" calcext:value-type="float">
            <text:p>0,982388</text:p>
          </table:table-cell>
          <table:table-cell/>
        </table:table-row>
        <table:table-row table:style-name="ro1">
          <table:table-cell office:value-type="float" office:value="0.977394" calcext:value-type="float">
            <text:p>0,977394</text:p>
          </table:table-cell>
          <table:table-cell/>
        </table:table-row>
        <table:table-row table:style-name="ro1">
          <table:table-cell office:value-type="float" office:value="0.962142" calcext:value-type="float">
            <text:p>0,962142</text:p>
          </table:table-cell>
          <table:table-cell/>
        </table:table-row>
        <table:table-row table:style-name="ro1">
          <table:table-cell office:value-type="float" office:value="0.950941" calcext:value-type="float">
            <text:p>0,950941</text:p>
          </table:table-cell>
          <table:table-cell/>
        </table:table-row>
        <table:table-row table:style-name="ro1">
          <table:table-cell office:value-type="float" office:value="0.948852" calcext:value-type="float">
            <text:p>0,948852</text:p>
          </table:table-cell>
          <table:table-cell/>
        </table:table-row>
        <table:table-row table:style-name="ro1">
          <table:table-cell office:value-type="float" office:value="0.945981" calcext:value-type="float">
            <text:p>0,945981</text:p>
          </table:table-cell>
          <table:table-cell/>
        </table:table-row>
        <table:table-row table:style-name="ro1">
          <table:table-cell office:value-type="float" office:value="0.942296" calcext:value-type="float">
            <text:p>0,942296</text:p>
          </table:table-cell>
          <table:table-cell/>
        </table:table-row>
        <table:table-row table:style-name="ro1">
          <table:table-cell office:value-type="float" office:value="0.938687" calcext:value-type="float">
            <text:p>0,938687</text:p>
          </table:table-cell>
          <table:table-cell/>
        </table:table-row>
        <table:table-row table:style-name="ro1">
          <table:table-cell office:value-type="float" office:value="0.935809" calcext:value-type="float">
            <text:p>0,935809</text:p>
          </table:table-cell>
          <table:table-cell/>
        </table:table-row>
        <table:table-row table:style-name="ro1">
          <table:table-cell office:value-type="float" office:value="0.929259" calcext:value-type="float">
            <text:p>0,929259</text:p>
          </table:table-cell>
          <table:table-cell/>
        </table:table-row>
        <table:table-row table:style-name="ro1">
          <table:table-cell office:value-type="float" office:value="0.927269" calcext:value-type="float">
            <text:p>0,927269</text:p>
          </table:table-cell>
          <table:table-cell/>
        </table:table-row>
        <table:table-row table:style-name="ro1">
          <table:table-cell office:value-type="float" office:value="0.921248" calcext:value-type="float">
            <text:p>0,921248</text:p>
          </table:table-cell>
          <table:table-cell/>
        </table:table-row>
        <table:table-row table:style-name="ro1">
          <table:table-cell office:value-type="float" office:value="0.919186" calcext:value-type="float">
            <text:p>0,919186</text:p>
          </table:table-cell>
          <table:table-cell/>
        </table:table-row>
        <table:table-row table:style-name="ro1">
          <table:table-cell office:value-type="float" office:value="0.918897" calcext:value-type="float">
            <text:p>0,918897</text:p>
          </table:table-cell>
          <table:table-cell/>
        </table:table-row>
        <table:table-row table:style-name="ro1">
          <table:table-cell office:value-type="float" office:value="0.912735" calcext:value-type="float">
            <text:p>0,912735</text:p>
          </table:table-cell>
          <table:table-cell/>
        </table:table-row>
        <table:table-row table:style-name="ro1">
          <table:table-cell office:value-type="float" office:value="0.909367" calcext:value-type="float">
            <text:p>0,909367</text:p>
          </table:table-cell>
          <table:table-cell/>
        </table:table-row>
        <table:table-row table:style-name="ro1">
          <table:table-cell office:value-type="float" office:value="0.901239" calcext:value-type="float">
            <text:p>0,901239</text:p>
          </table:table-cell>
          <table:table-cell/>
        </table:table-row>
        <table:table-row table:style-name="ro1">
          <table:table-cell office:value-type="float" office:value="0.899819" calcext:value-type="float">
            <text:p>0,899819</text:p>
          </table:table-cell>
          <table:table-cell/>
        </table:table-row>
        <table:table-row table:style-name="ro1">
          <table:table-cell office:value-type="float" office:value="0.890104" calcext:value-type="float">
            <text:p>0,890104</text:p>
          </table:table-cell>
          <table:table-cell/>
        </table:table-row>
        <table:table-row table:style-name="ro1">
          <table:table-cell office:value-type="float" office:value="0.888967" calcext:value-type="float">
            <text:p>0,888967</text:p>
          </table:table-cell>
          <table:table-cell/>
        </table:table-row>
        <table:table-row table:style-name="ro1">
          <table:table-cell office:value-type="float" office:value="0.888928" calcext:value-type="float">
            <text:p>0,888928</text:p>
          </table:table-cell>
          <table:table-cell/>
        </table:table-row>
        <table:table-row table:style-name="ro1">
          <table:table-cell office:value-type="float" office:value="0.885251" calcext:value-type="float">
            <text:p>0,885251</text:p>
          </table:table-cell>
          <table:table-cell/>
        </table:table-row>
        <table:table-row table:style-name="ro1">
          <table:table-cell office:value-type="float" office:value="0.883691" calcext:value-type="float">
            <text:p>0,883691</text:p>
          </table:table-cell>
          <table:table-cell/>
        </table:table-row>
        <table:table-row table:style-name="ro1">
          <table:table-cell office:value-type="float" office:value="0.882283" calcext:value-type="float">
            <text:p>0,882283</text:p>
          </table:table-cell>
          <table:table-cell/>
        </table:table-row>
        <table:table-row table:style-name="ro1">
          <table:table-cell office:value-type="float" office:value="0.881161" calcext:value-type="float">
            <text:p>0,881161</text:p>
          </table:table-cell>
          <table:table-cell/>
        </table:table-row>
        <table:table-row table:style-name="ro1">
          <table:table-cell office:value-type="float" office:value="0.880843" calcext:value-type="float">
            <text:p>0,880843</text:p>
          </table:table-cell>
          <table:table-cell/>
        </table:table-row>
        <table:table-row table:style-name="ro1">
          <table:table-cell office:value-type="float" office:value="0.879808" calcext:value-type="float">
            <text:p>0,879808</text:p>
          </table:table-cell>
          <table:table-cell/>
        </table:table-row>
        <table:table-row table:style-name="ro1">
          <table:table-cell office:value-type="float" office:value="0.873401" calcext:value-type="float">
            <text:p>0,873401</text:p>
          </table:table-cell>
          <table:table-cell/>
        </table:table-row>
        <table:table-row table:style-name="ro1">
          <table:table-cell office:value-type="float" office:value="0.868396" calcext:value-type="float">
            <text:p>0,868396</text:p>
          </table:table-cell>
          <table:table-cell/>
        </table:table-row>
        <table:table-row table:style-name="ro1">
          <table:table-cell office:value-type="float" office:value="0.864635" calcext:value-type="float">
            <text:p>0,864635</text:p>
          </table:table-cell>
          <table:table-cell/>
        </table:table-row>
        <table:table-row table:style-name="ro1">
          <table:table-cell office:value-type="float" office:value="0.863423" calcext:value-type="float">
            <text:p>0,863423</text:p>
          </table:table-cell>
          <table:table-cell/>
        </table:table-row>
        <table:table-row table:style-name="ro1">
          <table:table-cell office:value-type="float" office:value="0.857055" calcext:value-type="float">
            <text:p>0,857055</text:p>
          </table:table-cell>
          <table:table-cell/>
        </table:table-row>
        <table:table-row table:style-name="ro1">
          <table:table-cell office:value-type="float" office:value="0.849052" calcext:value-type="float">
            <text:p>0,849052</text:p>
          </table:table-cell>
          <table:table-cell/>
        </table:table-row>
        <table:table-row table:style-name="ro1">
          <table:table-cell office:value-type="float" office:value="0.848587" calcext:value-type="float">
            <text:p>0,848587</text:p>
          </table:table-cell>
          <table:table-cell/>
        </table:table-row>
        <table:table-row table:style-name="ro1">
          <table:table-cell office:value-type="float" office:value="0.84677" calcext:value-type="float">
            <text:p>0,84677</text:p>
          </table:table-cell>
          <table:table-cell/>
        </table:table-row>
        <table:table-row table:style-name="ro1">
          <table:table-cell office:value-type="float" office:value="0.845926" calcext:value-type="float">
            <text:p>0,845926</text:p>
          </table:table-cell>
          <table:table-cell/>
        </table:table-row>
        <table:table-row table:style-name="ro1">
          <table:table-cell office:value-type="float" office:value="0.842905" calcext:value-type="float">
            <text:p>0,842905</text:p>
          </table:table-cell>
          <table:table-cell/>
        </table:table-row>
        <table:table-row table:style-name="ro1">
          <table:table-cell office:value-type="float" office:value="0.842609" calcext:value-type="float">
            <text:p>0,842609</text:p>
          </table:table-cell>
          <table:table-cell/>
        </table:table-row>
        <table:table-row table:style-name="ro1">
          <table:table-cell office:value-type="float" office:value="0.839216" calcext:value-type="float">
            <text:p>0,839216</text:p>
          </table:table-cell>
          <table:table-cell/>
        </table:table-row>
        <table:table-row table:style-name="ro1">
          <table:table-cell office:value-type="float" office:value="0.837817" calcext:value-type="float">
            <text:p>0,837817</text:p>
          </table:table-cell>
          <table:table-cell/>
        </table:table-row>
        <table:table-row table:style-name="ro1">
          <table:table-cell office:value-type="float" office:value="0.837438" calcext:value-type="float">
            <text:p>0,837438</text:p>
          </table:table-cell>
          <table:table-cell/>
        </table:table-row>
        <table:table-row table:style-name="ro1">
          <table:table-cell office:value-type="float" office:value="0.832836" calcext:value-type="float">
            <text:p>0,832836</text:p>
          </table:table-cell>
          <table:table-cell/>
        </table:table-row>
        <table:table-row table:style-name="ro1">
          <table:table-cell office:value-type="float" office:value="0.832496" calcext:value-type="float">
            <text:p>0,832496</text:p>
          </table:table-cell>
          <table:table-cell/>
        </table:table-row>
        <table:table-row table:style-name="ro1">
          <table:table-cell office:value-type="float" office:value="0.832445" calcext:value-type="float">
            <text:p>0,832445</text:p>
          </table:table-cell>
          <table:table-cell/>
        </table:table-row>
        <table:table-row table:style-name="ro1">
          <table:table-cell office:value-type="float" office:value="0.831183" calcext:value-type="float">
            <text:p>0,831183</text:p>
          </table:table-cell>
          <table:table-cell/>
        </table:table-row>
        <table:table-row table:style-name="ro1">
          <table:table-cell office:value-type="float" office:value="0.830256" calcext:value-type="float">
            <text:p>0,830256</text:p>
          </table:table-cell>
          <table:table-cell/>
        </table:table-row>
        <table:table-row table:style-name="ro1">
          <table:table-cell office:value-type="float" office:value="0.830212" calcext:value-type="float">
            <text:p>0,830212</text:p>
          </table:table-cell>
          <table:table-cell/>
        </table:table-row>
        <table:table-row table:style-name="ro1">
          <table:table-cell office:value-type="float" office:value="0.828453" calcext:value-type="float">
            <text:p>0,828453</text:p>
          </table:table-cell>
          <table:table-cell/>
        </table:table-row>
        <table:table-row table:style-name="ro1">
          <table:table-cell office:value-type="float" office:value="0.827475" calcext:value-type="float">
            <text:p>0,827475</text:p>
          </table:table-cell>
          <table:table-cell/>
        </table:table-row>
        <table:table-row table:style-name="ro1">
          <table:table-cell office:value-type="float" office:value="0.819825" calcext:value-type="float">
            <text:p>0,819825</text:p>
          </table:table-cell>
          <table:table-cell/>
        </table:table-row>
        <table:table-row table:style-name="ro1">
          <table:table-cell office:value-type="float" office:value="0.81843" calcext:value-type="float">
            <text:p>0,81843</text:p>
          </table:table-cell>
          <table:table-cell/>
        </table:table-row>
        <table:table-row table:style-name="ro1">
          <table:table-cell office:value-type="float" office:value="0.816793" calcext:value-type="float">
            <text:p>0,816793</text:p>
          </table:table-cell>
          <table:table-cell/>
        </table:table-row>
        <table:table-row table:style-name="ro1">
          <table:table-cell office:value-type="float" office:value="0.816011" calcext:value-type="float">
            <text:p>0,816011</text:p>
          </table:table-cell>
          <table:table-cell/>
        </table:table-row>
        <table:table-row table:style-name="ro1">
          <table:table-cell office:value-type="float" office:value="0.813324" calcext:value-type="float">
            <text:p>0,813324</text:p>
          </table:table-cell>
          <table:table-cell/>
        </table:table-row>
        <table:table-row table:style-name="ro1">
          <table:table-cell office:value-type="float" office:value="0.813258" calcext:value-type="float">
            <text:p>0,813258</text:p>
          </table:table-cell>
          <table:table-cell/>
        </table:table-row>
        <table:table-row table:style-name="ro1">
          <table:table-cell office:value-type="float" office:value="0.811075" calcext:value-type="float">
            <text:p>0,811075</text:p>
          </table:table-cell>
          <table:table-cell/>
        </table:table-row>
        <table:table-row table:style-name="ro1">
          <table:table-cell office:value-type="float" office:value="0.810778" calcext:value-type="float">
            <text:p>0,810778</text:p>
          </table:table-cell>
          <table:table-cell/>
        </table:table-row>
        <table:table-row table:style-name="ro1">
          <table:table-cell office:value-type="float" office:value="0.810299" calcext:value-type="float">
            <text:p>0,810299</text:p>
          </table:table-cell>
          <table:table-cell/>
        </table:table-row>
        <table:table-row table:style-name="ro1">
          <table:table-cell office:value-type="float" office:value="0.809733" calcext:value-type="float">
            <text:p>0,809733</text:p>
          </table:table-cell>
          <table:table-cell/>
        </table:table-row>
        <table:table-row table:style-name="ro1">
          <table:table-cell office:value-type="float" office:value="0.807581" calcext:value-type="float">
            <text:p>0,807581</text:p>
          </table:table-cell>
          <table:table-cell/>
        </table:table-row>
        <table:table-row table:style-name="ro1">
          <table:table-cell office:value-type="float" office:value="0.804603" calcext:value-type="float">
            <text:p>0,804603</text:p>
          </table:table-cell>
          <table:table-cell/>
        </table:table-row>
        <table:table-row table:style-name="ro1">
          <table:table-cell office:value-type="float" office:value="0.800481" calcext:value-type="float">
            <text:p>0,800481</text:p>
          </table:table-cell>
          <table:table-cell/>
        </table:table-row>
        <table:table-row table:style-name="ro1">
          <table:table-cell office:value-type="float" office:value="0.795892" calcext:value-type="float">
            <text:p>0,795892</text:p>
          </table:table-cell>
          <table:table-cell/>
        </table:table-row>
        <table:table-row table:style-name="ro1">
          <table:table-cell office:value-type="float" office:value="0.794912" calcext:value-type="float">
            <text:p>0,794912</text:p>
          </table:table-cell>
          <table:table-cell/>
        </table:table-row>
        <table:table-row table:style-name="ro1">
          <table:table-cell office:value-type="float" office:value="0.793497" calcext:value-type="float">
            <text:p>0,793497</text:p>
          </table:table-cell>
          <table:table-cell/>
        </table:table-row>
        <table:table-row table:style-name="ro1">
          <table:table-cell office:value-type="float" office:value="0.790064" calcext:value-type="float">
            <text:p>0,790064</text:p>
          </table:table-cell>
          <table:table-cell/>
        </table:table-row>
        <table:table-row table:style-name="ro1">
          <table:table-cell office:value-type="float" office:value="0.788268" calcext:value-type="float">
            <text:p>0,788268</text:p>
          </table:table-cell>
          <table:table-cell/>
        </table:table-row>
        <table:table-row table:style-name="ro1">
          <table:table-cell office:value-type="float" office:value="0.78059" calcext:value-type="float">
            <text:p>0,78059</text:p>
          </table:table-cell>
          <table:table-cell/>
        </table:table-row>
        <table:table-row table:style-name="ro1">
          <table:table-cell office:value-type="float" office:value="0.778042" calcext:value-type="float">
            <text:p>0,778042</text:p>
          </table:table-cell>
          <table:table-cell/>
        </table:table-row>
        <table:table-row table:style-name="ro1">
          <table:table-cell office:value-type="float" office:value="0.775158" calcext:value-type="float">
            <text:p>0,775158</text:p>
          </table:table-cell>
          <table:table-cell/>
        </table:table-row>
        <table:table-row table:style-name="ro1">
          <table:table-cell office:value-type="float" office:value="0.774799" calcext:value-type="float">
            <text:p>0,774799</text:p>
          </table:table-cell>
          <table:table-cell/>
        </table:table-row>
        <table:table-row table:style-name="ro1">
          <table:table-cell office:value-type="float" office:value="0.774669" calcext:value-type="float">
            <text:p>0,774669</text:p>
          </table:table-cell>
          <table:table-cell/>
        </table:table-row>
        <table:table-row table:style-name="ro1">
          <table:table-cell office:value-type="float" office:value="0.773276" calcext:value-type="float">
            <text:p>0,773276</text:p>
          </table:table-cell>
          <table:table-cell/>
        </table:table-row>
        <table:table-row table:style-name="ro1">
          <table:table-cell office:value-type="float" office:value="0.770519" calcext:value-type="float">
            <text:p>0,770519</text:p>
          </table:table-cell>
          <table:table-cell/>
        </table:table-row>
        <table:table-row table:style-name="ro1">
          <table:table-cell office:value-type="float" office:value="0.770393" calcext:value-type="float">
            <text:p>0,770393</text:p>
          </table:table-cell>
          <table:table-cell/>
        </table:table-row>
        <table:table-row table:style-name="ro1">
          <table:table-cell office:value-type="float" office:value="0.768403" calcext:value-type="float">
            <text:p>0,768403</text:p>
          </table:table-cell>
          <table:table-cell/>
        </table:table-row>
        <table:table-row table:style-name="ro1">
          <table:table-cell office:value-type="float" office:value="0.767118" calcext:value-type="float">
            <text:p>0,767118</text:p>
          </table:table-cell>
          <table:table-cell/>
        </table:table-row>
        <table:table-row table:style-name="ro1">
          <table:table-cell office:value-type="float" office:value="0.76201" calcext:value-type="float">
            <text:p>0,76201</text:p>
          </table:table-cell>
          <table:table-cell/>
        </table:table-row>
        <table:table-row table:style-name="ro1">
          <table:table-cell office:value-type="float" office:value="0.761652" calcext:value-type="float">
            <text:p>0,761652</text:p>
          </table:table-cell>
          <table:table-cell/>
        </table:table-row>
        <table:table-row table:style-name="ro1">
          <table:table-cell office:value-type="float" office:value="0.760548" calcext:value-type="float">
            <text:p>0,760548</text:p>
          </table:table-cell>
          <table:table-cell/>
        </table:table-row>
        <table:table-row table:style-name="ro1">
          <table:table-cell office:value-type="float" office:value="0.760408" calcext:value-type="float">
            <text:p>0,760408</text:p>
          </table:table-cell>
          <table:table-cell/>
        </table:table-row>
        <table:table-row table:style-name="ro1">
          <table:table-cell office:value-type="float" office:value="0.758464" calcext:value-type="float">
            <text:p>0,758464</text:p>
          </table:table-cell>
          <table:table-cell/>
        </table:table-row>
        <table:table-row table:style-name="ro1">
          <table:table-cell office:value-type="float" office:value="0.755312" calcext:value-type="float">
            <text:p>0,755312</text:p>
          </table:table-cell>
          <table:table-cell/>
        </table:table-row>
        <table:table-row table:style-name="ro1">
          <table:table-cell office:value-type="float" office:value="0.748499" calcext:value-type="float">
            <text:p>0,748499</text:p>
          </table:table-cell>
          <table:table-cell/>
        </table:table-row>
        <table:table-row table:style-name="ro1">
          <table:table-cell office:value-type="float" office:value="0.747552" calcext:value-type="float">
            <text:p>0,747552</text:p>
          </table:table-cell>
          <table:table-cell/>
        </table:table-row>
        <table:table-row table:style-name="ro1">
          <table:table-cell office:value-type="float" office:value="0.747309" calcext:value-type="float">
            <text:p>0,747309</text:p>
          </table:table-cell>
          <table:table-cell/>
        </table:table-row>
        <table:table-row table:style-name="ro1">
          <table:table-cell office:value-type="float" office:value="0.745962" calcext:value-type="float">
            <text:p>0,745962</text:p>
          </table:table-cell>
          <table:table-cell/>
        </table:table-row>
        <table:table-row table:style-name="ro1">
          <table:table-cell office:value-type="float" office:value="0.741406" calcext:value-type="float">
            <text:p>0,741406</text:p>
          </table:table-cell>
          <table:table-cell/>
        </table:table-row>
        <table:table-row table:style-name="ro1">
          <table:table-cell office:value-type="float" office:value="0.732456" calcext:value-type="float">
            <text:p>0,732456</text:p>
          </table:table-cell>
          <table:table-cell/>
        </table:table-row>
        <table:table-row table:style-name="ro1">
          <table:table-cell office:value-type="float" office:value="0.732264" calcext:value-type="float">
            <text:p>0,732264</text:p>
          </table:table-cell>
          <table:table-cell/>
        </table:table-row>
        <table:table-row table:style-name="ro1">
          <table:table-cell office:value-type="float" office:value="0.729912" calcext:value-type="float">
            <text:p>0,729912</text:p>
          </table:table-cell>
          <table:table-cell/>
        </table:table-row>
        <table:table-row table:style-name="ro1">
          <table:table-cell office:value-type="float" office:value="0.727301" calcext:value-type="float">
            <text:p>0,727301</text:p>
          </table:table-cell>
          <table:table-cell/>
        </table:table-row>
        <table:table-row table:style-name="ro1">
          <table:table-cell office:value-type="float" office:value="0.727014" calcext:value-type="float">
            <text:p>0,727014</text:p>
          </table:table-cell>
          <table:table-cell/>
        </table:table-row>
        <table:table-row table:style-name="ro1">
          <table:table-cell office:value-type="float" office:value="0.726615" calcext:value-type="float">
            <text:p>0,726615</text:p>
          </table:table-cell>
          <table:table-cell/>
        </table:table-row>
        <table:table-row table:style-name="ro1">
          <table:table-cell office:value-type="float" office:value="0.726158" calcext:value-type="float">
            <text:p>0,726158</text:p>
          </table:table-cell>
          <table:table-cell/>
        </table:table-row>
        <table:table-row table:style-name="ro1">
          <table:table-cell office:value-type="float" office:value="0.725461" calcext:value-type="float">
            <text:p>0,725461</text:p>
          </table:table-cell>
          <table:table-cell/>
        </table:table-row>
        <table:table-row table:style-name="ro1">
          <table:table-cell office:value-type="float" office:value="0.725174" calcext:value-type="float">
            <text:p>0,725174</text:p>
          </table:table-cell>
          <table:table-cell/>
        </table:table-row>
        <table:table-row table:style-name="ro1">
          <table:table-cell office:value-type="float" office:value="0.723609" calcext:value-type="float">
            <text:p>0,723609</text:p>
          </table:table-cell>
          <table:table-cell/>
        </table:table-row>
        <table:table-row table:style-name="ro1">
          <table:table-cell office:value-type="float" office:value="0.723314" calcext:value-type="float">
            <text:p>0,723314</text:p>
          </table:table-cell>
          <table:table-cell/>
        </table:table-row>
        <table:table-row table:style-name="ro1">
          <table:table-cell office:value-type="float" office:value="0.723055" calcext:value-type="float">
            <text:p>0,723055</text:p>
          </table:table-cell>
          <table:table-cell/>
        </table:table-row>
        <table:table-row table:style-name="ro1">
          <table:table-cell office:value-type="float" office:value="0.722479" calcext:value-type="float">
            <text:p>0,722479</text:p>
          </table:table-cell>
          <table:table-cell/>
        </table:table-row>
        <table:table-row table:style-name="ro1">
          <table:table-cell office:value-type="float" office:value="0.720305" calcext:value-type="float">
            <text:p>0,720305</text:p>
          </table:table-cell>
          <table:table-cell/>
        </table:table-row>
        <table:table-row table:style-name="ro1">
          <table:table-cell office:value-type="float" office:value="0.717944" calcext:value-type="float">
            <text:p>0,717944</text:p>
          </table:table-cell>
          <table:table-cell/>
        </table:table-row>
        <table:table-row table:style-name="ro1">
          <table:table-cell office:value-type="float" office:value="0.715715" calcext:value-type="float">
            <text:p>0,715715</text:p>
          </table:table-cell>
          <table:table-cell/>
        </table:table-row>
        <table:table-row table:style-name="ro1">
          <table:table-cell office:value-type="float" office:value="0.715118" calcext:value-type="float">
            <text:p>0,715118</text:p>
          </table:table-cell>
          <table:table-cell/>
        </table:table-row>
        <table:table-row table:style-name="ro1">
          <table:table-cell office:value-type="float" office:value="0.713616" calcext:value-type="float">
            <text:p>0,713616</text:p>
          </table:table-cell>
          <table:table-cell/>
        </table:table-row>
        <table:table-row table:style-name="ro1">
          <table:table-cell office:value-type="float" office:value="0.712852" calcext:value-type="float">
            <text:p>0,712852</text:p>
          </table:table-cell>
          <table:table-cell/>
        </table:table-row>
        <table:table-row table:style-name="ro1">
          <table:table-cell office:value-type="float" office:value="0.711557" calcext:value-type="float">
            <text:p>0,711557</text:p>
          </table:table-cell>
          <table:table-cell/>
        </table:table-row>
        <table:table-row table:style-name="ro1">
          <table:table-cell office:value-type="float" office:value="0.711054" calcext:value-type="float">
            <text:p>0,711054</text:p>
          </table:table-cell>
          <table:table-cell/>
        </table:table-row>
        <table:table-row table:style-name="ro1">
          <table:table-cell office:value-type="float" office:value="0.710188" calcext:value-type="float">
            <text:p>0,710188</text:p>
          </table:table-cell>
          <table:table-cell/>
        </table:table-row>
        <table:table-row table:style-name="ro1">
          <table:table-cell office:value-type="float" office:value="0.709886" calcext:value-type="float">
            <text:p>0,709886</text:p>
          </table:table-cell>
          <table:table-cell/>
        </table:table-row>
        <table:table-row table:style-name="ro1">
          <table:table-cell office:value-type="float" office:value="0.708913" calcext:value-type="float">
            <text:p>0,708913</text:p>
          </table:table-cell>
          <table:table-cell/>
        </table:table-row>
        <table:table-row table:style-name="ro1">
          <table:table-cell office:value-type="float" office:value="0.697326" calcext:value-type="float">
            <text:p>0,697326</text:p>
          </table:table-cell>
          <table:table-cell/>
        </table:table-row>
        <table:table-row table:style-name="ro1">
          <table:table-cell office:value-type="float" office:value="0.697195" calcext:value-type="float">
            <text:p>0,697195</text:p>
          </table:table-cell>
          <table:table-cell/>
        </table:table-row>
        <table:table-row table:style-name="ro1">
          <table:table-cell office:value-type="float" office:value="0.696488" calcext:value-type="float">
            <text:p>0,696488</text:p>
          </table:table-cell>
          <table:table-cell/>
        </table:table-row>
        <table:table-row table:style-name="ro1">
          <table:table-cell office:value-type="float" office:value="0.693147" calcext:value-type="float">
            <text:p>0,693147</text:p>
          </table:table-cell>
          <table:table-cell/>
        </table:table-row>
        <table:table-row table:style-name="ro1">
          <table:table-cell office:value-type="float" office:value="0.691039" calcext:value-type="float">
            <text:p>0,691039</text:p>
          </table:table-cell>
          <table:table-cell/>
        </table:table-row>
        <table:table-row table:style-name="ro1">
          <table:table-cell office:value-type="float" office:value="0.6863" calcext:value-type="float">
            <text:p>0,6863</text:p>
          </table:table-cell>
          <table:table-cell/>
        </table:table-row>
        <table:table-row table:style-name="ro1">
          <table:table-cell office:value-type="float" office:value="0.683388" calcext:value-type="float">
            <text:p>0,683388</text:p>
          </table:table-cell>
          <table:table-cell/>
        </table:table-row>
        <table:table-row table:style-name="ro1">
          <table:table-cell office:value-type="float" office:value="0.682767" calcext:value-type="float">
            <text:p>0,682767</text:p>
          </table:table-cell>
          <table:table-cell/>
        </table:table-row>
        <table:table-row table:style-name="ro1">
          <table:table-cell office:value-type="float" office:value="0.67965" calcext:value-type="float">
            <text:p>0,67965</text:p>
          </table:table-cell>
          <table:table-cell/>
        </table:table-row>
        <table:table-row table:style-name="ro1">
          <table:table-cell office:value-type="float" office:value="0.677972" calcext:value-type="float">
            <text:p>0,677972</text:p>
          </table:table-cell>
          <table:table-cell/>
        </table:table-row>
        <table:table-row table:style-name="ro1">
          <table:table-cell office:value-type="float" office:value="0.675422" calcext:value-type="float">
            <text:p>0,675422</text:p>
          </table:table-cell>
          <table:table-cell/>
        </table:table-row>
        <table:table-row table:style-name="ro1">
          <table:table-cell office:value-type="float" office:value="0.6727" calcext:value-type="float">
            <text:p>0,6727</text:p>
          </table:table-cell>
          <table:table-cell/>
        </table:table-row>
        <table:table-row table:style-name="ro1">
          <table:table-cell office:value-type="float" office:value="0.666539" calcext:value-type="float">
            <text:p>0,666539</text:p>
          </table:table-cell>
          <table:table-cell/>
        </table:table-row>
        <table:table-row table:style-name="ro1">
          <table:table-cell office:value-type="float" office:value="0.666491" calcext:value-type="float">
            <text:p>0,666491</text:p>
          </table:table-cell>
          <table:table-cell/>
        </table:table-row>
        <table:table-row table:style-name="ro1">
          <table:table-cell office:value-type="float" office:value="0.666044" calcext:value-type="float">
            <text:p>0,666044</text:p>
          </table:table-cell>
          <table:table-cell/>
        </table:table-row>
        <table:table-row table:style-name="ro1">
          <table:table-cell office:value-type="float" office:value="0.66509" calcext:value-type="float">
            <text:p>0,66509</text:p>
          </table:table-cell>
          <table:table-cell/>
        </table:table-row>
        <table:table-row table:style-name="ro1">
          <table:table-cell office:value-type="float" office:value="0.66323" calcext:value-type="float">
            <text:p>0,66323</text:p>
          </table:table-cell>
          <table:table-cell/>
        </table:table-row>
        <table:table-row table:style-name="ro1">
          <table:table-cell office:value-type="float" office:value="0.662668" calcext:value-type="float">
            <text:p>0,662668</text:p>
          </table:table-cell>
          <table:table-cell/>
        </table:table-row>
        <table:table-row table:style-name="ro1">
          <table:table-cell office:value-type="float" office:value="0.661576" calcext:value-type="float">
            <text:p>0,661576</text:p>
          </table:table-cell>
          <table:table-cell/>
        </table:table-row>
        <table:table-row table:style-name="ro1">
          <table:table-cell office:value-type="float" office:value="0.661498" calcext:value-type="float">
            <text:p>0,661498</text:p>
          </table:table-cell>
          <table:table-cell/>
        </table:table-row>
        <table:table-row table:style-name="ro1">
          <table:table-cell office:value-type="float" office:value="0.661364" calcext:value-type="float">
            <text:p>0,661364</text:p>
          </table:table-cell>
          <table:table-cell/>
        </table:table-row>
        <table:table-row table:style-name="ro1">
          <table:table-cell office:value-type="float" office:value="0.659846" calcext:value-type="float">
            <text:p>0,659846</text:p>
          </table:table-cell>
          <table:table-cell/>
        </table:table-row>
        <table:table-row table:style-name="ro1">
          <table:table-cell office:value-type="float" office:value="0.658419" calcext:value-type="float">
            <text:p>0,658419</text:p>
          </table:table-cell>
          <table:table-cell/>
        </table:table-row>
        <table:table-row table:style-name="ro1">
          <table:table-cell office:value-type="float" office:value="0.657127" calcext:value-type="float">
            <text:p>0,657127</text:p>
          </table:table-cell>
          <table:table-cell/>
        </table:table-row>
        <table:table-row table:style-name="ro1">
          <table:table-cell office:value-type="float" office:value="0.655721" calcext:value-type="float">
            <text:p>0,655721</text:p>
          </table:table-cell>
          <table:table-cell/>
        </table:table-row>
        <table:table-row table:style-name="ro1">
          <table:table-cell office:value-type="float" office:value="0.65401" calcext:value-type="float">
            <text:p>0,65401</text:p>
          </table:table-cell>
          <table:table-cell/>
        </table:table-row>
        <table:table-row table:style-name="ro1">
          <table:table-cell office:value-type="float" office:value="0.653705" calcext:value-type="float">
            <text:p>0,653705</text:p>
          </table:table-cell>
          <table:table-cell/>
        </table:table-row>
        <table:table-row table:style-name="ro1">
          <table:table-cell office:value-type="float" office:value="0.652182" calcext:value-type="float">
            <text:p>0,652182</text:p>
          </table:table-cell>
          <table:table-cell/>
        </table:table-row>
        <table:table-row table:style-name="ro1">
          <table:table-cell office:value-type="float" office:value="0.650951" calcext:value-type="float">
            <text:p>0,650951</text:p>
          </table:table-cell>
          <table:table-cell/>
        </table:table-row>
        <table:table-row table:style-name="ro1">
          <table:table-cell office:value-type="float" office:value="0.649228" calcext:value-type="float">
            <text:p>0,649228</text:p>
          </table:table-cell>
          <table:table-cell/>
        </table:table-row>
        <table:table-row table:style-name="ro1">
          <table:table-cell office:value-type="float" office:value="0.642614" calcext:value-type="float">
            <text:p>0,642614</text:p>
          </table:table-cell>
          <table:table-cell/>
        </table:table-row>
        <table:table-row table:style-name="ro1">
          <table:table-cell office:value-type="float" office:value="0.640639" calcext:value-type="float">
            <text:p>0,640639</text:p>
          </table:table-cell>
          <table:table-cell/>
        </table:table-row>
        <table:table-row table:style-name="ro1">
          <table:table-cell office:value-type="float" office:value="0.640602" calcext:value-type="float">
            <text:p>0,640602</text:p>
          </table:table-cell>
          <table:table-cell/>
        </table:table-row>
        <table:table-row table:style-name="ro1">
          <table:table-cell office:value-type="float" office:value="0.640413" calcext:value-type="float">
            <text:p>0,640413</text:p>
          </table:table-cell>
          <table:table-cell/>
        </table:table-row>
        <table:table-row table:style-name="ro1">
          <table:table-cell office:value-type="float" office:value="0.639554" calcext:value-type="float">
            <text:p>0,639554</text:p>
          </table:table-cell>
          <table:table-cell/>
        </table:table-row>
        <table:table-row table:style-name="ro1">
          <table:table-cell office:value-type="float" office:value="0.639209" calcext:value-type="float">
            <text:p>0,639209</text:p>
          </table:table-cell>
          <table:table-cell/>
        </table:table-row>
        <table:table-row table:style-name="ro1">
          <table:table-cell office:value-type="float" office:value="0.632027" calcext:value-type="float">
            <text:p>0,632027</text:p>
          </table:table-cell>
          <table:table-cell/>
        </table:table-row>
        <table:table-row table:style-name="ro1">
          <table:table-cell office:value-type="float" office:value="0.631406" calcext:value-type="float">
            <text:p>0,631406</text:p>
          </table:table-cell>
          <table:table-cell/>
        </table:table-row>
        <table:table-row table:style-name="ro1">
          <table:table-cell office:value-type="float" office:value="0.629991" calcext:value-type="float">
            <text:p>0,629991</text:p>
          </table:table-cell>
          <table:table-cell/>
        </table:table-row>
        <table:table-row table:style-name="ro1">
          <table:table-cell office:value-type="float" office:value="0.629986" calcext:value-type="float">
            <text:p>0,629986</text:p>
          </table:table-cell>
          <table:table-cell/>
        </table:table-row>
        <table:table-row table:style-name="ro1">
          <table:table-cell office:value-type="float" office:value="0.629009" calcext:value-type="float">
            <text:p>0,629009</text:p>
          </table:table-cell>
          <table:table-cell/>
        </table:table-row>
        <table:table-row table:style-name="ro1">
          <table:table-cell office:value-type="float" office:value="0.625742" calcext:value-type="float">
            <text:p>0,625742</text:p>
          </table:table-cell>
          <table:table-cell/>
        </table:table-row>
        <table:table-row table:style-name="ro1">
          <table:table-cell office:value-type="float" office:value="0.624084" calcext:value-type="float">
            <text:p>0,624084</text:p>
          </table:table-cell>
          <table:table-cell/>
        </table:table-row>
        <table:table-row table:style-name="ro1">
          <table:table-cell office:value-type="float" office:value="0.622258" calcext:value-type="float">
            <text:p>0,622258</text:p>
          </table:table-cell>
          <table:table-cell/>
        </table:table-row>
        <table:table-row table:style-name="ro1">
          <table:table-cell office:value-type="float" office:value="0.621467" calcext:value-type="float">
            <text:p>0,621467</text:p>
          </table:table-cell>
          <table:table-cell/>
        </table:table-row>
        <table:table-row table:style-name="ro1">
          <table:table-cell office:value-type="float" office:value="0.620985" calcext:value-type="float">
            <text:p>0,620985</text:p>
          </table:table-cell>
          <table:table-cell/>
        </table:table-row>
        <table:table-row table:style-name="ro1">
          <table:table-cell office:value-type="float" office:value="0.618598" calcext:value-type="float">
            <text:p>0,618598</text:p>
          </table:table-cell>
          <table:table-cell/>
        </table:table-row>
        <table:table-row table:style-name="ro1">
          <table:table-cell office:value-type="float" office:value="0.616092" calcext:value-type="float">
            <text:p>0,616092</text:p>
          </table:table-cell>
          <table:table-cell/>
        </table:table-row>
        <table:table-row table:style-name="ro1">
          <table:table-cell office:value-type="float" office:value="0.612408" calcext:value-type="float">
            <text:p>0,612408</text:p>
          </table:table-cell>
          <table:table-cell/>
        </table:table-row>
        <table:table-row table:style-name="ro1">
          <table:table-cell office:value-type="float" office:value="0.61085" calcext:value-type="float">
            <text:p>0,61085</text:p>
          </table:table-cell>
          <table:table-cell/>
        </table:table-row>
        <table:table-row table:style-name="ro1">
          <table:table-cell office:value-type="float" office:value="0.610823" calcext:value-type="float">
            <text:p>0,610823</text:p>
          </table:table-cell>
          <table:table-cell/>
        </table:table-row>
        <table:table-row table:style-name="ro1">
          <table:table-cell office:value-type="float" office:value="0.610385" calcext:value-type="float">
            <text:p>0,610385</text:p>
          </table:table-cell>
          <table:table-cell/>
        </table:table-row>
        <table:table-row table:style-name="ro1">
          <table:table-cell office:value-type="float" office:value="0.605397" calcext:value-type="float">
            <text:p>0,605397</text:p>
          </table:table-cell>
          <table:table-cell/>
        </table:table-row>
        <table:table-row table:style-name="ro1">
          <table:table-cell office:value-type="float" office:value="0.600246" calcext:value-type="float">
            <text:p>0,600246</text:p>
          </table:table-cell>
          <table:table-cell/>
        </table:table-row>
        <table:table-row table:style-name="ro1">
          <table:table-cell office:value-type="float" office:value="0.5968" calcext:value-type="float">
            <text:p>0,5968</text:p>
          </table:table-cell>
          <table:table-cell/>
        </table:table-row>
        <table:table-row table:style-name="ro1">
          <table:table-cell office:value-type="float" office:value="0.596352" calcext:value-type="float">
            <text:p>0,596352</text:p>
          </table:table-cell>
          <table:table-cell/>
        </table:table-row>
        <table:table-row table:style-name="ro1">
          <table:table-cell office:value-type="float" office:value="0.596027" calcext:value-type="float">
            <text:p>0,596027</text:p>
          </table:table-cell>
          <table:table-cell/>
        </table:table-row>
        <table:table-row table:style-name="ro1">
          <table:table-cell office:value-type="float" office:value="0.595595" calcext:value-type="float">
            <text:p>0,595595</text:p>
          </table:table-cell>
          <table:table-cell/>
        </table:table-row>
        <table:table-row table:style-name="ro1">
          <table:table-cell office:value-type="float" office:value="0.595448" calcext:value-type="float">
            <text:p>0,595448</text:p>
          </table:table-cell>
          <table:table-cell/>
        </table:table-row>
        <table:table-row table:style-name="ro1">
          <table:table-cell office:value-type="float" office:value="0.595447" calcext:value-type="float">
            <text:p>0,595447</text:p>
          </table:table-cell>
          <table:table-cell/>
        </table:table-row>
        <table:table-row table:style-name="ro1">
          <table:table-cell office:value-type="float" office:value="0.589506" calcext:value-type="float">
            <text:p>0,589506</text:p>
          </table:table-cell>
          <table:table-cell/>
        </table:table-row>
        <table:table-row table:style-name="ro1">
          <table:table-cell office:value-type="float" office:value="0.589293" calcext:value-type="float">
            <text:p>0,589293</text:p>
          </table:table-cell>
          <table:table-cell/>
        </table:table-row>
        <table:table-row table:style-name="ro1">
          <table:table-cell office:value-type="float" office:value="0.583644" calcext:value-type="float">
            <text:p>0,583644</text:p>
          </table:table-cell>
          <table:table-cell/>
        </table:table-row>
        <table:table-row table:style-name="ro1">
          <table:table-cell office:value-type="float" office:value="0.583207" calcext:value-type="float">
            <text:p>0,583207</text:p>
          </table:table-cell>
          <table:table-cell/>
        </table:table-row>
        <table:table-row table:style-name="ro1">
          <table:table-cell office:value-type="float" office:value="0.577779" calcext:value-type="float">
            <text:p>0,577779</text:p>
          </table:table-cell>
          <table:table-cell/>
        </table:table-row>
        <table:table-row table:style-name="ro1">
          <table:table-cell office:value-type="float" office:value="0.575138" calcext:value-type="float">
            <text:p>0,575138</text:p>
          </table:table-cell>
          <table:table-cell/>
        </table:table-row>
        <table:table-row table:style-name="ro1">
          <table:table-cell office:value-type="float" office:value="0.5708" calcext:value-type="float">
            <text:p>0,5708</text:p>
          </table:table-cell>
          <table:table-cell/>
        </table:table-row>
        <table:table-row table:style-name="ro1">
          <table:table-cell office:value-type="float" office:value="0.567078" calcext:value-type="float">
            <text:p>0,567078</text:p>
          </table:table-cell>
          <table:table-cell/>
        </table:table-row>
        <table:table-row table:style-name="ro1">
          <table:table-cell office:value-type="float" office:value="0.564493" calcext:value-type="float">
            <text:p>0,564493</text:p>
          </table:table-cell>
          <table:table-cell/>
        </table:table-row>
        <table:table-row table:style-name="ro1">
          <table:table-cell office:value-type="float" office:value="0.563918" calcext:value-type="float">
            <text:p>0,563918</text:p>
          </table:table-cell>
          <table:table-cell/>
        </table:table-row>
        <table:table-row table:style-name="ro1">
          <table:table-cell office:value-type="float" office:value="0.563657" calcext:value-type="float">
            <text:p>0,563657</text:p>
          </table:table-cell>
          <table:table-cell/>
        </table:table-row>
        <table:table-row table:style-name="ro1">
          <table:table-cell office:value-type="float" office:value="0.560163" calcext:value-type="float">
            <text:p>0,560163</text:p>
          </table:table-cell>
          <table:table-cell/>
        </table:table-row>
        <table:table-row table:style-name="ro1">
          <table:table-cell office:value-type="float" office:value="0.560088" calcext:value-type="float">
            <text:p>0,560088</text:p>
          </table:table-cell>
          <table:table-cell/>
        </table:table-row>
        <table:table-row table:style-name="ro1">
          <table:table-cell office:value-type="float" office:value="0.559995" calcext:value-type="float">
            <text:p>0,559995</text:p>
          </table:table-cell>
          <table:table-cell/>
        </table:table-row>
        <table:table-row table:style-name="ro1">
          <table:table-cell office:value-type="float" office:value="0.559144" calcext:value-type="float">
            <text:p>0,559144</text:p>
          </table:table-cell>
          <table:table-cell/>
        </table:table-row>
        <table:table-row table:style-name="ro1">
          <table:table-cell office:value-type="float" office:value="0.556198" calcext:value-type="float">
            <text:p>0,556198</text:p>
          </table:table-cell>
          <table:table-cell/>
        </table:table-row>
        <table:table-row table:style-name="ro1">
          <table:table-cell office:value-type="float" office:value="0.555804" calcext:value-type="float">
            <text:p>0,555804</text:p>
          </table:table-cell>
          <table:table-cell/>
        </table:table-row>
        <table:table-row table:style-name="ro1">
          <table:table-cell office:value-type="float" office:value="0.555135" calcext:value-type="float">
            <text:p>0,555135</text:p>
          </table:table-cell>
          <table:table-cell/>
        </table:table-row>
        <table:table-row table:style-name="ro1">
          <table:table-cell office:value-type="float" office:value="0.553997" calcext:value-type="float">
            <text:p>0,553997</text:p>
          </table:table-cell>
          <table:table-cell/>
        </table:table-row>
        <table:table-row table:style-name="ro1">
          <table:table-cell office:value-type="float" office:value="0.55286" calcext:value-type="float">
            <text:p>0,55286</text:p>
          </table:table-cell>
          <table:table-cell/>
        </table:table-row>
        <table:table-row table:style-name="ro1">
          <table:table-cell office:value-type="float" office:value="0.552394" calcext:value-type="float">
            <text:p>0,552394</text:p>
          </table:table-cell>
          <table:table-cell/>
        </table:table-row>
        <table:table-row table:style-name="ro1">
          <table:table-cell office:value-type="float" office:value="0.547519" calcext:value-type="float">
            <text:p>0,547519</text:p>
          </table:table-cell>
          <table:table-cell/>
        </table:table-row>
        <table:table-row table:style-name="ro1">
          <table:table-cell office:value-type="float" office:value="0.546228" calcext:value-type="float">
            <text:p>0,546228</text:p>
          </table:table-cell>
          <table:table-cell/>
        </table:table-row>
        <table:table-row table:style-name="ro1">
          <table:table-cell office:value-type="float" office:value="0.544828" calcext:value-type="float">
            <text:p>0,544828</text:p>
          </table:table-cell>
          <table:table-cell/>
        </table:table-row>
        <table:table-row table:style-name="ro1">
          <table:table-cell office:value-type="float" office:value="0.543662" calcext:value-type="float">
            <text:p>0,543662</text:p>
          </table:table-cell>
          <table:table-cell/>
        </table:table-row>
        <table:table-row table:style-name="ro1">
          <table:table-cell office:value-type="float" office:value="0.542463" calcext:value-type="float">
            <text:p>0,542463</text:p>
          </table:table-cell>
          <table:table-cell/>
        </table:table-row>
        <table:table-row table:style-name="ro1">
          <table:table-cell office:value-type="float" office:value="0.540567" calcext:value-type="float">
            <text:p>0,540567</text:p>
          </table:table-cell>
          <table:table-cell/>
        </table:table-row>
        <table:table-row table:style-name="ro1">
          <table:table-cell office:value-type="float" office:value="0.540249" calcext:value-type="float">
            <text:p>0,540249</text:p>
          </table:table-cell>
          <table:table-cell/>
        </table:table-row>
        <table:table-row table:style-name="ro1">
          <table:table-cell office:value-type="float" office:value="0.538095" calcext:value-type="float">
            <text:p>0,538095</text:p>
          </table:table-cell>
          <table:table-cell/>
        </table:table-row>
        <table:table-row table:style-name="ro1">
          <table:table-cell office:value-type="float" office:value="0.536068" calcext:value-type="float">
            <text:p>0,536068</text:p>
          </table:table-cell>
          <table:table-cell/>
        </table:table-row>
        <table:table-row table:style-name="ro1">
          <table:table-cell office:value-type="float" office:value="0.535068" calcext:value-type="float">
            <text:p>0,535068</text:p>
          </table:table-cell>
          <table:table-cell/>
        </table:table-row>
        <table:table-row table:style-name="ro1">
          <table:table-cell office:value-type="float" office:value="0.53414" calcext:value-type="float">
            <text:p>0,53414</text:p>
          </table:table-cell>
          <table:table-cell/>
        </table:table-row>
        <table:table-row table:style-name="ro1">
          <table:table-cell office:value-type="float" office:value="0.52874" calcext:value-type="float">
            <text:p>0,52874</text:p>
          </table:table-cell>
          <table:table-cell/>
        </table:table-row>
        <table:table-row table:style-name="ro1">
          <table:table-cell office:value-type="float" office:value="0.527298" calcext:value-type="float">
            <text:p>0,527298</text:p>
          </table:table-cell>
          <table:table-cell/>
        </table:table-row>
        <table:table-row table:style-name="ro1">
          <table:table-cell office:value-type="float" office:value="0.525382" calcext:value-type="float">
            <text:p>0,525382</text:p>
          </table:table-cell>
          <table:table-cell/>
        </table:table-row>
        <table:table-row table:style-name="ro1">
          <table:table-cell office:value-type="float" office:value="0.525141" calcext:value-type="float">
            <text:p>0,525141</text:p>
          </table:table-cell>
          <table:table-cell/>
        </table:table-row>
        <table:table-row table:style-name="ro1">
          <table:table-cell office:value-type="float" office:value="0.522652" calcext:value-type="float">
            <text:p>0,522652</text:p>
          </table:table-cell>
          <table:table-cell/>
        </table:table-row>
        <table:table-row table:style-name="ro1">
          <table:table-cell office:value-type="float" office:value="0.521843" calcext:value-type="float">
            <text:p>0,521843</text:p>
          </table:table-cell>
          <table:table-cell/>
        </table:table-row>
        <table:table-row table:style-name="ro1">
          <table:table-cell office:value-type="float" office:value="0.520871" calcext:value-type="float">
            <text:p>0,520871</text:p>
          </table:table-cell>
          <table:table-cell/>
        </table:table-row>
        <table:table-row table:style-name="ro1">
          <table:table-cell office:value-type="float" office:value="0.519917" calcext:value-type="float">
            <text:p>0,519917</text:p>
          </table:table-cell>
          <table:table-cell/>
        </table:table-row>
        <table:table-row table:style-name="ro1">
          <table:table-cell office:value-type="float" office:value="0.519553" calcext:value-type="float">
            <text:p>0,519553</text:p>
          </table:table-cell>
          <table:table-cell/>
        </table:table-row>
        <table:table-row table:style-name="ro1">
          <table:table-cell office:value-type="float" office:value="0.513549" calcext:value-type="float">
            <text:p>0,513549</text:p>
          </table:table-cell>
          <table:table-cell/>
        </table:table-row>
        <table:table-row table:style-name="ro1">
          <table:table-cell office:value-type="float" office:value="0.508017" calcext:value-type="float">
            <text:p>0,508017</text:p>
          </table:table-cell>
          <table:table-cell/>
        </table:table-row>
        <table:table-row table:style-name="ro1">
          <table:table-cell office:value-type="float" office:value="0.506395" calcext:value-type="float">
            <text:p>0,506395</text:p>
          </table:table-cell>
          <table:table-cell/>
        </table:table-row>
        <table:table-row table:style-name="ro1">
          <table:table-cell office:value-type="float" office:value="0.502927" calcext:value-type="float">
            <text:p>0,502927</text:p>
          </table:table-cell>
          <table:table-cell/>
        </table:table-row>
        <table:table-row table:style-name="ro1">
          <table:table-cell office:value-type="float" office:value="0.50263" calcext:value-type="float">
            <text:p>0,50263</text:p>
          </table:table-cell>
          <table:table-cell/>
        </table:table-row>
        <table:table-row table:style-name="ro1">
          <table:table-cell office:value-type="float" office:value="0.501126" calcext:value-type="float">
            <text:p>0,501126</text:p>
          </table:table-cell>
          <table:table-cell/>
        </table:table-row>
        <table:table-row table:style-name="ro1">
          <table:table-cell office:value-type="float" office:value="0.499007" calcext:value-type="float">
            <text:p>0,499007</text:p>
          </table:table-cell>
          <table:table-cell/>
        </table:table-row>
        <table:table-row table:style-name="ro1">
          <table:table-cell office:value-type="float" office:value="0.498622" calcext:value-type="float">
            <text:p>0,498622</text:p>
          </table:table-cell>
          <table:table-cell/>
        </table:table-row>
        <table:table-row table:style-name="ro1">
          <table:table-cell office:value-type="float" office:value="0.496152" calcext:value-type="float">
            <text:p>0,496152</text:p>
          </table:table-cell>
          <table:table-cell/>
        </table:table-row>
        <table:table-row table:style-name="ro1">
          <table:table-cell office:value-type="float" office:value="0.49584" calcext:value-type="float">
            <text:p>0,49584</text:p>
          </table:table-cell>
          <table:table-cell/>
        </table:table-row>
        <table:table-row table:style-name="ro1">
          <table:table-cell office:value-type="float" office:value="0.494208" calcext:value-type="float">
            <text:p>0,494208</text:p>
          </table:table-cell>
          <table:table-cell/>
        </table:table-row>
        <table:table-row table:style-name="ro1">
          <table:table-cell office:value-type="float" office:value="0.491482" calcext:value-type="float">
            <text:p>0,491482</text:p>
          </table:table-cell>
          <table:table-cell/>
        </table:table-row>
        <table:table-row table:style-name="ro1">
          <table:table-cell office:value-type="float" office:value="0.490108" calcext:value-type="float">
            <text:p>0,490108</text:p>
          </table:table-cell>
          <table:table-cell/>
        </table:table-row>
        <table:table-row table:style-name="ro1">
          <table:table-cell office:value-type="float" office:value="0.485757" calcext:value-type="float">
            <text:p>0,485757</text:p>
          </table:table-cell>
          <table:table-cell/>
        </table:table-row>
        <table:table-row table:style-name="ro1">
          <table:table-cell office:value-type="float" office:value="0.485552" calcext:value-type="float">
            <text:p>0,485552</text:p>
          </table:table-cell>
          <table:table-cell/>
        </table:table-row>
        <table:table-row table:style-name="ro1">
          <table:table-cell office:value-type="float" office:value="0.484556" calcext:value-type="float">
            <text:p>0,484556</text:p>
          </table:table-cell>
          <table:table-cell/>
        </table:table-row>
        <table:table-row table:style-name="ro1">
          <table:table-cell office:value-type="float" office:value="0.483795" calcext:value-type="float">
            <text:p>0,483795</text:p>
          </table:table-cell>
          <table:table-cell/>
        </table:table-row>
        <table:table-row table:style-name="ro1">
          <table:table-cell office:value-type="float" office:value="0.481848" calcext:value-type="float">
            <text:p>0,481848</text:p>
          </table:table-cell>
          <table:table-cell/>
        </table:table-row>
        <table:table-row table:style-name="ro1">
          <table:table-cell office:value-type="float" office:value="0.481747" calcext:value-type="float">
            <text:p>0,481747</text:p>
          </table:table-cell>
          <table:table-cell/>
        </table:table-row>
        <table:table-row table:style-name="ro1">
          <table:table-cell office:value-type="float" office:value="0.481393" calcext:value-type="float">
            <text:p>0,481393</text:p>
          </table:table-cell>
          <table:table-cell/>
        </table:table-row>
        <table:table-row table:style-name="ro1">
          <table:table-cell office:value-type="float" office:value="0.480857" calcext:value-type="float">
            <text:p>0,480857</text:p>
          </table:table-cell>
          <table:table-cell/>
        </table:table-row>
        <table:table-row table:style-name="ro1">
          <table:table-cell office:value-type="float" office:value="0.479819" calcext:value-type="float">
            <text:p>0,479819</text:p>
          </table:table-cell>
          <table:table-cell/>
        </table:table-row>
        <table:table-row table:style-name="ro1">
          <table:table-cell office:value-type="float" office:value="0.479309" calcext:value-type="float">
            <text:p>0,479309</text:p>
          </table:table-cell>
          <table:table-cell/>
        </table:table-row>
        <table:table-row table:style-name="ro1">
          <table:table-cell office:value-type="float" office:value="0.47913" calcext:value-type="float">
            <text:p>0,47913</text:p>
          </table:table-cell>
          <table:table-cell/>
        </table:table-row>
        <table:table-row table:style-name="ro1">
          <table:table-cell office:value-type="float" office:value="0.479009" calcext:value-type="float">
            <text:p>0,479009</text:p>
          </table:table-cell>
          <table:table-cell/>
        </table:table-row>
        <table:table-row table:style-name="ro1">
          <table:table-cell office:value-type="float" office:value="0.478823" calcext:value-type="float">
            <text:p>0,478823</text:p>
          </table:table-cell>
          <table:table-cell/>
        </table:table-row>
        <table:table-row table:style-name="ro1">
          <table:table-cell office:value-type="float" office:value="0.478398" calcext:value-type="float">
            <text:p>0,478398</text:p>
          </table:table-cell>
          <table:table-cell/>
        </table:table-row>
        <table:table-row table:style-name="ro1">
          <table:table-cell office:value-type="float" office:value="0.47557" calcext:value-type="float">
            <text:p>0,47557</text:p>
          </table:table-cell>
          <table:table-cell/>
        </table:table-row>
        <table:table-row table:style-name="ro1">
          <table:table-cell office:value-type="float" office:value="0.475444" calcext:value-type="float">
            <text:p>0,475444</text:p>
          </table:table-cell>
          <table:table-cell/>
        </table:table-row>
        <table:table-row table:style-name="ro1">
          <table:table-cell office:value-type="float" office:value="0.474493" calcext:value-type="float">
            <text:p>0,474493</text:p>
          </table:table-cell>
          <table:table-cell/>
        </table:table-row>
        <table:table-row table:style-name="ro1">
          <table:table-cell office:value-type="float" office:value="0.472861" calcext:value-type="float">
            <text:p>0,472861</text:p>
          </table:table-cell>
          <table:table-cell/>
        </table:table-row>
        <table:table-row table:style-name="ro1">
          <table:table-cell office:value-type="float" office:value="0.471671" calcext:value-type="float">
            <text:p>0,471671</text:p>
          </table:table-cell>
          <table:table-cell/>
        </table:table-row>
        <table:table-row table:style-name="ro1">
          <table:table-cell office:value-type="float" office:value="0.471514" calcext:value-type="float">
            <text:p>0,471514</text:p>
          </table:table-cell>
          <table:table-cell/>
        </table:table-row>
        <table:table-row table:style-name="ro1">
          <table:table-cell office:value-type="float" office:value="0.471445" calcext:value-type="float">
            <text:p>0,471445</text:p>
          </table:table-cell>
          <table:table-cell/>
        </table:table-row>
        <table:table-row table:style-name="ro1">
          <table:table-cell office:value-type="float" office:value="0.47139" calcext:value-type="float">
            <text:p>0,47139</text:p>
          </table:table-cell>
          <table:table-cell/>
        </table:table-row>
        <table:table-row table:style-name="ro1">
          <table:table-cell office:value-type="float" office:value="0.470798" calcext:value-type="float">
            <text:p>0,470798</text:p>
          </table:table-cell>
          <table:table-cell/>
        </table:table-row>
        <table:table-row table:style-name="ro1">
          <table:table-cell office:value-type="float" office:value="0.470689" calcext:value-type="float">
            <text:p>0,470689</text:p>
          </table:table-cell>
          <table:table-cell/>
        </table:table-row>
        <table:table-row table:style-name="ro1">
          <table:table-cell office:value-type="float" office:value="0.470412" calcext:value-type="float">
            <text:p>0,470412</text:p>
          </table:table-cell>
          <table:table-cell/>
        </table:table-row>
        <table:table-row table:style-name="ro1">
          <table:table-cell office:value-type="float" office:value="0.469204" calcext:value-type="float">
            <text:p>0,469204</text:p>
          </table:table-cell>
          <table:table-cell/>
        </table:table-row>
        <table:table-row table:style-name="ro1">
          <table:table-cell office:value-type="float" office:value="0.469134" calcext:value-type="float">
            <text:p>0,469134</text:p>
          </table:table-cell>
          <table:table-cell/>
        </table:table-row>
        <table:table-row table:style-name="ro1">
          <table:table-cell office:value-type="float" office:value="0.467329" calcext:value-type="float">
            <text:p>0,467329</text:p>
          </table:table-cell>
          <table:table-cell/>
        </table:table-row>
        <table:table-row table:style-name="ro1">
          <table:table-cell office:value-type="float" office:value="0.466321" calcext:value-type="float">
            <text:p>0,466321</text:p>
          </table:table-cell>
          <table:table-cell/>
        </table:table-row>
        <table:table-row table:style-name="ro1">
          <table:table-cell office:value-type="float" office:value="0.463917" calcext:value-type="float">
            <text:p>0,463917</text:p>
          </table:table-cell>
          <table:table-cell/>
        </table:table-row>
        <table:table-row table:style-name="ro1">
          <table:table-cell office:value-type="float" office:value="0.46373" calcext:value-type="float">
            <text:p>0,46373</text:p>
          </table:table-cell>
          <table:table-cell/>
        </table:table-row>
        <table:table-row table:style-name="ro1">
          <table:table-cell office:value-type="float" office:value="0.462678" calcext:value-type="float">
            <text:p>0,462678</text:p>
          </table:table-cell>
          <table:table-cell/>
        </table:table-row>
        <table:table-row table:style-name="ro1">
          <table:table-cell office:value-type="float" office:value="0.459359" calcext:value-type="float">
            <text:p>0,459359</text:p>
          </table:table-cell>
          <table:table-cell/>
        </table:table-row>
        <table:table-row table:style-name="ro1">
          <table:table-cell office:value-type="float" office:value="0.459038" calcext:value-type="float">
            <text:p>0,459038</text:p>
          </table:table-cell>
          <table:table-cell/>
        </table:table-row>
        <table:table-row table:style-name="ro1">
          <table:table-cell office:value-type="float" office:value="0.458704" calcext:value-type="float">
            <text:p>0,458704</text:p>
          </table:table-cell>
          <table:table-cell/>
        </table:table-row>
        <table:table-row table:style-name="ro1">
          <table:table-cell office:value-type="float" office:value="0.45261" calcext:value-type="float">
            <text:p>0,45261</text:p>
          </table:table-cell>
          <table:table-cell/>
        </table:table-row>
        <table:table-row table:style-name="ro1">
          <table:table-cell office:value-type="float" office:value="0.452177" calcext:value-type="float">
            <text:p>0,452177</text:p>
          </table:table-cell>
          <table:table-cell/>
        </table:table-row>
        <table:table-row table:style-name="ro1">
          <table:table-cell office:value-type="float" office:value="0.450482" calcext:value-type="float">
            <text:p>0,450482</text:p>
          </table:table-cell>
          <table:table-cell/>
        </table:table-row>
        <table:table-row table:style-name="ro1">
          <table:table-cell office:value-type="float" office:value="0.448629" calcext:value-type="float">
            <text:p>0,448629</text:p>
          </table:table-cell>
          <table:table-cell/>
        </table:table-row>
        <table:table-row table:style-name="ro1">
          <table:table-cell office:value-type="float" office:value="0.448498" calcext:value-type="float">
            <text:p>0,448498</text:p>
          </table:table-cell>
          <table:table-cell/>
        </table:table-row>
        <table:table-row table:style-name="ro1">
          <table:table-cell office:value-type="float" office:value="0.447261" calcext:value-type="float">
            <text:p>0,447261</text:p>
          </table:table-cell>
          <table:table-cell/>
        </table:table-row>
        <table:table-row table:style-name="ro1">
          <table:table-cell office:value-type="float" office:value="0.447235" calcext:value-type="float">
            <text:p>0,447235</text:p>
          </table:table-cell>
          <table:table-cell/>
        </table:table-row>
        <table:table-row table:style-name="ro1">
          <table:table-cell office:value-type="float" office:value="0.446883" calcext:value-type="float">
            <text:p>0,446883</text:p>
          </table:table-cell>
          <table:table-cell/>
        </table:table-row>
        <table:table-row table:style-name="ro1">
          <table:table-cell office:value-type="float" office:value="0.446775" calcext:value-type="float">
            <text:p>0,446775</text:p>
          </table:table-cell>
          <table:table-cell/>
        </table:table-row>
        <table:table-row table:style-name="ro1">
          <table:table-cell office:value-type="float" office:value="0.445937" calcext:value-type="float">
            <text:p>0,445937</text:p>
          </table:table-cell>
          <table:table-cell/>
        </table:table-row>
        <table:table-row table:style-name="ro1">
          <table:table-cell office:value-type="float" office:value="0.443993" calcext:value-type="float">
            <text:p>0,443993</text:p>
          </table:table-cell>
          <table:table-cell/>
        </table:table-row>
        <table:table-row table:style-name="ro1">
          <table:table-cell office:value-type="float" office:value="0.443255" calcext:value-type="float">
            <text:p>0,443255</text:p>
          </table:table-cell>
          <table:table-cell/>
        </table:table-row>
        <table:table-row table:style-name="ro1">
          <table:table-cell office:value-type="float" office:value="0.443128" calcext:value-type="float">
            <text:p>0,443128</text:p>
          </table:table-cell>
          <table:table-cell/>
        </table:table-row>
        <table:table-row table:style-name="ro1">
          <table:table-cell office:value-type="float" office:value="0.442324" calcext:value-type="float">
            <text:p>0,442324</text:p>
          </table:table-cell>
          <table:table-cell/>
        </table:table-row>
        <table:table-row table:style-name="ro1">
          <table:table-cell office:value-type="float" office:value="0.442032" calcext:value-type="float">
            <text:p>0,442032</text:p>
          </table:table-cell>
          <table:table-cell/>
        </table:table-row>
        <table:table-row table:style-name="ro1">
          <table:table-cell office:value-type="float" office:value="0.441293" calcext:value-type="float">
            <text:p>0,441293</text:p>
          </table:table-cell>
          <table:table-cell/>
        </table:table-row>
        <table:table-row table:style-name="ro1">
          <table:table-cell office:value-type="float" office:value="0.441225" calcext:value-type="float">
            <text:p>0,441225</text:p>
          </table:table-cell>
          <table:table-cell/>
        </table:table-row>
        <table:table-row table:style-name="ro1">
          <table:table-cell office:value-type="float" office:value="0.440677" calcext:value-type="float">
            <text:p>0,440677</text:p>
          </table:table-cell>
          <table:table-cell/>
        </table:table-row>
        <table:table-row table:style-name="ro1">
          <table:table-cell office:value-type="float" office:value="0.440212" calcext:value-type="float">
            <text:p>0,440212</text:p>
          </table:table-cell>
          <table:table-cell/>
        </table:table-row>
        <table:table-row table:style-name="ro1">
          <table:table-cell office:value-type="float" office:value="0.439916" calcext:value-type="float">
            <text:p>0,439916</text:p>
          </table:table-cell>
          <table:table-cell/>
        </table:table-row>
        <table:table-row table:style-name="ro1">
          <table:table-cell office:value-type="float" office:value="0.439089" calcext:value-type="float">
            <text:p>0,439089</text:p>
          </table:table-cell>
          <table:table-cell/>
        </table:table-row>
        <table:table-row table:style-name="ro1">
          <table:table-cell office:value-type="float" office:value="0.438649" calcext:value-type="float">
            <text:p>0,438649</text:p>
          </table:table-cell>
          <table:table-cell/>
        </table:table-row>
        <table:table-row table:style-name="ro1">
          <table:table-cell office:value-type="float" office:value="0.43856" calcext:value-type="float">
            <text:p>0,43856</text:p>
          </table:table-cell>
          <table:table-cell/>
        </table:table-row>
        <table:table-row table:style-name="ro1">
          <table:table-cell office:value-type="float" office:value="0.438259" calcext:value-type="float">
            <text:p>0,438259</text:p>
          </table:table-cell>
          <table:table-cell/>
        </table:table-row>
        <table:table-row table:style-name="ro1">
          <table:table-cell office:value-type="float" office:value="0.436989" calcext:value-type="float">
            <text:p>0,436989</text:p>
          </table:table-cell>
          <table:table-cell/>
        </table:table-row>
        <table:table-row table:style-name="ro1">
          <table:table-cell office:value-type="float" office:value="0.436134" calcext:value-type="float">
            <text:p>0,436134</text:p>
          </table:table-cell>
          <table:table-cell/>
        </table:table-row>
        <table:table-row table:style-name="ro1">
          <table:table-cell office:value-type="float" office:value="0.43499" calcext:value-type="float">
            <text:p>0,43499</text:p>
          </table:table-cell>
          <table:table-cell/>
        </table:table-row>
        <table:table-row table:style-name="ro1">
          <table:table-cell office:value-type="float" office:value="0.434366" calcext:value-type="float">
            <text:p>0,434366</text:p>
          </table:table-cell>
          <table:table-cell/>
        </table:table-row>
        <table:table-row table:style-name="ro1">
          <table:table-cell office:value-type="float" office:value="0.433721" calcext:value-type="float">
            <text:p>0,433721</text:p>
          </table:table-cell>
          <table:table-cell/>
        </table:table-row>
        <table:table-row table:style-name="ro1">
          <table:table-cell office:value-type="float" office:value="0.433184" calcext:value-type="float">
            <text:p>0,433184</text:p>
          </table:table-cell>
          <table:table-cell/>
        </table:table-row>
        <table:table-row table:style-name="ro1">
          <table:table-cell office:value-type="float" office:value="0.432509" calcext:value-type="float">
            <text:p>0,432509</text:p>
          </table:table-cell>
          <table:table-cell/>
        </table:table-row>
        <table:table-row table:style-name="ro1">
          <table:table-cell office:value-type="float" office:value="0.432249" calcext:value-type="float">
            <text:p>0,432249</text:p>
          </table:table-cell>
          <table:table-cell/>
        </table:table-row>
        <table:table-row table:style-name="ro1">
          <table:table-cell office:value-type="float" office:value="0.432248" calcext:value-type="float">
            <text:p>0,432248</text:p>
          </table:table-cell>
          <table:table-cell/>
        </table:table-row>
        <table:table-row table:style-name="ro1">
          <table:table-cell office:value-type="float" office:value="0.431632" calcext:value-type="float">
            <text:p>0,431632</text:p>
          </table:table-cell>
          <table:table-cell/>
        </table:table-row>
        <table:table-row table:style-name="ro1">
          <table:table-cell office:value-type="float" office:value="0.430794" calcext:value-type="float">
            <text:p>0,430794</text:p>
          </table:table-cell>
          <table:table-cell/>
        </table:table-row>
        <table:table-row table:style-name="ro1">
          <table:table-cell office:value-type="float" office:value="0.42894" calcext:value-type="float">
            <text:p>0,42894</text:p>
          </table:table-cell>
          <table:table-cell/>
        </table:table-row>
        <table:table-row table:style-name="ro1">
          <table:table-cell office:value-type="float" office:value="0.428344" calcext:value-type="float">
            <text:p>0,428344</text:p>
          </table:table-cell>
          <table:table-cell/>
        </table:table-row>
        <table:table-row table:style-name="ro1">
          <table:table-cell office:value-type="float" office:value="0.428316" calcext:value-type="float">
            <text:p>0,428316</text:p>
          </table:table-cell>
          <table:table-cell/>
        </table:table-row>
        <table:table-row table:style-name="ro1">
          <table:table-cell office:value-type="float" office:value="0.428167" calcext:value-type="float">
            <text:p>0,428167</text:p>
          </table:table-cell>
          <table:table-cell/>
        </table:table-row>
        <table:table-row table:style-name="ro1">
          <table:table-cell office:value-type="float" office:value="0.427537" calcext:value-type="float">
            <text:p>0,427537</text:p>
          </table:table-cell>
          <table:table-cell/>
        </table:table-row>
        <table:table-row table:style-name="ro1">
          <table:table-cell office:value-type="float" office:value="0.42518" calcext:value-type="float">
            <text:p>0,42518</text:p>
          </table:table-cell>
          <table:table-cell/>
        </table:table-row>
        <table:table-row table:style-name="ro1">
          <table:table-cell office:value-type="float" office:value="0.423922" calcext:value-type="float">
            <text:p>0,423922</text:p>
          </table:table-cell>
          <table:table-cell/>
        </table:table-row>
        <table:table-row table:style-name="ro1">
          <table:table-cell office:value-type="float" office:value="0.423768" calcext:value-type="float">
            <text:p>0,423768</text:p>
          </table:table-cell>
          <table:table-cell/>
        </table:table-row>
        <table:table-row table:style-name="ro1">
          <table:table-cell office:value-type="float" office:value="0.423502" calcext:value-type="float">
            <text:p>0,423502</text:p>
          </table:table-cell>
          <table:table-cell/>
        </table:table-row>
        <table:table-row table:style-name="ro1">
          <table:table-cell office:value-type="float" office:value="0.42303" calcext:value-type="float">
            <text:p>0,42303</text:p>
          </table:table-cell>
          <table:table-cell/>
        </table:table-row>
        <table:table-row table:style-name="ro1">
          <table:table-cell office:value-type="float" office:value="0.422364" calcext:value-type="float">
            <text:p>0,422364</text:p>
          </table:table-cell>
          <table:table-cell/>
        </table:table-row>
        <table:table-row table:style-name="ro1">
          <table:table-cell office:value-type="float" office:value="0.421557" calcext:value-type="float">
            <text:p>0,421557</text:p>
          </table:table-cell>
          <table:table-cell/>
        </table:table-row>
        <table:table-row table:style-name="ro1">
          <table:table-cell office:value-type="float" office:value="0.421073" calcext:value-type="float">
            <text:p>0,421073</text:p>
          </table:table-cell>
          <table:table-cell/>
        </table:table-row>
        <table:table-row table:style-name="ro1">
          <table:table-cell office:value-type="float" office:value="0.420911" calcext:value-type="float">
            <text:p>0,420911</text:p>
          </table:table-cell>
          <table:table-cell/>
        </table:table-row>
        <table:table-row table:style-name="ro1">
          <table:table-cell office:value-type="float" office:value="0.418997" calcext:value-type="float">
            <text:p>0,418997</text:p>
          </table:table-cell>
          <table:table-cell/>
        </table:table-row>
        <table:table-row table:style-name="ro1">
          <table:table-cell office:value-type="float" office:value="0.418311" calcext:value-type="float">
            <text:p>0,418311</text:p>
          </table:table-cell>
          <table:table-cell/>
        </table:table-row>
        <table:table-row table:style-name="ro1">
          <table:table-cell office:value-type="float" office:value="0.416571" calcext:value-type="float">
            <text:p>0,416571</text:p>
          </table:table-cell>
          <table:table-cell/>
        </table:table-row>
        <table:table-row table:style-name="ro1">
          <table:table-cell office:value-type="float" office:value="0.416517" calcext:value-type="float">
            <text:p>0,416517</text:p>
          </table:table-cell>
          <table:table-cell/>
        </table:table-row>
        <table:table-row table:style-name="ro1">
          <table:table-cell office:value-type="float" office:value="0.415947" calcext:value-type="float">
            <text:p>0,415947</text:p>
          </table:table-cell>
          <table:table-cell/>
        </table:table-row>
        <table:table-row table:style-name="ro1">
          <table:table-cell office:value-type="float" office:value="0.414792" calcext:value-type="float">
            <text:p>0,414792</text:p>
          </table:table-cell>
          <table:table-cell/>
        </table:table-row>
        <table:table-row table:style-name="ro1">
          <table:table-cell office:value-type="float" office:value="0.414697" calcext:value-type="float">
            <text:p>0,414697</text:p>
          </table:table-cell>
          <table:table-cell/>
        </table:table-row>
        <table:table-row table:style-name="ro1">
          <table:table-cell office:value-type="float" office:value="0.414284" calcext:value-type="float">
            <text:p>0,414284</text:p>
          </table:table-cell>
          <table:table-cell/>
        </table:table-row>
        <table:table-row table:style-name="ro1">
          <table:table-cell office:value-type="float" office:value="0.413971" calcext:value-type="float">
            <text:p>0,413971</text:p>
          </table:table-cell>
          <table:table-cell/>
        </table:table-row>
        <table:table-row table:style-name="ro1">
          <table:table-cell office:value-type="float" office:value="0.407854" calcext:value-type="float">
            <text:p>0,407854</text:p>
          </table:table-cell>
          <table:table-cell/>
        </table:table-row>
        <table:table-row table:style-name="ro1">
          <table:table-cell office:value-type="float" office:value="0.407546" calcext:value-type="float">
            <text:p>0,407546</text:p>
          </table:table-cell>
          <table:table-cell/>
        </table:table-row>
        <table:table-row table:style-name="ro1">
          <table:table-cell office:value-type="float" office:value="0.405969" calcext:value-type="float">
            <text:p>0,405969</text:p>
          </table:table-cell>
          <table:table-cell/>
        </table:table-row>
        <table:table-row table:style-name="ro1">
          <table:table-cell office:value-type="float" office:value="0.404289" calcext:value-type="float">
            <text:p>0,404289</text:p>
          </table:table-cell>
          <table:table-cell/>
        </table:table-row>
        <table:table-row table:style-name="ro1">
          <table:table-cell office:value-type="float" office:value="0.403892" calcext:value-type="float">
            <text:p>0,403892</text:p>
          </table:table-cell>
          <table:table-cell/>
        </table:table-row>
        <table:table-row table:style-name="ro1">
          <table:table-cell office:value-type="float" office:value="0.403034" calcext:value-type="float">
            <text:p>0,403034</text:p>
          </table:table-cell>
          <table:table-cell/>
        </table:table-row>
        <table:table-row table:style-name="ro1">
          <table:table-cell office:value-type="float" office:value="0.402706" calcext:value-type="float">
            <text:p>0,402706</text:p>
          </table:table-cell>
          <table:table-cell/>
        </table:table-row>
        <table:table-row table:style-name="ro1">
          <table:table-cell office:value-type="float" office:value="0.400144" calcext:value-type="float">
            <text:p>0,400144</text:p>
          </table:table-cell>
          <table:table-cell/>
        </table:table-row>
        <table:table-row table:style-name="ro1">
          <table:table-cell office:value-type="float" office:value="0.399828" calcext:value-type="float">
            <text:p>0,399828</text:p>
          </table:table-cell>
          <table:table-cell/>
        </table:table-row>
        <table:table-row table:style-name="ro1">
          <table:table-cell office:value-type="float" office:value="0.394737" calcext:value-type="float">
            <text:p>0,394737</text:p>
          </table:table-cell>
          <table:table-cell/>
        </table:table-row>
        <table:table-row table:style-name="ro1">
          <table:table-cell office:value-type="float" office:value="0.392978" calcext:value-type="float">
            <text:p>0,392978</text:p>
          </table:table-cell>
          <table:table-cell/>
        </table:table-row>
        <table:table-row table:style-name="ro1">
          <table:table-cell office:value-type="float" office:value="0.392117" calcext:value-type="float">
            <text:p>0,392117</text:p>
          </table:table-cell>
          <table:table-cell/>
        </table:table-row>
        <table:table-row table:style-name="ro1">
          <table:table-cell office:value-type="float" office:value="0.389671" calcext:value-type="float">
            <text:p>0,389671</text:p>
          </table:table-cell>
          <table:table-cell/>
        </table:table-row>
        <table:table-row table:style-name="ro1">
          <table:table-cell office:value-type="float" office:value="0.387965" calcext:value-type="float">
            <text:p>0,387965</text:p>
          </table:table-cell>
          <table:table-cell/>
        </table:table-row>
        <table:table-row table:style-name="ro1">
          <table:table-cell office:value-type="float" office:value="0.386912" calcext:value-type="float">
            <text:p>0,386912</text:p>
          </table:table-cell>
          <table:table-cell/>
        </table:table-row>
        <table:table-row table:style-name="ro1">
          <table:table-cell office:value-type="float" office:value="0.386872" calcext:value-type="float">
            <text:p>0,386872</text:p>
          </table:table-cell>
          <table:table-cell/>
        </table:table-row>
        <table:table-row table:style-name="ro1">
          <table:table-cell office:value-type="float" office:value="0.385355" calcext:value-type="float">
            <text:p>0,385355</text:p>
          </table:table-cell>
          <table:table-cell/>
        </table:table-row>
        <table:table-row table:style-name="ro1">
          <table:table-cell office:value-type="float" office:value="0.384356" calcext:value-type="float">
            <text:p>0,384356</text:p>
          </table:table-cell>
          <table:table-cell/>
        </table:table-row>
        <table:table-row table:style-name="ro1">
          <table:table-cell office:value-type="float" office:value="0.383833" calcext:value-type="float">
            <text:p>0,383833</text:p>
          </table:table-cell>
          <table:table-cell/>
        </table:table-row>
        <table:table-row table:style-name="ro1">
          <table:table-cell office:value-type="float" office:value="0.383515" calcext:value-type="float">
            <text:p>0,383515</text:p>
          </table:table-cell>
          <table:table-cell/>
        </table:table-row>
        <table:table-row table:style-name="ro1">
          <table:table-cell office:value-type="float" office:value="0.382504" calcext:value-type="float">
            <text:p>0,382504</text:p>
          </table:table-cell>
          <table:table-cell/>
        </table:table-row>
        <table:table-row table:style-name="ro1">
          <table:table-cell office:value-type="float" office:value="0.381747" calcext:value-type="float">
            <text:p>0,381747</text:p>
          </table:table-cell>
          <table:table-cell/>
        </table:table-row>
        <table:table-row table:style-name="ro1">
          <table:table-cell office:value-type="float" office:value="0.379081" calcext:value-type="float">
            <text:p>0,379081</text:p>
          </table:table-cell>
          <table:table-cell/>
        </table:table-row>
        <table:table-row table:style-name="ro1">
          <table:table-cell office:value-type="float" office:value="0.376528" calcext:value-type="float">
            <text:p>0,376528</text:p>
          </table:table-cell>
          <table:table-cell/>
        </table:table-row>
        <table:table-row table:style-name="ro1">
          <table:table-cell office:value-type="float" office:value="0.375217" calcext:value-type="float">
            <text:p>0,375217</text:p>
          </table:table-cell>
          <table:table-cell/>
        </table:table-row>
        <table:table-row table:style-name="ro1">
          <table:table-cell office:value-type="float" office:value="0.37518" calcext:value-type="float">
            <text:p>0,37518</text:p>
          </table:table-cell>
          <table:table-cell/>
        </table:table-row>
        <table:table-row table:style-name="ro1">
          <table:table-cell office:value-type="float" office:value="0.375084" calcext:value-type="float">
            <text:p>0,375084</text:p>
          </table:table-cell>
          <table:table-cell/>
        </table:table-row>
        <table:table-row table:style-name="ro1">
          <table:table-cell office:value-type="float" office:value="0.374572" calcext:value-type="float">
            <text:p>0,374572</text:p>
          </table:table-cell>
          <table:table-cell/>
        </table:table-row>
        <table:table-row table:style-name="ro1">
          <table:table-cell office:value-type="float" office:value="0.374129" calcext:value-type="float">
            <text:p>0,374129</text:p>
          </table:table-cell>
          <table:table-cell/>
        </table:table-row>
        <table:table-row table:style-name="ro1">
          <table:table-cell office:value-type="float" office:value="0.373165" calcext:value-type="float">
            <text:p>0,373165</text:p>
          </table:table-cell>
          <table:table-cell/>
        </table:table-row>
        <table:table-row table:style-name="ro1">
          <table:table-cell office:value-type="float" office:value="0.370773" calcext:value-type="float">
            <text:p>0,370773</text:p>
          </table:table-cell>
          <table:table-cell/>
        </table:table-row>
        <table:table-row table:style-name="ro1">
          <table:table-cell office:value-type="float" office:value="0.369113" calcext:value-type="float">
            <text:p>0,369113</text:p>
          </table:table-cell>
          <table:table-cell/>
        </table:table-row>
        <table:table-row table:style-name="ro1">
          <table:table-cell office:value-type="float" office:value="0.36824" calcext:value-type="float">
            <text:p>0,36824</text:p>
          </table:table-cell>
          <table:table-cell/>
        </table:table-row>
        <table:table-row table:style-name="ro1">
          <table:table-cell office:value-type="float" office:value="0.367093" calcext:value-type="float">
            <text:p>0,367093</text:p>
          </table:table-cell>
          <table:table-cell/>
        </table:table-row>
        <table:table-row table:style-name="ro1">
          <table:table-cell office:value-type="float" office:value="0.366908" calcext:value-type="float">
            <text:p>0,366908</text:p>
          </table:table-cell>
          <table:table-cell/>
        </table:table-row>
        <table:table-row table:style-name="ro1">
          <table:table-cell office:value-type="float" office:value="0.366464" calcext:value-type="float">
            <text:p>0,366464</text:p>
          </table:table-cell>
          <table:table-cell/>
        </table:table-row>
        <table:table-row table:style-name="ro1">
          <table:table-cell office:value-type="float" office:value="0.365119" calcext:value-type="float">
            <text:p>0,365119</text:p>
          </table:table-cell>
          <table:table-cell/>
        </table:table-row>
        <table:table-row table:style-name="ro1">
          <table:table-cell office:value-type="float" office:value="0.364626" calcext:value-type="float">
            <text:p>0,364626</text:p>
          </table:table-cell>
          <table:table-cell/>
        </table:table-row>
        <table:table-row table:style-name="ro1">
          <table:table-cell office:value-type="float" office:value="0.361784" calcext:value-type="float">
            <text:p>0,361784</text:p>
          </table:table-cell>
          <table:table-cell/>
        </table:table-row>
        <table:table-row table:style-name="ro1">
          <table:table-cell office:value-type="float" office:value="0.360178" calcext:value-type="float">
            <text:p>0,360178</text:p>
          </table:table-cell>
          <table:table-cell/>
        </table:table-row>
        <table:table-row table:style-name="ro1">
          <table:table-cell office:value-type="float" office:value="0.360009" calcext:value-type="float">
            <text:p>0,360009</text:p>
          </table:table-cell>
          <table:table-cell/>
        </table:table-row>
        <table:table-row table:style-name="ro1">
          <table:table-cell office:value-type="float" office:value="0.358947" calcext:value-type="float">
            <text:p>0,358947</text:p>
          </table:table-cell>
          <table:table-cell/>
        </table:table-row>
        <table:table-row table:style-name="ro1">
          <table:table-cell office:value-type="float" office:value="0.35834" calcext:value-type="float">
            <text:p>0,35834</text:p>
          </table:table-cell>
          <table:table-cell/>
        </table:table-row>
        <table:table-row table:style-name="ro1">
          <table:table-cell office:value-type="float" office:value="0.357511" calcext:value-type="float">
            <text:p>0,357511</text:p>
          </table:table-cell>
          <table:table-cell/>
        </table:table-row>
        <table:table-row table:style-name="ro1">
          <table:table-cell office:value-type="float" office:value="0.355489" calcext:value-type="float">
            <text:p>0,355489</text:p>
          </table:table-cell>
          <table:table-cell/>
        </table:table-row>
        <table:table-row table:style-name="ro1">
          <table:table-cell office:value-type="float" office:value="0.354937" calcext:value-type="float">
            <text:p>0,354937</text:p>
          </table:table-cell>
          <table:table-cell/>
        </table:table-row>
        <table:table-row table:style-name="ro1">
          <table:table-cell office:value-type="float" office:value="0.353943" calcext:value-type="float">
            <text:p>0,353943</text:p>
          </table:table-cell>
          <table:table-cell/>
        </table:table-row>
        <table:table-row table:style-name="ro1">
          <table:table-cell office:value-type="float" office:value="0.35253" calcext:value-type="float">
            <text:p>0,35253</text:p>
          </table:table-cell>
          <table:table-cell/>
        </table:table-row>
        <table:table-row table:style-name="ro1">
          <table:table-cell office:value-type="float" office:value="0.351534" calcext:value-type="float">
            <text:p>0,351534</text:p>
          </table:table-cell>
          <table:table-cell/>
        </table:table-row>
        <table:table-row table:style-name="ro1">
          <table:table-cell office:value-type="float" office:value="0.350279" calcext:value-type="float">
            <text:p>0,350279</text:p>
          </table:table-cell>
          <table:table-cell/>
        </table:table-row>
        <table:table-row table:style-name="ro1">
          <table:table-cell office:value-type="float" office:value="0.347407" calcext:value-type="float">
            <text:p>0,347407</text:p>
          </table:table-cell>
          <table:table-cell/>
        </table:table-row>
        <table:table-row table:style-name="ro1">
          <table:table-cell office:value-type="float" office:value="0.346938" calcext:value-type="float">
            <text:p>0,346938</text:p>
          </table:table-cell>
          <table:table-cell/>
        </table:table-row>
        <table:table-row table:style-name="ro1">
          <table:table-cell office:value-type="float" office:value="0.342807" calcext:value-type="float">
            <text:p>0,342807</text:p>
          </table:table-cell>
          <table:table-cell/>
        </table:table-row>
        <table:table-row table:style-name="ro1">
          <table:table-cell office:value-type="float" office:value="0.342044" calcext:value-type="float">
            <text:p>0,342044</text:p>
          </table:table-cell>
          <table:table-cell/>
        </table:table-row>
        <table:table-row table:style-name="ro1">
          <table:table-cell office:value-type="float" office:value="0.341993" calcext:value-type="float">
            <text:p>0,341993</text:p>
          </table:table-cell>
          <table:table-cell/>
        </table:table-row>
        <table:table-row table:style-name="ro1">
          <table:table-cell office:value-type="float" office:value="0.341964" calcext:value-type="float">
            <text:p>0,341964</text:p>
          </table:table-cell>
          <table:table-cell/>
        </table:table-row>
        <table:table-row table:style-name="ro1">
          <table:table-cell office:value-type="float" office:value="0.34172" calcext:value-type="float">
            <text:p>0,34172</text:p>
          </table:table-cell>
          <table:table-cell/>
        </table:table-row>
        <table:table-row table:style-name="ro1">
          <table:table-cell office:value-type="float" office:value="0.340795" calcext:value-type="float">
            <text:p>0,340795</text:p>
          </table:table-cell>
          <table:table-cell/>
        </table:table-row>
        <table:table-row table:style-name="ro1">
          <table:table-cell office:value-type="float" office:value="0.339075" calcext:value-type="float">
            <text:p>0,339075</text:p>
          </table:table-cell>
          <table:table-cell/>
        </table:table-row>
        <table:table-row table:style-name="ro1">
          <table:table-cell office:value-type="float" office:value="0.338524" calcext:value-type="float">
            <text:p>0,338524</text:p>
          </table:table-cell>
          <table:table-cell/>
        </table:table-row>
        <table:table-row table:style-name="ro1">
          <table:table-cell office:value-type="float" office:value="0.33393" calcext:value-type="float">
            <text:p>0,33393</text:p>
          </table:table-cell>
          <table:table-cell/>
        </table:table-row>
        <table:table-row table:style-name="ro1">
          <table:table-cell office:value-type="float" office:value="0.33357" calcext:value-type="float">
            <text:p>0,33357</text:p>
          </table:table-cell>
          <table:table-cell/>
        </table:table-row>
        <table:table-row table:style-name="ro1">
          <table:table-cell office:value-type="float" office:value="0.333346" calcext:value-type="float">
            <text:p>0,333346</text:p>
          </table:table-cell>
          <table:table-cell/>
        </table:table-row>
        <table:table-row table:style-name="ro1">
          <table:table-cell office:value-type="float" office:value="0.331421" calcext:value-type="float">
            <text:p>0,331421</text:p>
          </table:table-cell>
          <table:table-cell/>
        </table:table-row>
        <table:table-row table:style-name="ro1">
          <table:table-cell office:value-type="float" office:value="0.329791" calcext:value-type="float">
            <text:p>0,329791</text:p>
          </table:table-cell>
          <table:table-cell/>
        </table:table-row>
        <table:table-row table:style-name="ro1">
          <table:table-cell office:value-type="float" office:value="0.32914" calcext:value-type="float">
            <text:p>0,32914</text:p>
          </table:table-cell>
          <table:table-cell/>
        </table:table-row>
        <table:table-row table:style-name="ro1">
          <table:table-cell office:value-type="float" office:value="0.328398" calcext:value-type="float">
            <text:p>0,328398</text:p>
          </table:table-cell>
          <table:table-cell/>
        </table:table-row>
        <table:table-row table:style-name="ro1">
          <table:table-cell office:value-type="float" office:value="0.327008" calcext:value-type="float">
            <text:p>0,327008</text:p>
          </table:table-cell>
          <table:table-cell/>
        </table:table-row>
        <table:table-row table:style-name="ro1">
          <table:table-cell office:value-type="float" office:value="0.326314" calcext:value-type="float">
            <text:p>0,326314</text:p>
          </table:table-cell>
          <table:table-cell/>
        </table:table-row>
        <table:table-row table:style-name="ro1">
          <table:table-cell office:value-type="float" office:value="0.324303" calcext:value-type="float">
            <text:p>0,324303</text:p>
          </table:table-cell>
          <table:table-cell/>
        </table:table-row>
        <table:table-row table:style-name="ro1">
          <table:table-cell office:value-type="float" office:value="0.323798" calcext:value-type="float">
            <text:p>0,323798</text:p>
          </table:table-cell>
          <table:table-cell/>
        </table:table-row>
        <table:table-row table:style-name="ro1">
          <table:table-cell office:value-type="float" office:value="0.322951" calcext:value-type="float">
            <text:p>0,322951</text:p>
          </table:table-cell>
          <table:table-cell/>
        </table:table-row>
        <table:table-row table:style-name="ro1">
          <table:table-cell office:value-type="float" office:value="0.322774" calcext:value-type="float">
            <text:p>0,322774</text:p>
          </table:table-cell>
          <table:table-cell/>
        </table:table-row>
        <table:table-row table:style-name="ro1">
          <table:table-cell office:value-type="float" office:value="0.319482" calcext:value-type="float">
            <text:p>0,319482</text:p>
          </table:table-cell>
          <table:table-cell/>
        </table:table-row>
        <table:table-row table:style-name="ro1">
          <table:table-cell office:value-type="float" office:value="0.316974" calcext:value-type="float">
            <text:p>0,316974</text:p>
          </table:table-cell>
          <table:table-cell/>
        </table:table-row>
        <table:table-row table:style-name="ro1">
          <table:table-cell office:value-type="float" office:value="0.316058" calcext:value-type="float">
            <text:p>0,316058</text:p>
          </table:table-cell>
          <table:table-cell/>
        </table:table-row>
        <table:table-row table:style-name="ro1">
          <table:table-cell office:value-type="float" office:value="0.31549" calcext:value-type="float">
            <text:p>0,31549</text:p>
          </table:table-cell>
          <table:table-cell/>
        </table:table-row>
        <table:table-row table:style-name="ro1">
          <table:table-cell office:value-type="float" office:value="0.313714" calcext:value-type="float">
            <text:p>0,313714</text:p>
          </table:table-cell>
          <table:table-cell/>
        </table:table-row>
        <table:table-row table:style-name="ro1">
          <table:table-cell office:value-type="float" office:value="0.313463" calcext:value-type="float">
            <text:p>0,313463</text:p>
          </table:table-cell>
          <table:table-cell/>
        </table:table-row>
        <table:table-row table:style-name="ro1">
          <table:table-cell office:value-type="float" office:value="0.311362" calcext:value-type="float">
            <text:p>0,311362</text:p>
          </table:table-cell>
          <table:table-cell/>
        </table:table-row>
        <table:table-row table:style-name="ro1">
          <table:table-cell office:value-type="float" office:value="0.310928" calcext:value-type="float">
            <text:p>0,310928</text:p>
          </table:table-cell>
          <table:table-cell/>
        </table:table-row>
        <table:table-row table:style-name="ro1">
          <table:table-cell office:value-type="float" office:value="0.309314" calcext:value-type="float">
            <text:p>0,309314</text:p>
          </table:table-cell>
          <table:table-cell/>
        </table:table-row>
        <table:table-row table:style-name="ro1">
          <table:table-cell office:value-type="float" office:value="0.308081" calcext:value-type="float">
            <text:p>0,308081</text:p>
          </table:table-cell>
          <table:table-cell/>
        </table:table-row>
        <table:table-row table:style-name="ro1">
          <table:table-cell office:value-type="float" office:value="0.30662" calcext:value-type="float">
            <text:p>0,30662</text:p>
          </table:table-cell>
          <table:table-cell/>
        </table:table-row>
        <table:table-row table:style-name="ro1">
          <table:table-cell office:value-type="float" office:value="0.30406" calcext:value-type="float">
            <text:p>0,30406</text:p>
          </table:table-cell>
          <table:table-cell/>
        </table:table-row>
        <table:table-row table:style-name="ro1">
          <table:table-cell office:value-type="float" office:value="0.303818" calcext:value-type="float">
            <text:p>0,303818</text:p>
          </table:table-cell>
          <table:table-cell/>
        </table:table-row>
        <table:table-row table:style-name="ro1">
          <table:table-cell office:value-type="float" office:value="0.300225" calcext:value-type="float">
            <text:p>0,300225</text:p>
          </table:table-cell>
          <table:table-cell/>
        </table:table-row>
        <table:table-row table:style-name="ro1">
          <table:table-cell office:value-type="float" office:value="0.299967" calcext:value-type="float">
            <text:p>0,299967</text:p>
          </table:table-cell>
          <table:table-cell/>
        </table:table-row>
        <table:table-row table:style-name="ro1">
          <table:table-cell office:value-type="float" office:value="0.29713" calcext:value-type="float">
            <text:p>0,29713</text:p>
          </table:table-cell>
          <table:table-cell/>
        </table:table-row>
        <table:table-row table:style-name="ro1">
          <table:table-cell office:value-type="float" office:value="0.296273" calcext:value-type="float">
            <text:p>0,296273</text:p>
          </table:table-cell>
          <table:table-cell/>
        </table:table-row>
        <table:table-row table:style-name="ro1">
          <table:table-cell office:value-type="float" office:value="0.296183" calcext:value-type="float">
            <text:p>0,296183</text:p>
          </table:table-cell>
          <table:table-cell/>
        </table:table-row>
        <table:table-row table:style-name="ro1">
          <table:table-cell office:value-type="float" office:value="0.296114" calcext:value-type="float">
            <text:p>0,296114</text:p>
          </table:table-cell>
          <table:table-cell/>
        </table:table-row>
        <table:table-row table:style-name="ro1">
          <table:table-cell office:value-type="float" office:value="0.29442" calcext:value-type="float">
            <text:p>0,29442</text:p>
          </table:table-cell>
          <table:table-cell/>
        </table:table-row>
        <table:table-row table:style-name="ro1">
          <table:table-cell office:value-type="float" office:value="0.293757" calcext:value-type="float">
            <text:p>0,293757</text:p>
          </table:table-cell>
          <table:table-cell/>
        </table:table-row>
        <table:table-row table:style-name="ro1">
          <table:table-cell office:value-type="float" office:value="0.292932" calcext:value-type="float">
            <text:p>0,292932</text:p>
          </table:table-cell>
          <table:table-cell/>
        </table:table-row>
        <table:table-row table:style-name="ro1">
          <table:table-cell office:value-type="float" office:value="0.292662" calcext:value-type="float">
            <text:p>0,292662</text:p>
          </table:table-cell>
          <table:table-cell/>
        </table:table-row>
        <table:table-row table:style-name="ro1">
          <table:table-cell office:value-type="float" office:value="0.290768" calcext:value-type="float">
            <text:p>0,290768</text:p>
          </table:table-cell>
          <table:table-cell/>
        </table:table-row>
        <table:table-row table:style-name="ro1">
          <table:table-cell office:value-type="float" office:value="0.289298" calcext:value-type="float">
            <text:p>0,289298</text:p>
          </table:table-cell>
          <table:table-cell/>
        </table:table-row>
        <table:table-row table:style-name="ro1">
          <table:table-cell office:value-type="float" office:value="0.286981" calcext:value-type="float">
            <text:p>0,286981</text:p>
          </table:table-cell>
          <table:table-cell/>
        </table:table-row>
        <table:table-row table:style-name="ro1">
          <table:table-cell office:value-type="float" office:value="0.286697" calcext:value-type="float">
            <text:p>0,286697</text:p>
          </table:table-cell>
          <table:table-cell/>
        </table:table-row>
        <table:table-row table:style-name="ro1">
          <table:table-cell office:value-type="float" office:value="0.286527" calcext:value-type="float">
            <text:p>0,286527</text:p>
          </table:table-cell>
          <table:table-cell/>
        </table:table-row>
        <table:table-row table:style-name="ro1">
          <table:table-cell office:value-type="float" office:value="0.285675" calcext:value-type="float">
            <text:p>0,285675</text:p>
          </table:table-cell>
          <table:table-cell/>
        </table:table-row>
        <table:table-row table:style-name="ro1">
          <table:table-cell office:value-type="float" office:value="0.285509" calcext:value-type="float">
            <text:p>0,285509</text:p>
          </table:table-cell>
          <table:table-cell/>
        </table:table-row>
        <table:table-row table:style-name="ro1">
          <table:table-cell office:value-type="float" office:value="0.283602" calcext:value-type="float">
            <text:p>0,283602</text:p>
          </table:table-cell>
          <table:table-cell/>
        </table:table-row>
        <table:table-row table:style-name="ro1">
          <table:table-cell office:value-type="float" office:value="0.283393" calcext:value-type="float">
            <text:p>0,283393</text:p>
          </table:table-cell>
          <table:table-cell/>
        </table:table-row>
        <table:table-row table:style-name="ro1">
          <table:table-cell office:value-type="float" office:value="0.283342" calcext:value-type="float">
            <text:p>0,283342</text:p>
          </table:table-cell>
          <table:table-cell/>
        </table:table-row>
        <table:table-row table:style-name="ro1">
          <table:table-cell office:value-type="float" office:value="0.28175" calcext:value-type="float">
            <text:p>0,28175</text:p>
          </table:table-cell>
          <table:table-cell/>
        </table:table-row>
        <table:table-row table:style-name="ro1">
          <table:table-cell office:value-type="float" office:value="0.281448" calcext:value-type="float">
            <text:p>0,281448</text:p>
          </table:table-cell>
          <table:table-cell/>
        </table:table-row>
        <table:table-row table:style-name="ro1">
          <table:table-cell office:value-type="float" office:value="0.281405" calcext:value-type="float">
            <text:p>0,281405</text:p>
          </table:table-cell>
          <table:table-cell/>
        </table:table-row>
        <table:table-row table:style-name="ro1">
          <table:table-cell office:value-type="float" office:value="0.281392" calcext:value-type="float">
            <text:p>0,281392</text:p>
          </table:table-cell>
          <table:table-cell/>
        </table:table-row>
        <table:table-row table:style-name="ro1">
          <table:table-cell office:value-type="float" office:value="0.281206" calcext:value-type="float">
            <text:p>0,281206</text:p>
          </table:table-cell>
          <table:table-cell/>
        </table:table-row>
        <table:table-row table:style-name="ro1">
          <table:table-cell office:value-type="float" office:value="0.280805" calcext:value-type="float">
            <text:p>0,280805</text:p>
          </table:table-cell>
          <table:table-cell/>
        </table:table-row>
        <table:table-row table:style-name="ro1">
          <table:table-cell office:value-type="float" office:value="0.278971" calcext:value-type="float">
            <text:p>0,278971</text:p>
          </table:table-cell>
          <table:table-cell/>
        </table:table-row>
        <table:table-row table:style-name="ro1">
          <table:table-cell office:value-type="float" office:value="0.278845" calcext:value-type="float">
            <text:p>0,278845</text:p>
          </table:table-cell>
          <table:table-cell/>
        </table:table-row>
        <table:table-row table:style-name="ro1">
          <table:table-cell office:value-type="float" office:value="0.278742" calcext:value-type="float">
            <text:p>0,278742</text:p>
          </table:table-cell>
          <table:table-cell/>
        </table:table-row>
        <table:table-row table:style-name="ro1">
          <table:table-cell office:value-type="float" office:value="0.276759" calcext:value-type="float">
            <text:p>0,276759</text:p>
          </table:table-cell>
          <table:table-cell/>
        </table:table-row>
        <table:table-row table:style-name="ro1">
          <table:table-cell office:value-type="float" office:value="0.2763" calcext:value-type="float">
            <text:p>0,2763</text:p>
          </table:table-cell>
          <table:table-cell/>
        </table:table-row>
        <table:table-row table:style-name="ro1">
          <table:table-cell office:value-type="float" office:value="0.275201" calcext:value-type="float">
            <text:p>0,275201</text:p>
          </table:table-cell>
          <table:table-cell/>
        </table:table-row>
        <table:table-row table:style-name="ro1">
          <table:table-cell office:value-type="float" office:value="0.274125" calcext:value-type="float">
            <text:p>0,274125</text:p>
          </table:table-cell>
          <table:table-cell/>
        </table:table-row>
        <table:table-row table:style-name="ro1">
          <table:table-cell office:value-type="float" office:value="0.272955" calcext:value-type="float">
            <text:p>0,272955</text:p>
          </table:table-cell>
          <table:table-cell/>
        </table:table-row>
        <table:table-row table:style-name="ro1">
          <table:table-cell office:value-type="float" office:value="0.271891" calcext:value-type="float">
            <text:p>0,271891</text:p>
          </table:table-cell>
          <table:table-cell/>
        </table:table-row>
        <table:table-row table:style-name="ro1">
          <table:table-cell office:value-type="float" office:value="0.271401" calcext:value-type="float">
            <text:p>0,271401</text:p>
          </table:table-cell>
          <table:table-cell/>
        </table:table-row>
        <table:table-row table:style-name="ro1">
          <table:table-cell office:value-type="float" office:value="0.270851" calcext:value-type="float">
            <text:p>0,270851</text:p>
          </table:table-cell>
          <table:table-cell/>
        </table:table-row>
        <table:table-row table:style-name="ro1">
          <table:table-cell office:value-type="float" office:value="0.270548" calcext:value-type="float">
            <text:p>0,270548</text:p>
          </table:table-cell>
          <table:table-cell/>
        </table:table-row>
        <table:table-row table:style-name="ro1">
          <table:table-cell office:value-type="float" office:value="0.270324" calcext:value-type="float">
            <text:p>0,270324</text:p>
          </table:table-cell>
          <table:table-cell/>
        </table:table-row>
        <table:table-row table:style-name="ro1">
          <table:table-cell office:value-type="float" office:value="0.270297" calcext:value-type="float">
            <text:p>0,270297</text:p>
          </table:table-cell>
          <table:table-cell/>
        </table:table-row>
        <table:table-row table:style-name="ro1">
          <table:table-cell office:value-type="float" office:value="0.268926" calcext:value-type="float">
            <text:p>0,268926</text:p>
          </table:table-cell>
          <table:table-cell/>
        </table:table-row>
        <table:table-row table:style-name="ro1">
          <table:table-cell office:value-type="float" office:value="0.2684" calcext:value-type="float">
            <text:p>0,2684</text:p>
          </table:table-cell>
          <table:table-cell/>
        </table:table-row>
        <table:table-row table:style-name="ro1">
          <table:table-cell office:value-type="float" office:value="0.267059" calcext:value-type="float">
            <text:p>0,267059</text:p>
          </table:table-cell>
          <table:table-cell/>
        </table:table-row>
        <table:table-row table:style-name="ro1">
          <table:table-cell office:value-type="float" office:value="0.266515" calcext:value-type="float">
            <text:p>0,266515</text:p>
          </table:table-cell>
          <table:table-cell/>
        </table:table-row>
        <table:table-row table:style-name="ro1">
          <table:table-cell office:value-type="float" office:value="0.266406" calcext:value-type="float">
            <text:p>0,266406</text:p>
          </table:table-cell>
          <table:table-cell/>
        </table:table-row>
        <table:table-row table:style-name="ro1">
          <table:table-cell office:value-type="float" office:value="0.266214" calcext:value-type="float">
            <text:p>0,266214</text:p>
          </table:table-cell>
          <table:table-cell/>
        </table:table-row>
        <table:table-row table:style-name="ro1">
          <table:table-cell office:value-type="float" office:value="0.265437" calcext:value-type="float">
            <text:p>0,265437</text:p>
          </table:table-cell>
          <table:table-cell/>
        </table:table-row>
        <table:table-row table:style-name="ro1">
          <table:table-cell office:value-type="float" office:value="0.265295" calcext:value-type="float">
            <text:p>0,265295</text:p>
          </table:table-cell>
          <table:table-cell/>
        </table:table-row>
        <table:table-row table:style-name="ro1">
          <table:table-cell office:value-type="float" office:value="0.264606" calcext:value-type="float">
            <text:p>0,264606</text:p>
          </table:table-cell>
          <table:table-cell/>
        </table:table-row>
        <table:table-row table:style-name="ro1">
          <table:table-cell office:value-type="float" office:value="0.264217" calcext:value-type="float">
            <text:p>0,264217</text:p>
          </table:table-cell>
          <table:table-cell/>
        </table:table-row>
        <table:table-row table:style-name="ro1">
          <table:table-cell office:value-type="float" office:value="0.263321" calcext:value-type="float">
            <text:p>0,263321</text:p>
          </table:table-cell>
          <table:table-cell/>
        </table:table-row>
        <table:table-row table:style-name="ro1">
          <table:table-cell office:value-type="float" office:value="0.261883" calcext:value-type="float">
            <text:p>0,261883</text:p>
          </table:table-cell>
          <table:table-cell/>
        </table:table-row>
        <table:table-row table:style-name="ro1">
          <table:table-cell office:value-type="float" office:value="0.261599" calcext:value-type="float">
            <text:p>0,261599</text:p>
          </table:table-cell>
          <table:table-cell/>
        </table:table-row>
        <table:table-row table:style-name="ro1">
          <table:table-cell office:value-type="float" office:value="0.260187" calcext:value-type="float">
            <text:p>0,260187</text:p>
          </table:table-cell>
          <table:table-cell/>
        </table:table-row>
        <table:table-row table:style-name="ro1">
          <table:table-cell office:value-type="float" office:value="0.259462" calcext:value-type="float">
            <text:p>0,259462</text:p>
          </table:table-cell>
          <table:table-cell/>
        </table:table-row>
        <table:table-row table:style-name="ro1">
          <table:table-cell office:value-type="float" office:value="0.258823" calcext:value-type="float">
            <text:p>0,258823</text:p>
          </table:table-cell>
          <table:table-cell/>
        </table:table-row>
        <table:table-row table:style-name="ro1">
          <table:table-cell office:value-type="float" office:value="0.258721" calcext:value-type="float">
            <text:p>0,258721</text:p>
          </table:table-cell>
          <table:table-cell/>
        </table:table-row>
        <table:table-row table:style-name="ro1">
          <table:table-cell office:value-type="float" office:value="0.258692" calcext:value-type="float">
            <text:p>0,258692</text:p>
          </table:table-cell>
          <table:table-cell/>
        </table:table-row>
        <table:table-row table:style-name="ro1">
          <table:table-cell office:value-type="float" office:value="0.258328" calcext:value-type="float">
            <text:p>0,258328</text:p>
          </table:table-cell>
          <table:table-cell/>
        </table:table-row>
        <table:table-row table:style-name="ro1">
          <table:table-cell office:value-type="float" office:value="0.258311" calcext:value-type="float">
            <text:p>0,258311</text:p>
          </table:table-cell>
          <table:table-cell/>
        </table:table-row>
        <table:table-row table:style-name="ro1">
          <table:table-cell office:value-type="float" office:value="0.258154" calcext:value-type="float">
            <text:p>0,258154</text:p>
          </table:table-cell>
          <table:table-cell/>
        </table:table-row>
        <table:table-row table:style-name="ro1">
          <table:table-cell office:value-type="float" office:value="0.258069" calcext:value-type="float">
            <text:p>0,258069</text:p>
          </table:table-cell>
          <table:table-cell/>
        </table:table-row>
        <table:table-row table:style-name="ro1">
          <table:table-cell office:value-type="float" office:value="0.258036" calcext:value-type="float">
            <text:p>0,258036</text:p>
          </table:table-cell>
          <table:table-cell/>
        </table:table-row>
        <table:table-row table:style-name="ro1">
          <table:table-cell office:value-type="float" office:value="0.257936" calcext:value-type="float">
            <text:p>0,257936</text:p>
          </table:table-cell>
          <table:table-cell/>
        </table:table-row>
        <table:table-row table:style-name="ro1">
          <table:table-cell office:value-type="float" office:value="0.257576" calcext:value-type="float">
            <text:p>0,257576</text:p>
          </table:table-cell>
          <table:table-cell/>
        </table:table-row>
        <table:table-row table:style-name="ro1">
          <table:table-cell office:value-type="float" office:value="0.256316" calcext:value-type="float">
            <text:p>0,256316</text:p>
          </table:table-cell>
          <table:table-cell/>
        </table:table-row>
        <table:table-row table:style-name="ro1">
          <table:table-cell office:value-type="float" office:value="0.256262" calcext:value-type="float">
            <text:p>0,256262</text:p>
          </table:table-cell>
          <table:table-cell/>
        </table:table-row>
        <table:table-row table:style-name="ro1">
          <table:table-cell office:value-type="float" office:value="0.254311" calcext:value-type="float">
            <text:p>0,254311</text:p>
          </table:table-cell>
          <table:table-cell/>
        </table:table-row>
        <table:table-row table:style-name="ro1">
          <table:table-cell office:value-type="float" office:value="0.25241" calcext:value-type="float">
            <text:p>0,25241</text:p>
          </table:table-cell>
          <table:table-cell/>
        </table:table-row>
        <table:table-row table:style-name="ro1">
          <table:table-cell office:value-type="float" office:value="0.25184" calcext:value-type="float">
            <text:p>0,25184</text:p>
          </table:table-cell>
          <table:table-cell/>
        </table:table-row>
        <table:table-row table:style-name="ro1">
          <table:table-cell office:value-type="float" office:value="0.251755" calcext:value-type="float">
            <text:p>0,251755</text:p>
          </table:table-cell>
          <table:table-cell/>
        </table:table-row>
        <table:table-row table:style-name="ro1">
          <table:table-cell office:value-type="float" office:value="0.251516" calcext:value-type="float">
            <text:p>0,251516</text:p>
          </table:table-cell>
          <table:table-cell/>
        </table:table-row>
        <table:table-row table:style-name="ro1">
          <table:table-cell office:value-type="float" office:value="0.251479" calcext:value-type="float">
            <text:p>0,251479</text:p>
          </table:table-cell>
          <table:table-cell/>
        </table:table-row>
        <table:table-row table:style-name="ro1">
          <table:table-cell office:value-type="float" office:value="0.251228" calcext:value-type="float">
            <text:p>0,251228</text:p>
          </table:table-cell>
          <table:table-cell/>
        </table:table-row>
        <table:table-row table:style-name="ro1">
          <table:table-cell office:value-type="float" office:value="0.250306" calcext:value-type="float">
            <text:p>0,250306</text:p>
          </table:table-cell>
          <table:table-cell/>
        </table:table-row>
        <table:table-row table:style-name="ro1">
          <table:table-cell office:value-type="float" office:value="0.249377" calcext:value-type="float">
            <text:p>0,249377</text:p>
          </table:table-cell>
          <table:table-cell/>
        </table:table-row>
        <table:table-row table:style-name="ro1">
          <table:table-cell office:value-type="float" office:value="0.248303" calcext:value-type="float">
            <text:p>0,248303</text:p>
          </table:table-cell>
          <table:table-cell/>
        </table:table-row>
        <table:table-row table:style-name="ro1">
          <table:table-cell office:value-type="float" office:value="0.247773" calcext:value-type="float">
            <text:p>0,247773</text:p>
          </table:table-cell>
          <table:table-cell/>
        </table:table-row>
        <table:table-row table:style-name="ro1">
          <table:table-cell office:value-type="float" office:value="0.247186" calcext:value-type="float">
            <text:p>0,247186</text:p>
          </table:table-cell>
          <table:table-cell/>
        </table:table-row>
        <table:table-row table:style-name="ro1">
          <table:table-cell office:value-type="float" office:value="0.24521" calcext:value-type="float">
            <text:p>0,24521</text:p>
          </table:table-cell>
          <table:table-cell/>
        </table:table-row>
        <table:table-row table:style-name="ro1">
          <table:table-cell office:value-type="float" office:value="0.243096" calcext:value-type="float">
            <text:p>0,243096</text:p>
          </table:table-cell>
          <table:table-cell/>
        </table:table-row>
        <table:table-row table:style-name="ro1">
          <table:table-cell office:value-type="float" office:value="0.242874" calcext:value-type="float">
            <text:p>0,242874</text:p>
          </table:table-cell>
          <table:table-cell/>
        </table:table-row>
        <table:table-row table:style-name="ro1">
          <table:table-cell office:value-type="float" office:value="0.241852" calcext:value-type="float">
            <text:p>0,241852</text:p>
          </table:table-cell>
          <table:table-cell/>
        </table:table-row>
        <table:table-row table:style-name="ro1">
          <table:table-cell office:value-type="float" office:value="0.241013" calcext:value-type="float">
            <text:p>0,241013</text:p>
          </table:table-cell>
          <table:table-cell/>
        </table:table-row>
        <table:table-row table:style-name="ro1">
          <table:table-cell office:value-type="float" office:value="0.240643" calcext:value-type="float">
            <text:p>0,240643</text:p>
          </table:table-cell>
          <table:table-cell/>
        </table:table-row>
        <table:table-row table:style-name="ro1">
          <table:table-cell office:value-type="float" office:value="0.24048" calcext:value-type="float">
            <text:p>0,24048</text:p>
          </table:table-cell>
          <table:table-cell/>
        </table:table-row>
        <table:table-row table:style-name="ro1">
          <table:table-cell office:value-type="float" office:value="0.239767" calcext:value-type="float">
            <text:p>0,239767</text:p>
          </table:table-cell>
          <table:table-cell/>
        </table:table-row>
        <table:table-row table:style-name="ro1">
          <table:table-cell office:value-type="float" office:value="0.239133" calcext:value-type="float">
            <text:p>0,239133</text:p>
          </table:table-cell>
          <table:table-cell/>
        </table:table-row>
        <table:table-row table:style-name="ro1">
          <table:table-cell office:value-type="float" office:value="0.236664" calcext:value-type="float">
            <text:p>0,236664</text:p>
          </table:table-cell>
          <table:table-cell/>
        </table:table-row>
        <table:table-row table:style-name="ro1">
          <table:table-cell office:value-type="float" office:value="0.236248" calcext:value-type="float">
            <text:p>0,236248</text:p>
          </table:table-cell>
          <table:table-cell/>
        </table:table-row>
        <table:table-row table:style-name="ro1">
          <table:table-cell office:value-type="float" office:value="0.235664" calcext:value-type="float">
            <text:p>0,235664</text:p>
          </table:table-cell>
          <table:table-cell/>
        </table:table-row>
        <table:table-row table:style-name="ro1">
          <table:table-cell office:value-type="float" office:value="0.234772" calcext:value-type="float">
            <text:p>0,234772</text:p>
          </table:table-cell>
          <table:table-cell/>
        </table:table-row>
        <table:table-row table:style-name="ro1">
          <table:table-cell office:value-type="float" office:value="0.233317" calcext:value-type="float">
            <text:p>0,233317</text:p>
          </table:table-cell>
          <table:table-cell/>
        </table:table-row>
        <table:table-row table:style-name="ro1">
          <table:table-cell office:value-type="float" office:value="0.23234" calcext:value-type="float">
            <text:p>0,23234</text:p>
          </table:table-cell>
          <table:table-cell/>
        </table:table-row>
        <table:table-row table:style-name="ro1">
          <table:table-cell office:value-type="float" office:value="0.232273" calcext:value-type="float">
            <text:p>0,232273</text:p>
          </table:table-cell>
          <table:table-cell/>
        </table:table-row>
        <table:table-row table:style-name="ro1">
          <table:table-cell office:value-type="float" office:value="0.229704" calcext:value-type="float">
            <text:p>0,229704</text:p>
          </table:table-cell>
          <table:table-cell/>
        </table:table-row>
        <table:table-row table:style-name="ro1">
          <table:table-cell office:value-type="float" office:value="0.229467" calcext:value-type="float">
            <text:p>0,229467</text:p>
          </table:table-cell>
          <table:table-cell/>
        </table:table-row>
        <table:table-row table:style-name="ro1">
          <table:table-cell office:value-type="float" office:value="0.228875" calcext:value-type="float">
            <text:p>0,228875</text:p>
          </table:table-cell>
          <table:table-cell/>
        </table:table-row>
        <table:table-row table:style-name="ro1">
          <table:table-cell office:value-type="float" office:value="0.227612" calcext:value-type="float">
            <text:p>0,227612</text:p>
          </table:table-cell>
          <table:table-cell/>
        </table:table-row>
        <table:table-row table:style-name="ro1">
          <table:table-cell office:value-type="float" office:value="0.225286" calcext:value-type="float">
            <text:p>0,225286</text:p>
          </table:table-cell>
          <table:table-cell/>
        </table:table-row>
        <table:table-row table:style-name="ro1">
          <table:table-cell office:value-type="float" office:value="0.225132" calcext:value-type="float">
            <text:p>0,225132</text:p>
          </table:table-cell>
          <table:table-cell/>
        </table:table-row>
        <table:table-row table:style-name="ro1">
          <table:table-cell office:value-type="float" office:value="0.224701" calcext:value-type="float">
            <text:p>0,224701</text:p>
          </table:table-cell>
          <table:table-cell/>
        </table:table-row>
        <table:table-row table:style-name="ro1">
          <table:table-cell office:value-type="float" office:value="0.22461" calcext:value-type="float">
            <text:p>0,22461</text:p>
          </table:table-cell>
          <table:table-cell/>
        </table:table-row>
        <table:table-row table:style-name="ro1">
          <table:table-cell office:value-type="float" office:value="0.224142" calcext:value-type="float">
            <text:p>0,224142</text:p>
          </table:table-cell>
          <table:table-cell/>
        </table:table-row>
        <table:table-row table:style-name="ro1">
          <table:table-cell office:value-type="float" office:value="0.223447" calcext:value-type="float">
            <text:p>0,223447</text:p>
          </table:table-cell>
          <table:table-cell/>
        </table:table-row>
        <table:table-row table:style-name="ro1">
          <table:table-cell office:value-type="float" office:value="0.223311" calcext:value-type="float">
            <text:p>0,223311</text:p>
          </table:table-cell>
          <table:table-cell/>
        </table:table-row>
        <table:table-row table:style-name="ro1">
          <table:table-cell office:value-type="float" office:value="0.221586" calcext:value-type="float">
            <text:p>0,221586</text:p>
          </table:table-cell>
          <table:table-cell/>
        </table:table-row>
        <table:table-row table:style-name="ro1">
          <table:table-cell office:value-type="float" office:value="0.221072" calcext:value-type="float">
            <text:p>0,221072</text:p>
          </table:table-cell>
          <table:table-cell/>
        </table:table-row>
        <table:table-row table:style-name="ro1">
          <table:table-cell office:value-type="float" office:value="0.220057" calcext:value-type="float">
            <text:p>0,220057</text:p>
          </table:table-cell>
          <table:table-cell/>
        </table:table-row>
        <table:table-row table:style-name="ro1">
          <table:table-cell office:value-type="float" office:value="0.219836" calcext:value-type="float">
            <text:p>0,219836</text:p>
          </table:table-cell>
          <table:table-cell/>
        </table:table-row>
        <table:table-row table:style-name="ro1">
          <table:table-cell office:value-type="float" office:value="0.219624" calcext:value-type="float">
            <text:p>0,219624</text:p>
          </table:table-cell>
          <table:table-cell/>
        </table:table-row>
        <table:table-row table:style-name="ro1">
          <table:table-cell office:value-type="float" office:value="0.219471" calcext:value-type="float">
            <text:p>0,219471</text:p>
          </table:table-cell>
          <table:table-cell/>
        </table:table-row>
        <table:table-row table:style-name="ro1">
          <table:table-cell office:value-type="float" office:value="0.218064" calcext:value-type="float">
            <text:p>0,218064</text:p>
          </table:table-cell>
          <table:table-cell/>
        </table:table-row>
        <table:table-row table:style-name="ro1">
          <table:table-cell office:value-type="float" office:value="0.217306" calcext:value-type="float">
            <text:p>0,217306</text:p>
          </table:table-cell>
          <table:table-cell/>
        </table:table-row>
        <table:table-row table:style-name="ro1">
          <table:table-cell office:value-type="float" office:value="0.216825" calcext:value-type="float">
            <text:p>0,216825</text:p>
          </table:table-cell>
          <table:table-cell/>
        </table:table-row>
        <table:table-row table:style-name="ro1">
          <table:table-cell office:value-type="float" office:value="0.216525" calcext:value-type="float">
            <text:p>0,216525</text:p>
          </table:table-cell>
          <table:table-cell/>
        </table:table-row>
        <table:table-row table:style-name="ro1">
          <table:table-cell office:value-type="float" office:value="0.216437" calcext:value-type="float">
            <text:p>0,216437</text:p>
          </table:table-cell>
          <table:table-cell/>
        </table:table-row>
        <table:table-row table:style-name="ro1">
          <table:table-cell office:value-type="float" office:value="0.215873" calcext:value-type="float">
            <text:p>0,215873</text:p>
          </table:table-cell>
          <table:table-cell/>
        </table:table-row>
        <table:table-row table:style-name="ro1">
          <table:table-cell office:value-type="float" office:value="0.21569" calcext:value-type="float">
            <text:p>0,21569</text:p>
          </table:table-cell>
          <table:table-cell/>
        </table:table-row>
        <table:table-row table:style-name="ro1">
          <table:table-cell office:value-type="float" office:value="0.214509" calcext:value-type="float">
            <text:p>0,214509</text:p>
          </table:table-cell>
          <table:table-cell/>
        </table:table-row>
        <table:table-row table:style-name="ro1">
          <table:table-cell office:value-type="float" office:value="0.213408" calcext:value-type="float">
            <text:p>0,213408</text:p>
          </table:table-cell>
          <table:table-cell/>
        </table:table-row>
        <table:table-row table:style-name="ro1">
          <table:table-cell office:value-type="float" office:value="0.213097" calcext:value-type="float">
            <text:p>0,213097</text:p>
          </table:table-cell>
          <table:table-cell/>
        </table:table-row>
        <table:table-row table:style-name="ro1">
          <table:table-cell office:value-type="float" office:value="0.211912" calcext:value-type="float">
            <text:p>0,211912</text:p>
          </table:table-cell>
          <table:table-cell/>
        </table:table-row>
        <table:table-row table:style-name="ro1">
          <table:table-cell office:value-type="float" office:value="0.211755" calcext:value-type="float">
            <text:p>0,211755</text:p>
          </table:table-cell>
          <table:table-cell/>
        </table:table-row>
        <table:table-row table:style-name="ro1">
          <table:table-cell office:value-type="float" office:value="0.210222" calcext:value-type="float">
            <text:p>0,210222</text:p>
          </table:table-cell>
          <table:table-cell/>
        </table:table-row>
        <table:table-row table:style-name="ro1">
          <table:table-cell office:value-type="float" office:value="0.209952" calcext:value-type="float">
            <text:p>0,209952</text:p>
          </table:table-cell>
          <table:table-cell/>
        </table:table-row>
        <table:table-row table:style-name="ro1">
          <table:table-cell office:value-type="float" office:value="0.209709" calcext:value-type="float">
            <text:p>0,209709</text:p>
          </table:table-cell>
          <table:table-cell/>
        </table:table-row>
        <table:table-row table:style-name="ro1">
          <table:table-cell office:value-type="float" office:value="0.206747" calcext:value-type="float">
            <text:p>0,206747</text:p>
          </table:table-cell>
          <table:table-cell/>
        </table:table-row>
        <table:table-row table:style-name="ro1">
          <table:table-cell office:value-type="float" office:value="0.204384" calcext:value-type="float">
            <text:p>0,204384</text:p>
          </table:table-cell>
          <table:table-cell/>
        </table:table-row>
        <table:table-row table:style-name="ro1">
          <table:table-cell office:value-type="float" office:value="0.203177" calcext:value-type="float">
            <text:p>0,203177</text:p>
          </table:table-cell>
          <table:table-cell/>
        </table:table-row>
        <table:table-row table:style-name="ro1">
          <table:table-cell office:value-type="float" office:value="0.202425" calcext:value-type="float">
            <text:p>0,202425</text:p>
          </table:table-cell>
          <table:table-cell/>
        </table:table-row>
        <table:table-row table:style-name="ro1">
          <table:table-cell office:value-type="float" office:value="0.201823" calcext:value-type="float">
            <text:p>0,201823</text:p>
          </table:table-cell>
          <table:table-cell/>
        </table:table-row>
        <table:table-row table:style-name="ro1">
          <table:table-cell office:value-type="float" office:value="0.201611" calcext:value-type="float">
            <text:p>0,201611</text:p>
          </table:table-cell>
          <table:table-cell/>
        </table:table-row>
        <table:table-row table:style-name="ro1">
          <table:table-cell office:value-type="float" office:value="0.20126" calcext:value-type="float">
            <text:p>0,20126</text:p>
          </table:table-cell>
          <table:table-cell/>
        </table:table-row>
        <table:table-row table:style-name="ro1">
          <table:table-cell office:value-type="float" office:value="0.200998" calcext:value-type="float">
            <text:p>0,200998</text:p>
          </table:table-cell>
          <table:table-cell/>
        </table:table-row>
        <table:table-row table:style-name="ro1">
          <table:table-cell office:value-type="float" office:value="0.200753" calcext:value-type="float">
            <text:p>0,200753</text:p>
          </table:table-cell>
          <table:table-cell/>
        </table:table-row>
        <table:table-row table:style-name="ro1">
          <table:table-cell office:value-type="float" office:value="0.196072" calcext:value-type="float">
            <text:p>0,196072</text:p>
          </table:table-cell>
          <table:table-cell/>
        </table:table-row>
        <table:table-row table:style-name="ro1">
          <table:table-cell office:value-type="float" office:value="0.19575" calcext:value-type="float">
            <text:p>0,19575</text:p>
          </table:table-cell>
          <table:table-cell/>
        </table:table-row>
        <table:table-row table:style-name="ro1">
          <table:table-cell office:value-type="float" office:value="0.19521" calcext:value-type="float">
            <text:p>0,19521</text:p>
          </table:table-cell>
          <table:table-cell/>
        </table:table-row>
        <table:table-row table:style-name="ro1">
          <table:table-cell office:value-type="float" office:value="0.194659" calcext:value-type="float">
            <text:p>0,194659</text:p>
          </table:table-cell>
          <table:table-cell/>
        </table:table-row>
        <table:table-row table:style-name="ro1">
          <table:table-cell office:value-type="float" office:value="0.194549" calcext:value-type="float">
            <text:p>0,194549</text:p>
          </table:table-cell>
          <table:table-cell/>
        </table:table-row>
        <table:table-row table:style-name="ro1">
          <table:table-cell office:value-type="float" office:value="0.194061" calcext:value-type="float">
            <text:p>0,194061</text:p>
          </table:table-cell>
          <table:table-cell/>
        </table:table-row>
        <table:table-row table:style-name="ro1">
          <table:table-cell office:value-type="float" office:value="0.192919" calcext:value-type="float">
            <text:p>0,192919</text:p>
          </table:table-cell>
          <table:table-cell/>
        </table:table-row>
        <table:table-row table:style-name="ro1">
          <table:table-cell office:value-type="float" office:value="0.192196" calcext:value-type="float">
            <text:p>0,192196</text:p>
          </table:table-cell>
          <table:table-cell/>
        </table:table-row>
        <table:table-row table:style-name="ro1">
          <table:table-cell office:value-type="float" office:value="0.19208" calcext:value-type="float">
            <text:p>0,19208</text:p>
          </table:table-cell>
          <table:table-cell/>
        </table:table-row>
        <table:table-row table:style-name="ro1">
          <table:table-cell office:value-type="float" office:value="0.191884" calcext:value-type="float">
            <text:p>0,191884</text:p>
          </table:table-cell>
          <table:table-cell/>
        </table:table-row>
        <table:table-row table:style-name="ro1">
          <table:table-cell office:value-type="float" office:value="0.190565" calcext:value-type="float">
            <text:p>0,190565</text:p>
          </table:table-cell>
          <table:table-cell/>
        </table:table-row>
        <table:table-row table:style-name="ro1">
          <table:table-cell office:value-type="float" office:value="0.190249" calcext:value-type="float">
            <text:p>0,190249</text:p>
          </table:table-cell>
          <table:table-cell/>
        </table:table-row>
        <table:table-row table:style-name="ro1">
          <table:table-cell office:value-type="float" office:value="0.190219" calcext:value-type="float">
            <text:p>0,190219</text:p>
          </table:table-cell>
          <table:table-cell/>
        </table:table-row>
        <table:table-row table:style-name="ro1">
          <table:table-cell office:value-type="float" office:value="0.18993" calcext:value-type="float">
            <text:p>0,18993</text:p>
          </table:table-cell>
          <table:table-cell/>
        </table:table-row>
        <table:table-row table:style-name="ro1">
          <table:table-cell office:value-type="float" office:value="0.189877" calcext:value-type="float">
            <text:p>0,189877</text:p>
          </table:table-cell>
          <table:table-cell/>
        </table:table-row>
        <table:table-row table:style-name="ro1">
          <table:table-cell office:value-type="float" office:value="0.188914" calcext:value-type="float">
            <text:p>0,188914</text:p>
          </table:table-cell>
          <table:table-cell/>
        </table:table-row>
        <table:table-row table:style-name="ro1">
          <table:table-cell office:value-type="float" office:value="0.186391" calcext:value-type="float">
            <text:p>0,186391</text:p>
          </table:table-cell>
          <table:table-cell/>
        </table:table-row>
        <table:table-row table:style-name="ro1">
          <table:table-cell office:value-type="float" office:value="0.186167" calcext:value-type="float">
            <text:p>0,186167</text:p>
          </table:table-cell>
          <table:table-cell/>
        </table:table-row>
        <table:table-row table:style-name="ro1">
          <table:table-cell office:value-type="float" office:value="0.184465" calcext:value-type="float">
            <text:p>0,184465</text:p>
          </table:table-cell>
          <table:table-cell/>
        </table:table-row>
        <table:table-row table:style-name="ro1">
          <table:table-cell office:value-type="float" office:value="0.183394" calcext:value-type="float">
            <text:p>0,183394</text:p>
          </table:table-cell>
          <table:table-cell/>
        </table:table-row>
        <table:table-row table:style-name="ro1">
          <table:table-cell office:value-type="float" office:value="0.183338" calcext:value-type="float">
            <text:p>0,183338</text:p>
          </table:table-cell>
          <table:table-cell/>
        </table:table-row>
        <table:table-row table:style-name="ro1">
          <table:table-cell office:value-type="float" office:value="0.183329" calcext:value-type="float">
            <text:p>0,183329</text:p>
          </table:table-cell>
          <table:table-cell/>
        </table:table-row>
        <table:table-row table:style-name="ro1">
          <table:table-cell office:value-type="float" office:value="0.181944" calcext:value-type="float">
            <text:p>0,181944</text:p>
          </table:table-cell>
          <table:table-cell/>
        </table:table-row>
        <table:table-row table:style-name="ro1">
          <table:table-cell office:value-type="float" office:value="0.179596" calcext:value-type="float">
            <text:p>0,179596</text:p>
          </table:table-cell>
          <table:table-cell/>
        </table:table-row>
        <table:table-row table:style-name="ro1">
          <table:table-cell office:value-type="float" office:value="0.178612" calcext:value-type="float">
            <text:p>0,178612</text:p>
          </table:table-cell>
          <table:table-cell/>
        </table:table-row>
        <table:table-row table:style-name="ro1">
          <table:table-cell office:value-type="float" office:value="0.178503" calcext:value-type="float">
            <text:p>0,178503</text:p>
          </table:table-cell>
          <table:table-cell/>
        </table:table-row>
        <table:table-row table:style-name="ro1">
          <table:table-cell office:value-type="float" office:value="0.178284" calcext:value-type="float">
            <text:p>0,178284</text:p>
          </table:table-cell>
          <table:table-cell/>
        </table:table-row>
        <table:table-row table:style-name="ro1">
          <table:table-cell office:value-type="float" office:value="0.177543" calcext:value-type="float">
            <text:p>0,177543</text:p>
          </table:table-cell>
          <table:table-cell/>
        </table:table-row>
        <table:table-row table:style-name="ro1">
          <table:table-cell office:value-type="float" office:value="0.176937" calcext:value-type="float">
            <text:p>0,176937</text:p>
          </table:table-cell>
          <table:table-cell/>
        </table:table-row>
        <table:table-row table:style-name="ro1">
          <table:table-cell office:value-type="float" office:value="0.17588" calcext:value-type="float">
            <text:p>0,17588</text:p>
          </table:table-cell>
          <table:table-cell/>
        </table:table-row>
        <table:table-row table:style-name="ro1">
          <table:table-cell office:value-type="float" office:value="0.174247" calcext:value-type="float">
            <text:p>0,174247</text:p>
          </table:table-cell>
          <table:table-cell/>
        </table:table-row>
        <table:table-row table:style-name="ro1">
          <table:table-cell office:value-type="float" office:value="0.172905" calcext:value-type="float">
            <text:p>0,172905</text:p>
          </table:table-cell>
          <table:table-cell/>
        </table:table-row>
        <table:table-row table:style-name="ro1">
          <table:table-cell office:value-type="float" office:value="0.170777" calcext:value-type="float">
            <text:p>0,170777</text:p>
          </table:table-cell>
          <table:table-cell/>
        </table:table-row>
        <table:table-row table:style-name="ro1">
          <table:table-cell office:value-type="float" office:value="0.168584" calcext:value-type="float">
            <text:p>0,168584</text:p>
          </table:table-cell>
          <table:table-cell/>
        </table:table-row>
        <table:table-row table:style-name="ro1">
          <table:table-cell office:value-type="float" office:value="0.168257" calcext:value-type="float">
            <text:p>0,168257</text:p>
          </table:table-cell>
          <table:table-cell/>
        </table:table-row>
        <table:table-row table:style-name="ro1">
          <table:table-cell office:value-type="float" office:value="0.167956" calcext:value-type="float">
            <text:p>0,167956</text:p>
          </table:table-cell>
          <table:table-cell/>
        </table:table-row>
        <table:table-row table:style-name="ro1">
          <table:table-cell office:value-type="float" office:value="0.167691" calcext:value-type="float">
            <text:p>0,167691</text:p>
          </table:table-cell>
          <table:table-cell/>
        </table:table-row>
        <table:table-row table:style-name="ro1">
          <table:table-cell office:value-type="float" office:value="0.166745" calcext:value-type="float">
            <text:p>0,166745</text:p>
          </table:table-cell>
          <table:table-cell/>
        </table:table-row>
        <table:table-row table:style-name="ro1">
          <table:table-cell office:value-type="float" office:value="0.16634" calcext:value-type="float">
            <text:p>0,16634</text:p>
          </table:table-cell>
          <table:table-cell/>
        </table:table-row>
        <table:table-row table:style-name="ro1">
          <table:table-cell office:value-type="float" office:value="0.165894" calcext:value-type="float">
            <text:p>0,165894</text:p>
          </table:table-cell>
          <table:table-cell/>
        </table:table-row>
        <table:table-row table:style-name="ro1">
          <table:table-cell office:value-type="float" office:value="0.163602" calcext:value-type="float">
            <text:p>0,163602</text:p>
          </table:table-cell>
          <table:table-cell/>
        </table:table-row>
        <table:table-row table:style-name="ro1">
          <table:table-cell office:value-type="float" office:value="0.16305" calcext:value-type="float">
            <text:p>0,16305</text:p>
          </table:table-cell>
          <table:table-cell/>
        </table:table-row>
        <table:table-row table:style-name="ro1">
          <table:table-cell office:value-type="float" office:value="0.163049" calcext:value-type="float">
            <text:p>0,163049</text:p>
          </table:table-cell>
          <table:table-cell/>
        </table:table-row>
        <table:table-row table:style-name="ro1">
          <table:table-cell office:value-type="float" office:value="0.161391" calcext:value-type="float">
            <text:p>0,161391</text:p>
          </table:table-cell>
          <table:table-cell/>
        </table:table-row>
        <table:table-row table:style-name="ro1">
          <table:table-cell office:value-type="float" office:value="0.160584" calcext:value-type="float">
            <text:p>0,160584</text:p>
          </table:table-cell>
          <table:table-cell/>
        </table:table-row>
        <table:table-row table:style-name="ro1">
          <table:table-cell office:value-type="float" office:value="0.160551" calcext:value-type="float">
            <text:p>0,160551</text:p>
          </table:table-cell>
          <table:table-cell/>
        </table:table-row>
        <table:table-row table:style-name="ro1">
          <table:table-cell office:value-type="float" office:value="0.160377" calcext:value-type="float">
            <text:p>0,160377</text:p>
          </table:table-cell>
          <table:table-cell/>
        </table:table-row>
        <table:table-row table:style-name="ro1">
          <table:table-cell office:value-type="float" office:value="0.160194" calcext:value-type="float">
            <text:p>0,160194</text:p>
          </table:table-cell>
          <table:table-cell/>
        </table:table-row>
        <table:table-row table:style-name="ro1">
          <table:table-cell office:value-type="float" office:value="0.159963" calcext:value-type="float">
            <text:p>0,159963</text:p>
          </table:table-cell>
          <table:table-cell/>
        </table:table-row>
        <table:table-row table:style-name="ro1">
          <table:table-cell office:value-type="float" office:value="0.159218" calcext:value-type="float">
            <text:p>0,159218</text:p>
          </table:table-cell>
          <table:table-cell/>
        </table:table-row>
        <table:table-row table:style-name="ro1">
          <table:table-cell office:value-type="float" office:value="0.15904" calcext:value-type="float">
            <text:p>0,15904</text:p>
          </table:table-cell>
          <table:table-cell/>
        </table:table-row>
        <table:table-row table:style-name="ro1">
          <table:table-cell office:value-type="float" office:value="0.158149" calcext:value-type="float">
            <text:p>0,158149</text:p>
          </table:table-cell>
          <table:table-cell/>
        </table:table-row>
        <table:table-row table:style-name="ro1">
          <table:table-cell office:value-type="float" office:value="0.157188" calcext:value-type="float">
            <text:p>0,157188</text:p>
          </table:table-cell>
          <table:table-cell/>
        </table:table-row>
        <table:table-row table:style-name="ro1">
          <table:table-cell office:value-type="float" office:value="0.15678" calcext:value-type="float">
            <text:p>0,15678</text:p>
          </table:table-cell>
          <table:table-cell/>
        </table:table-row>
        <table:table-row table:style-name="ro1">
          <table:table-cell office:value-type="float" office:value="0.156627" calcext:value-type="float">
            <text:p>0,156627</text:p>
          </table:table-cell>
          <table:table-cell/>
        </table:table-row>
        <table:table-row table:style-name="ro1">
          <table:table-cell office:value-type="float" office:value="0.155881" calcext:value-type="float">
            <text:p>0,155881</text:p>
          </table:table-cell>
          <table:table-cell/>
        </table:table-row>
        <table:table-row table:style-name="ro1">
          <table:table-cell office:value-type="float" office:value="0.15578" calcext:value-type="float">
            <text:p>0,15578</text:p>
          </table:table-cell>
          <table:table-cell/>
        </table:table-row>
        <table:table-row table:style-name="ro1">
          <table:table-cell office:value-type="float" office:value="0.155456" calcext:value-type="float">
            <text:p>0,155456</text:p>
          </table:table-cell>
          <table:table-cell/>
        </table:table-row>
        <table:table-row table:style-name="ro1">
          <table:table-cell office:value-type="float" office:value="0.154161" calcext:value-type="float">
            <text:p>0,154161</text:p>
          </table:table-cell>
          <table:table-cell/>
        </table:table-row>
        <table:table-row table:style-name="ro1">
          <table:table-cell office:value-type="float" office:value="0.153881" calcext:value-type="float">
            <text:p>0,153881</text:p>
          </table:table-cell>
          <table:table-cell/>
        </table:table-row>
        <table:table-row table:style-name="ro1">
          <table:table-cell office:value-type="float" office:value="0.152874" calcext:value-type="float">
            <text:p>0,152874</text:p>
          </table:table-cell>
          <table:table-cell/>
        </table:table-row>
        <table:table-row table:style-name="ro1">
          <table:table-cell office:value-type="float" office:value="0.152693" calcext:value-type="float">
            <text:p>0,152693</text:p>
          </table:table-cell>
          <table:table-cell/>
        </table:table-row>
        <table:table-row table:style-name="ro1">
          <table:table-cell office:value-type="float" office:value="0.152582" calcext:value-type="float">
            <text:p>0,152582</text:p>
          </table:table-cell>
          <table:table-cell/>
        </table:table-row>
        <table:table-row table:style-name="ro1">
          <table:table-cell office:value-type="float" office:value="0.152366" calcext:value-type="float">
            <text:p>0,152366</text:p>
          </table:table-cell>
          <table:table-cell/>
        </table:table-row>
        <table:table-row table:style-name="ro1">
          <table:table-cell office:value-type="float" office:value="0.151816" calcext:value-type="float">
            <text:p>0,151816</text:p>
          </table:table-cell>
          <table:table-cell/>
        </table:table-row>
        <table:table-row table:style-name="ro1">
          <table:table-cell office:value-type="float" office:value="0.150728" calcext:value-type="float">
            <text:p>0,150728</text:p>
          </table:table-cell>
          <table:table-cell/>
        </table:table-row>
        <table:table-row table:style-name="ro1">
          <table:table-cell office:value-type="float" office:value="0.150628" calcext:value-type="float">
            <text:p>0,150628</text:p>
          </table:table-cell>
          <table:table-cell/>
        </table:table-row>
        <table:table-row table:style-name="ro1">
          <table:table-cell office:value-type="float" office:value="0.150614" calcext:value-type="float">
            <text:p>0,150614</text:p>
          </table:table-cell>
          <table:table-cell/>
        </table:table-row>
        <table:table-row table:style-name="ro1">
          <table:table-cell office:value-type="float" office:value="0.150574" calcext:value-type="float">
            <text:p>0,150574</text:p>
          </table:table-cell>
          <table:table-cell/>
        </table:table-row>
        <table:table-row table:style-name="ro1">
          <table:table-cell office:value-type="float" office:value="0.150569" calcext:value-type="float">
            <text:p>0,150569</text:p>
          </table:table-cell>
          <table:table-cell/>
        </table:table-row>
        <table:table-row table:style-name="ro1">
          <table:table-cell office:value-type="float" office:value="0.150201" calcext:value-type="float">
            <text:p>0,150201</text:p>
          </table:table-cell>
          <table:table-cell/>
        </table:table-row>
        <table:table-row table:style-name="ro1">
          <table:table-cell office:value-type="float" office:value="0.148776" calcext:value-type="float">
            <text:p>0,148776</text:p>
          </table:table-cell>
          <table:table-cell/>
        </table:table-row>
        <table:table-row table:style-name="ro1">
          <table:table-cell office:value-type="float" office:value="0.147986" calcext:value-type="float">
            <text:p>0,147986</text:p>
          </table:table-cell>
          <table:table-cell/>
        </table:table-row>
        <table:table-row table:style-name="ro1">
          <table:table-cell office:value-type="float" office:value="0.147455" calcext:value-type="float">
            <text:p>0,147455</text:p>
          </table:table-cell>
          <table:table-cell/>
        </table:table-row>
        <table:table-row table:style-name="ro1">
          <table:table-cell office:value-type="float" office:value="0.146291" calcext:value-type="float">
            <text:p>0,146291</text:p>
          </table:table-cell>
          <table:table-cell/>
        </table:table-row>
        <table:table-row table:style-name="ro1">
          <table:table-cell office:value-type="float" office:value="0.145222" calcext:value-type="float">
            <text:p>0,145222</text:p>
          </table:table-cell>
          <table:table-cell/>
        </table:table-row>
        <table:table-row table:style-name="ro1">
          <table:table-cell office:value-type="float" office:value="0.143418" calcext:value-type="float">
            <text:p>0,143418</text:p>
          </table:table-cell>
          <table:table-cell/>
        </table:table-row>
        <table:table-row table:style-name="ro1">
          <table:table-cell office:value-type="float" office:value="0.142548" calcext:value-type="float">
            <text:p>0,142548</text:p>
          </table:table-cell>
          <table:table-cell/>
        </table:table-row>
        <table:table-row table:style-name="ro1">
          <table:table-cell office:value-type="float" office:value="0.142467" calcext:value-type="float">
            <text:p>0,142467</text:p>
          </table:table-cell>
          <table:table-cell/>
        </table:table-row>
        <table:table-row table:style-name="ro1">
          <table:table-cell office:value-type="float" office:value="0.14242" calcext:value-type="float">
            <text:p>0,14242</text:p>
          </table:table-cell>
          <table:table-cell/>
        </table:table-row>
        <table:table-row table:style-name="ro1">
          <table:table-cell office:value-type="float" office:value="0.142332" calcext:value-type="float">
            <text:p>0,142332</text:p>
          </table:table-cell>
          <table:table-cell/>
        </table:table-row>
        <table:table-row table:style-name="ro1">
          <table:table-cell office:value-type="float" office:value="0.141182" calcext:value-type="float">
            <text:p>0,141182</text:p>
          </table:table-cell>
          <table:table-cell/>
        </table:table-row>
        <table:table-row table:style-name="ro1">
          <table:table-cell office:value-type="float" office:value="0.140208" calcext:value-type="float">
            <text:p>0,140208</text:p>
          </table:table-cell>
          <table:table-cell/>
        </table:table-row>
        <table:table-row table:style-name="ro1">
          <table:table-cell office:value-type="float" office:value="0.139981" calcext:value-type="float">
            <text:p>0,139981</text:p>
          </table:table-cell>
          <table:table-cell/>
        </table:table-row>
        <table:table-row table:style-name="ro1">
          <table:table-cell office:value-type="float" office:value="0.139709" calcext:value-type="float">
            <text:p>0,139709</text:p>
          </table:table-cell>
          <table:table-cell/>
        </table:table-row>
        <table:table-row table:style-name="ro1">
          <table:table-cell office:value-type="float" office:value="0.139548" calcext:value-type="float">
            <text:p>0,139548</text:p>
          </table:table-cell>
          <table:table-cell/>
        </table:table-row>
        <table:table-row table:style-name="ro1">
          <table:table-cell office:value-type="float" office:value="0.13819" calcext:value-type="float">
            <text:p>0,13819</text:p>
          </table:table-cell>
          <table:table-cell/>
        </table:table-row>
        <table:table-row table:style-name="ro1">
          <table:table-cell office:value-type="float" office:value="0.138044" calcext:value-type="float">
            <text:p>0,138044</text:p>
          </table:table-cell>
          <table:table-cell/>
        </table:table-row>
        <table:table-row table:style-name="ro1">
          <table:table-cell office:value-type="float" office:value="0.13749" calcext:value-type="float">
            <text:p>0,13749</text:p>
          </table:table-cell>
          <table:table-cell/>
        </table:table-row>
        <table:table-row table:style-name="ro1">
          <table:table-cell office:value-type="float" office:value="0.136958" calcext:value-type="float">
            <text:p>0,136958</text:p>
          </table:table-cell>
          <table:table-cell/>
        </table:table-row>
        <table:table-row table:style-name="ro1">
          <table:table-cell office:value-type="float" office:value="0.13694" calcext:value-type="float">
            <text:p>0,13694</text:p>
          </table:table-cell>
          <table:table-cell/>
        </table:table-row>
        <table:table-row table:style-name="ro1">
          <table:table-cell office:value-type="float" office:value="0.136053" calcext:value-type="float">
            <text:p>0,136053</text:p>
          </table:table-cell>
          <table:table-cell/>
        </table:table-row>
        <table:table-row table:style-name="ro1">
          <table:table-cell office:value-type="float" office:value="0.135532" calcext:value-type="float">
            <text:p>0,135532</text:p>
          </table:table-cell>
          <table:table-cell/>
        </table:table-row>
        <table:table-row table:style-name="ro1">
          <table:table-cell office:value-type="float" office:value="0.134861" calcext:value-type="float">
            <text:p>0,134861</text:p>
          </table:table-cell>
          <table:table-cell/>
        </table:table-row>
        <table:table-row table:style-name="ro1">
          <table:table-cell office:value-type="float" office:value="0.134834" calcext:value-type="float">
            <text:p>0,134834</text:p>
          </table:table-cell>
          <table:table-cell/>
        </table:table-row>
        <table:table-row table:style-name="ro1">
          <table:table-cell office:value-type="float" office:value="0.134831" calcext:value-type="float">
            <text:p>0,134831</text:p>
          </table:table-cell>
          <table:table-cell/>
        </table:table-row>
        <table:table-row table:style-name="ro1">
          <table:table-cell office:value-type="float" office:value="0.131852" calcext:value-type="float">
            <text:p>0,131852</text:p>
          </table:table-cell>
          <table:table-cell/>
        </table:table-row>
        <table:table-row table:style-name="ro1">
          <table:table-cell office:value-type="float" office:value="0.130084" calcext:value-type="float">
            <text:p>0,130084</text:p>
          </table:table-cell>
          <table:table-cell/>
        </table:table-row>
        <table:table-row table:style-name="ro1">
          <table:table-cell office:value-type="float" office:value="0.12837" calcext:value-type="float">
            <text:p>0,12837</text:p>
          </table:table-cell>
          <table:table-cell/>
        </table:table-row>
        <table:table-row table:style-name="ro1">
          <table:table-cell office:value-type="float" office:value="0.128017" calcext:value-type="float">
            <text:p>0,128017</text:p>
          </table:table-cell>
          <table:table-cell/>
        </table:table-row>
        <table:table-row table:style-name="ro1">
          <table:table-cell office:value-type="float" office:value="0.127674" calcext:value-type="float">
            <text:p>0,127674</text:p>
          </table:table-cell>
          <table:table-cell/>
        </table:table-row>
        <table:table-row table:style-name="ro1">
          <table:table-cell office:value-type="float" office:value="0.127445" calcext:value-type="float">
            <text:p>0,127445</text:p>
          </table:table-cell>
          <table:table-cell/>
        </table:table-row>
        <table:table-row table:style-name="ro1">
          <table:table-cell office:value-type="float" office:value="0.125677" calcext:value-type="float">
            <text:p>0,125677</text:p>
          </table:table-cell>
          <table:table-cell/>
        </table:table-row>
        <table:table-row table:style-name="ro1">
          <table:table-cell office:value-type="float" office:value="0.125649" calcext:value-type="float">
            <text:p>0,125649</text:p>
          </table:table-cell>
          <table:table-cell/>
        </table:table-row>
        <table:table-row table:style-name="ro1">
          <table:table-cell office:value-type="float" office:value="0.125508" calcext:value-type="float">
            <text:p>0,125508</text:p>
          </table:table-cell>
          <table:table-cell/>
        </table:table-row>
        <table:table-row table:style-name="ro1">
          <table:table-cell office:value-type="float" office:value="0.125504" calcext:value-type="float">
            <text:p>0,125504</text:p>
          </table:table-cell>
          <table:table-cell/>
        </table:table-row>
        <table:table-row table:style-name="ro1">
          <table:table-cell office:value-type="float" office:value="0.125287" calcext:value-type="float">
            <text:p>0,125287</text:p>
          </table:table-cell>
          <table:table-cell/>
        </table:table-row>
        <table:table-row table:style-name="ro1">
          <table:table-cell office:value-type="float" office:value="0.12333" calcext:value-type="float">
            <text:p>0,12333</text:p>
          </table:table-cell>
          <table:table-cell/>
        </table:table-row>
        <table:table-row table:style-name="ro1">
          <table:table-cell office:value-type="float" office:value="0.121979" calcext:value-type="float">
            <text:p>0,121979</text:p>
          </table:table-cell>
          <table:table-cell/>
        </table:table-row>
        <table:table-row table:style-name="ro1">
          <table:table-cell office:value-type="float" office:value="0.121977" calcext:value-type="float">
            <text:p>0,121977</text:p>
          </table:table-cell>
          <table:table-cell/>
        </table:table-row>
        <table:table-row table:style-name="ro1">
          <table:table-cell office:value-type="float" office:value="0.120904" calcext:value-type="float">
            <text:p>0,120904</text:p>
          </table:table-cell>
          <table:table-cell/>
        </table:table-row>
        <table:table-row table:style-name="ro1">
          <table:table-cell office:value-type="float" office:value="0.119753" calcext:value-type="float">
            <text:p>0,119753</text:p>
          </table:table-cell>
          <table:table-cell/>
        </table:table-row>
        <table:table-row table:style-name="ro1">
          <table:table-cell office:value-type="float" office:value="0.119683" calcext:value-type="float">
            <text:p>0,119683</text:p>
          </table:table-cell>
          <table:table-cell/>
        </table:table-row>
        <table:table-row table:style-name="ro1">
          <table:table-cell office:value-type="float" office:value="0.119173" calcext:value-type="float">
            <text:p>0,119173</text:p>
          </table:table-cell>
          <table:table-cell/>
        </table:table-row>
        <table:table-row table:style-name="ro1">
          <table:table-cell office:value-type="float" office:value="0.118605" calcext:value-type="float">
            <text:p>0,118605</text:p>
          </table:table-cell>
          <table:table-cell/>
        </table:table-row>
        <table:table-row table:style-name="ro1">
          <table:table-cell office:value-type="float" office:value="0.118408" calcext:value-type="float">
            <text:p>0,118408</text:p>
          </table:table-cell>
          <table:table-cell/>
        </table:table-row>
        <table:table-row table:style-name="ro1">
          <table:table-cell office:value-type="float" office:value="0.117227" calcext:value-type="float">
            <text:p>0,117227</text:p>
          </table:table-cell>
          <table:table-cell/>
        </table:table-row>
        <table:table-row table:style-name="ro1">
          <table:table-cell office:value-type="float" office:value="0.117209" calcext:value-type="float">
            <text:p>0,117209</text:p>
          </table:table-cell>
          <table:table-cell/>
        </table:table-row>
        <table:table-row table:style-name="ro1">
          <table:table-cell office:value-type="float" office:value="0.116843" calcext:value-type="float">
            <text:p>0,116843</text:p>
          </table:table-cell>
          <table:table-cell/>
        </table:table-row>
        <table:table-row table:style-name="ro1">
          <table:table-cell office:value-type="float" office:value="0.116068" calcext:value-type="float">
            <text:p>0,116068</text:p>
          </table:table-cell>
          <table:table-cell/>
        </table:table-row>
        <table:table-row table:style-name="ro1">
          <table:table-cell office:value-type="float" office:value="0.115986" calcext:value-type="float">
            <text:p>0,115986</text:p>
          </table:table-cell>
          <table:table-cell/>
        </table:table-row>
        <table:table-row table:style-name="ro1">
          <table:table-cell office:value-type="float" office:value="0.115539" calcext:value-type="float">
            <text:p>0,115539</text:p>
          </table:table-cell>
          <table:table-cell/>
        </table:table-row>
        <table:table-row table:style-name="ro1">
          <table:table-cell office:value-type="float" office:value="0.115002" calcext:value-type="float">
            <text:p>0,115002</text:p>
          </table:table-cell>
          <table:table-cell/>
        </table:table-row>
        <table:table-row table:style-name="ro1">
          <table:table-cell office:value-type="float" office:value="0.114792" calcext:value-type="float">
            <text:p>0,114792</text:p>
          </table:table-cell>
          <table:table-cell/>
        </table:table-row>
        <table:table-row table:style-name="ro1">
          <table:table-cell office:value-type="float" office:value="0.114332" calcext:value-type="float">
            <text:p>0,114332</text:p>
          </table:table-cell>
          <table:table-cell/>
        </table:table-row>
        <table:table-row table:style-name="ro1">
          <table:table-cell office:value-type="float" office:value="0.113845" calcext:value-type="float">
            <text:p>0,113845</text:p>
          </table:table-cell>
          <table:table-cell/>
        </table:table-row>
        <table:table-row table:style-name="ro1">
          <table:table-cell office:value-type="float" office:value="0.112312" calcext:value-type="float">
            <text:p>0,112312</text:p>
          </table:table-cell>
          <table:table-cell/>
        </table:table-row>
        <table:table-row table:style-name="ro1">
          <table:table-cell office:value-type="float" office:value="0.112162" calcext:value-type="float">
            <text:p>0,112162</text:p>
          </table:table-cell>
          <table:table-cell/>
        </table:table-row>
        <table:table-row table:style-name="ro1">
          <table:table-cell office:value-type="float" office:value="0.111822" calcext:value-type="float">
            <text:p>0,111822</text:p>
          </table:table-cell>
          <table:table-cell/>
        </table:table-row>
        <table:table-row table:style-name="ro1">
          <table:table-cell office:value-type="float" office:value="0.110706" calcext:value-type="float">
            <text:p>0,110706</text:p>
          </table:table-cell>
          <table:table-cell/>
        </table:table-row>
        <table:table-row table:style-name="ro1">
          <table:table-cell office:value-type="float" office:value="0.110566" calcext:value-type="float">
            <text:p>0,110566</text:p>
          </table:table-cell>
          <table:table-cell/>
        </table:table-row>
        <table:table-row table:style-name="ro1">
          <table:table-cell office:value-type="float" office:value="0.110008" calcext:value-type="float">
            <text:p>0,110008</text:p>
          </table:table-cell>
          <table:table-cell/>
        </table:table-row>
        <table:table-row table:style-name="ro1">
          <table:table-cell office:value-type="float" office:value="0.109668" calcext:value-type="float">
            <text:p>0,109668</text:p>
          </table:table-cell>
          <table:table-cell/>
        </table:table-row>
        <table:table-row table:style-name="ro1">
          <table:table-cell office:value-type="float" office:value="0.108758" calcext:value-type="float">
            <text:p>0,108758</text:p>
          </table:table-cell>
          <table:table-cell/>
        </table:table-row>
        <table:table-row table:style-name="ro1">
          <table:table-cell office:value-type="float" office:value="0.108693" calcext:value-type="float">
            <text:p>0,108693</text:p>
          </table:table-cell>
          <table:table-cell/>
        </table:table-row>
        <table:table-row table:style-name="ro1">
          <table:table-cell office:value-type="float" office:value="0.108641" calcext:value-type="float">
            <text:p>0,108641</text:p>
          </table:table-cell>
          <table:table-cell/>
        </table:table-row>
        <table:table-row table:style-name="ro1">
          <table:table-cell office:value-type="float" office:value="0.107725" calcext:value-type="float">
            <text:p>0,107725</text:p>
          </table:table-cell>
          <table:table-cell/>
        </table:table-row>
        <table:table-row table:style-name="ro1">
          <table:table-cell office:value-type="float" office:value="0.107545" calcext:value-type="float">
            <text:p>0,107545</text:p>
          </table:table-cell>
          <table:table-cell/>
        </table:table-row>
        <table:table-row table:style-name="ro1">
          <table:table-cell office:value-type="float" office:value="0.10673" calcext:value-type="float">
            <text:p>0,10673</text:p>
          </table:table-cell>
          <table:table-cell/>
        </table:table-row>
        <table:table-row table:style-name="ro1">
          <table:table-cell office:value-type="float" office:value="0.106526" calcext:value-type="float">
            <text:p>0,106526</text:p>
          </table:table-cell>
          <table:table-cell/>
        </table:table-row>
        <table:table-row table:style-name="ro1">
          <table:table-cell office:value-type="float" office:value="0.10542" calcext:value-type="float">
            <text:p>0,10542</text:p>
          </table:table-cell>
          <table:table-cell/>
        </table:table-row>
        <table:table-row table:style-name="ro1">
          <table:table-cell office:value-type="float" office:value="0.104982" calcext:value-type="float">
            <text:p>0,104982</text:p>
          </table:table-cell>
          <table:table-cell/>
        </table:table-row>
        <table:table-row table:style-name="ro1">
          <table:table-cell office:value-type="float" office:value="0.104358" calcext:value-type="float">
            <text:p>0,104358</text:p>
          </table:table-cell>
          <table:table-cell/>
        </table:table-row>
        <table:table-row table:style-name="ro1">
          <table:table-cell office:value-type="float" office:value="0.103995" calcext:value-type="float">
            <text:p>0,103995</text:p>
          </table:table-cell>
          <table:table-cell/>
        </table:table-row>
        <table:table-row table:style-name="ro1">
          <table:table-cell office:value-type="float" office:value="0.102857" calcext:value-type="float">
            <text:p>0,102857</text:p>
          </table:table-cell>
          <table:table-cell/>
        </table:table-row>
        <table:table-row table:style-name="ro1">
          <table:table-cell office:value-type="float" office:value="0.102387" calcext:value-type="float">
            <text:p>0,102387</text:p>
          </table:table-cell>
          <table:table-cell/>
        </table:table-row>
        <table:table-row table:style-name="ro1">
          <table:table-cell office:value-type="float" office:value="0.102017" calcext:value-type="float">
            <text:p>0,102017</text:p>
          </table:table-cell>
          <table:table-cell/>
        </table:table-row>
        <table:table-row table:style-name="ro1">
          <table:table-cell office:value-type="float" office:value="0.10193" calcext:value-type="float">
            <text:p>0,10193</text:p>
          </table:table-cell>
          <table:table-cell/>
        </table:table-row>
        <table:table-row table:style-name="ro1">
          <table:table-cell office:value-type="float" office:value="0.1016" calcext:value-type="float">
            <text:p>0,1016</text:p>
          </table:table-cell>
          <table:table-cell/>
        </table:table-row>
        <table:table-row table:style-name="ro1">
          <table:table-cell office:value-type="float" office:value="0.100578" calcext:value-type="float">
            <text:p>0,100578</text:p>
          </table:table-cell>
          <table:table-cell/>
        </table:table-row>
        <table:table-row table:style-name="ro1">
          <table:table-cell office:value-type="float" office:value="0.100112" calcext:value-type="float">
            <text:p>0,100112</text:p>
          </table:table-cell>
          <table:table-cell/>
        </table:table-row>
        <table:table-row table:style-name="ro1">
          <table:table-cell office:value-type="float" office:value="0.09936" calcext:value-type="float">
            <text:p>0,09936</text:p>
          </table:table-cell>
          <table:table-cell/>
        </table:table-row>
        <table:table-row table:style-name="ro1">
          <table:table-cell office:value-type="float" office:value="0.098051" calcext:value-type="float">
            <text:p>0,098051</text:p>
          </table:table-cell>
          <table:table-cell/>
        </table:table-row>
        <table:table-row table:style-name="ro1">
          <table:table-cell office:value-type="float" office:value="0.097783" calcext:value-type="float">
            <text:p>0,097783</text:p>
          </table:table-cell>
          <table:table-cell/>
        </table:table-row>
        <table:table-row table:style-name="ro1">
          <table:table-cell office:value-type="float" office:value="0.097508" calcext:value-type="float">
            <text:p>0,097508</text:p>
          </table:table-cell>
          <table:table-cell/>
        </table:table-row>
        <table:table-row table:style-name="ro1">
          <table:table-cell office:value-type="float" office:value="0.09707" calcext:value-type="float">
            <text:p>0,09707</text:p>
          </table:table-cell>
          <table:table-cell/>
        </table:table-row>
        <table:table-row table:style-name="ro1">
          <table:table-cell office:value-type="float" office:value="0.096992" calcext:value-type="float">
            <text:p>0,096992</text:p>
          </table:table-cell>
          <table:table-cell/>
        </table:table-row>
        <table:table-row table:style-name="ro1">
          <table:table-cell office:value-type="float" office:value="0.095225" calcext:value-type="float">
            <text:p>0,095225</text:p>
          </table:table-cell>
          <table:table-cell/>
        </table:table-row>
        <table:table-row table:style-name="ro1">
          <table:table-cell office:value-type="float" office:value="0.09521" calcext:value-type="float">
            <text:p>0,09521</text:p>
          </table:table-cell>
          <table:table-cell/>
        </table:table-row>
        <table:table-row table:style-name="ro1">
          <table:table-cell office:value-type="float" office:value="0.095084" calcext:value-type="float">
            <text:p>0,095084</text:p>
          </table:table-cell>
          <table:table-cell/>
        </table:table-row>
        <table:table-row table:style-name="ro1">
          <table:table-cell office:value-type="float" office:value="0.094693" calcext:value-type="float">
            <text:p>0,094693</text:p>
          </table:table-cell>
          <table:table-cell/>
        </table:table-row>
        <table:table-row table:style-name="ro1">
          <table:table-cell office:value-type="float" office:value="0.09386" calcext:value-type="float">
            <text:p>0,09386</text:p>
          </table:table-cell>
          <table:table-cell/>
        </table:table-row>
        <table:table-row table:style-name="ro1">
          <table:table-cell office:value-type="float" office:value="0.09367" calcext:value-type="float">
            <text:p>0,09367</text:p>
          </table:table-cell>
          <table:table-cell/>
        </table:table-row>
        <table:table-row table:style-name="ro1">
          <table:table-cell office:value-type="float" office:value="0.093512" calcext:value-type="float">
            <text:p>0,093512</text:p>
          </table:table-cell>
          <table:table-cell/>
        </table:table-row>
        <table:table-row table:style-name="ro1">
          <table:table-cell office:value-type="float" office:value="0.092997" calcext:value-type="float">
            <text:p>0,092997</text:p>
          </table:table-cell>
          <table:table-cell/>
        </table:table-row>
        <table:table-row table:style-name="ro1">
          <table:table-cell office:value-type="float" office:value="0.09298" calcext:value-type="float">
            <text:p>0,09298</text:p>
          </table:table-cell>
          <table:table-cell/>
        </table:table-row>
        <table:table-row table:style-name="ro1">
          <table:table-cell office:value-type="float" office:value="0.092519" calcext:value-type="float">
            <text:p>0,092519</text:p>
          </table:table-cell>
          <table:table-cell/>
        </table:table-row>
        <table:table-row table:style-name="ro1">
          <table:table-cell office:value-type="float" office:value="0.09242" calcext:value-type="float">
            <text:p>0,09242</text:p>
          </table:table-cell>
          <table:table-cell/>
        </table:table-row>
        <table:table-row table:style-name="ro1">
          <table:table-cell office:value-type="float" office:value="0.091401" calcext:value-type="float">
            <text:p>0,091401</text:p>
          </table:table-cell>
          <table:table-cell/>
        </table:table-row>
        <table:table-row table:style-name="ro1">
          <table:table-cell office:value-type="float" office:value="0.09045" calcext:value-type="float">
            <text:p>0,09045</text:p>
          </table:table-cell>
          <table:table-cell/>
        </table:table-row>
        <table:table-row table:style-name="ro1">
          <table:table-cell office:value-type="float" office:value="0.089627" calcext:value-type="float">
            <text:p>0,089627</text:p>
          </table:table-cell>
          <table:table-cell/>
        </table:table-row>
        <table:table-row table:style-name="ro1">
          <table:table-cell office:value-type="float" office:value="0.089586" calcext:value-type="float">
            <text:p>0,089586</text:p>
          </table:table-cell>
          <table:table-cell/>
        </table:table-row>
        <table:table-row table:style-name="ro1">
          <table:table-cell office:value-type="float" office:value="0.089393" calcext:value-type="float">
            <text:p>0,089393</text:p>
          </table:table-cell>
          <table:table-cell/>
        </table:table-row>
        <table:table-row table:style-name="ro1">
          <table:table-cell office:value-type="float" office:value="0.089161" calcext:value-type="float">
            <text:p>0,089161</text:p>
          </table:table-cell>
          <table:table-cell/>
        </table:table-row>
        <table:table-row table:style-name="ro1">
          <table:table-cell office:value-type="float" office:value="0.088826" calcext:value-type="float">
            <text:p>0,088826</text:p>
          </table:table-cell>
          <table:table-cell/>
        </table:table-row>
        <table:table-row table:style-name="ro1">
          <table:table-cell office:value-type="float" office:value="0.08804" calcext:value-type="float">
            <text:p>0,08804</text:p>
          </table:table-cell>
          <table:table-cell/>
        </table:table-row>
        <table:table-row table:style-name="ro1">
          <table:table-cell office:value-type="float" office:value="0.087898" calcext:value-type="float">
            <text:p>0,087898</text:p>
          </table:table-cell>
          <table:table-cell/>
        </table:table-row>
        <table:table-row table:style-name="ro1">
          <table:table-cell office:value-type="float" office:value="0.087138" calcext:value-type="float">
            <text:p>0,087138</text:p>
          </table:table-cell>
          <table:table-cell/>
        </table:table-row>
        <table:table-row table:style-name="ro1">
          <table:table-cell office:value-type="float" office:value="0.08678" calcext:value-type="float">
            <text:p>0,08678</text:p>
          </table:table-cell>
          <table:table-cell/>
        </table:table-row>
        <table:table-row table:style-name="ro1">
          <table:table-cell office:value-type="float" office:value="0.085693" calcext:value-type="float">
            <text:p>0,085693</text:p>
          </table:table-cell>
          <table:table-cell/>
        </table:table-row>
        <table:table-row table:style-name="ro1">
          <table:table-cell office:value-type="float" office:value="0.085604" calcext:value-type="float">
            <text:p>0,085604</text:p>
          </table:table-cell>
          <table:table-cell/>
        </table:table-row>
        <table:table-row table:style-name="ro1">
          <table:table-cell office:value-type="float" office:value="0.085076" calcext:value-type="float">
            <text:p>0,085076</text:p>
          </table:table-cell>
          <table:table-cell/>
        </table:table-row>
        <table:table-row table:style-name="ro1">
          <table:table-cell office:value-type="float" office:value="0.085073" calcext:value-type="float">
            <text:p>0,085073</text:p>
          </table:table-cell>
          <table:table-cell/>
        </table:table-row>
        <table:table-row table:style-name="ro1">
          <table:table-cell office:value-type="float" office:value="0.084312" calcext:value-type="float">
            <text:p>0,084312</text:p>
          </table:table-cell>
          <table:table-cell/>
        </table:table-row>
        <table:table-row table:style-name="ro1">
          <table:table-cell office:value-type="float" office:value="0.083973" calcext:value-type="float">
            <text:p>0,083973</text:p>
          </table:table-cell>
          <table:table-cell/>
        </table:table-row>
        <table:table-row table:style-name="ro1">
          <table:table-cell office:value-type="float" office:value="0.083914" calcext:value-type="float">
            <text:p>0,083914</text:p>
          </table:table-cell>
          <table:table-cell/>
        </table:table-row>
        <table:table-row table:style-name="ro1">
          <table:table-cell office:value-type="float" office:value="0.082317" calcext:value-type="float">
            <text:p>0,082317</text:p>
          </table:table-cell>
          <table:table-cell/>
        </table:table-row>
        <table:table-row table:style-name="ro1">
          <table:table-cell office:value-type="float" office:value="0.082198" calcext:value-type="float">
            <text:p>0,082198</text:p>
          </table:table-cell>
          <table:table-cell/>
        </table:table-row>
        <table:table-row table:style-name="ro1">
          <table:table-cell office:value-type="float" office:value="0.082009" calcext:value-type="float">
            <text:p>0,082009</text:p>
          </table:table-cell>
          <table:table-cell/>
        </table:table-row>
        <table:table-row table:style-name="ro1">
          <table:table-cell office:value-type="float" office:value="0.08043" calcext:value-type="float">
            <text:p>0,08043</text:p>
          </table:table-cell>
          <table:table-cell/>
        </table:table-row>
        <table:table-row table:style-name="ro1">
          <table:table-cell office:value-type="float" office:value="0.079325" calcext:value-type="float">
            <text:p>0,079325</text:p>
          </table:table-cell>
          <table:table-cell/>
        </table:table-row>
        <table:table-row table:style-name="ro1">
          <table:table-cell office:value-type="float" office:value="0.078629" calcext:value-type="float">
            <text:p>0,078629</text:p>
          </table:table-cell>
          <table:table-cell/>
        </table:table-row>
        <table:table-row table:style-name="ro1">
          <table:table-cell office:value-type="float" office:value="0.078093" calcext:value-type="float">
            <text:p>0,078093</text:p>
          </table:table-cell>
          <table:table-cell/>
        </table:table-row>
        <table:table-row table:style-name="ro1">
          <table:table-cell office:value-type="float" office:value="0.078038" calcext:value-type="float">
            <text:p>0,078038</text:p>
          </table:table-cell>
          <table:table-cell/>
        </table:table-row>
        <table:table-row table:style-name="ro1">
          <table:table-cell office:value-type="float" office:value="0.077427" calcext:value-type="float">
            <text:p>0,077427</text:p>
          </table:table-cell>
          <table:table-cell/>
        </table:table-row>
        <table:table-row table:style-name="ro1">
          <table:table-cell office:value-type="float" office:value="0.077018" calcext:value-type="float">
            <text:p>0,077018</text:p>
          </table:table-cell>
          <table:table-cell/>
        </table:table-row>
        <table:table-row table:style-name="ro1">
          <table:table-cell office:value-type="float" office:value="0.076418" calcext:value-type="float">
            <text:p>0,076418</text:p>
          </table:table-cell>
          <table:table-cell/>
        </table:table-row>
        <table:table-row table:style-name="ro1">
          <table:table-cell office:value-type="float" office:value="0.07628" calcext:value-type="float">
            <text:p>0,07628</text:p>
          </table:table-cell>
          <table:table-cell/>
        </table:table-row>
        <table:table-row table:style-name="ro1">
          <table:table-cell office:value-type="float" office:value="0.076236" calcext:value-type="float">
            <text:p>0,076236</text:p>
          </table:table-cell>
          <table:table-cell/>
        </table:table-row>
        <table:table-row table:style-name="ro1">
          <table:table-cell office:value-type="float" office:value="0.075095" calcext:value-type="float">
            <text:p>0,075095</text:p>
          </table:table-cell>
          <table:table-cell/>
        </table:table-row>
        <table:table-row table:style-name="ro1">
          <table:table-cell office:value-type="float" office:value="0.074377" calcext:value-type="float">
            <text:p>0,074377</text:p>
          </table:table-cell>
          <table:table-cell/>
        </table:table-row>
        <table:table-row table:style-name="ro1">
          <table:table-cell office:value-type="float" office:value="0.073159" calcext:value-type="float">
            <text:p>0,073159</text:p>
          </table:table-cell>
          <table:table-cell/>
        </table:table-row>
        <table:table-row table:style-name="ro1">
          <table:table-cell office:value-type="float" office:value="0.073143" calcext:value-type="float">
            <text:p>0,073143</text:p>
          </table:table-cell>
          <table:table-cell/>
        </table:table-row>
        <table:table-row table:style-name="ro1">
          <table:table-cell office:value-type="float" office:value="0.072839" calcext:value-type="float">
            <text:p>0,072839</text:p>
          </table:table-cell>
          <table:table-cell/>
        </table:table-row>
        <table:table-row table:style-name="ro1">
          <table:table-cell office:value-type="float" office:value="0.072393" calcext:value-type="float">
            <text:p>0,072393</text:p>
          </table:table-cell>
          <table:table-cell/>
        </table:table-row>
        <table:table-row table:style-name="ro1">
          <table:table-cell office:value-type="float" office:value="0.071488" calcext:value-type="float">
            <text:p>0,071488</text:p>
          </table:table-cell>
          <table:table-cell/>
        </table:table-row>
        <table:table-row table:style-name="ro1">
          <table:table-cell office:value-type="float" office:value="0.07104" calcext:value-type="float">
            <text:p>0,07104</text:p>
          </table:table-cell>
          <table:table-cell/>
        </table:table-row>
        <table:table-row table:style-name="ro1">
          <table:table-cell office:value-type="float" office:value="0.070535" calcext:value-type="float">
            <text:p>0,070535</text:p>
          </table:table-cell>
          <table:table-cell/>
        </table:table-row>
        <table:table-row table:style-name="ro1">
          <table:table-cell office:value-type="float" office:value="0.069772" calcext:value-type="float">
            <text:p>0,069772</text:p>
          </table:table-cell>
          <table:table-cell/>
        </table:table-row>
        <table:table-row table:style-name="ro1">
          <table:table-cell office:value-type="float" office:value="0.069266" calcext:value-type="float">
            <text:p>0,069266</text:p>
          </table:table-cell>
          <table:table-cell/>
        </table:table-row>
        <table:table-row table:style-name="ro1">
          <table:table-cell office:value-type="float" office:value="0.068982" calcext:value-type="float">
            <text:p>0,068982</text:p>
          </table:table-cell>
          <table:table-cell/>
        </table:table-row>
        <table:table-row table:style-name="ro1">
          <table:table-cell office:value-type="float" office:value="0.068403" calcext:value-type="float">
            <text:p>0,068403</text:p>
          </table:table-cell>
          <table:table-cell/>
        </table:table-row>
        <table:table-row table:style-name="ro1">
          <table:table-cell office:value-type="float" office:value="0.068321" calcext:value-type="float">
            <text:p>0,068321</text:p>
          </table:table-cell>
          <table:table-cell/>
        </table:table-row>
        <table:table-row table:style-name="ro1">
          <table:table-cell office:value-type="float" office:value="0.068094" calcext:value-type="float">
            <text:p>0,068094</text:p>
          </table:table-cell>
          <table:table-cell/>
        </table:table-row>
        <table:table-row table:style-name="ro1">
          <table:table-cell office:value-type="float" office:value="0.067897" calcext:value-type="float">
            <text:p>0,067897</text:p>
          </table:table-cell>
          <table:table-cell/>
        </table:table-row>
        <table:table-row table:style-name="ro1">
          <table:table-cell office:value-type="float" office:value="0.06749" calcext:value-type="float">
            <text:p>0,06749</text:p>
          </table:table-cell>
          <table:table-cell/>
        </table:table-row>
        <table:table-row table:style-name="ro1">
          <table:table-cell office:value-type="float" office:value="0.065783" calcext:value-type="float">
            <text:p>0,065783</text:p>
          </table:table-cell>
          <table:table-cell/>
        </table:table-row>
        <table:table-row table:style-name="ro1">
          <table:table-cell office:value-type="float" office:value="0.064554" calcext:value-type="float">
            <text:p>0,064554</text:p>
          </table:table-cell>
          <table:table-cell/>
        </table:table-row>
        <table:table-row table:style-name="ro1">
          <table:table-cell office:value-type="float" office:value="0.064139" calcext:value-type="float">
            <text:p>0,064139</text:p>
          </table:table-cell>
          <table:table-cell/>
        </table:table-row>
        <table:table-row table:style-name="ro1">
          <table:table-cell office:value-type="float" office:value="0.063921" calcext:value-type="float">
            <text:p>0,063921</text:p>
          </table:table-cell>
          <table:table-cell/>
        </table:table-row>
        <table:table-row table:style-name="ro1">
          <table:table-cell office:value-type="float" office:value="0.062995" calcext:value-type="float">
            <text:p>0,062995</text:p>
          </table:table-cell>
          <table:table-cell/>
        </table:table-row>
        <table:table-row table:style-name="ro1">
          <table:table-cell office:value-type="float" office:value="0.062878" calcext:value-type="float">
            <text:p>0,062878</text:p>
          </table:table-cell>
          <table:table-cell/>
        </table:table-row>
        <table:table-row table:style-name="ro1">
          <table:table-cell office:value-type="float" office:value="0.062787" calcext:value-type="float">
            <text:p>0,062787</text:p>
          </table:table-cell>
          <table:table-cell/>
        </table:table-row>
        <table:table-row table:style-name="ro1">
          <table:table-cell office:value-type="float" office:value="0.062701" calcext:value-type="float">
            <text:p>0,062701</text:p>
          </table:table-cell>
          <table:table-cell/>
        </table:table-row>
        <table:table-row table:style-name="ro1">
          <table:table-cell office:value-type="float" office:value="0.062202" calcext:value-type="float">
            <text:p>0,062202</text:p>
          </table:table-cell>
          <table:table-cell/>
        </table:table-row>
        <table:table-row table:style-name="ro1">
          <table:table-cell office:value-type="float" office:value="0.061582" calcext:value-type="float">
            <text:p>0,061582</text:p>
          </table:table-cell>
          <table:table-cell/>
        </table:table-row>
        <table:table-row table:style-name="ro1">
          <table:table-cell office:value-type="float" office:value="0.060955" calcext:value-type="float">
            <text:p>0,060955</text:p>
          </table:table-cell>
          <table:table-cell/>
        </table:table-row>
        <table:table-row table:style-name="ro1">
          <table:table-cell office:value-type="float" office:value="0.060932" calcext:value-type="float">
            <text:p>0,060932</text:p>
          </table:table-cell>
          <table:table-cell/>
        </table:table-row>
        <table:table-row table:style-name="ro1">
          <table:table-cell office:value-type="float" office:value="0.06024" calcext:value-type="float">
            <text:p>0,06024</text:p>
          </table:table-cell>
          <table:table-cell/>
        </table:table-row>
        <table:table-row table:style-name="ro1">
          <table:table-cell office:value-type="float" office:value="0.059946" calcext:value-type="float">
            <text:p>0,059946</text:p>
          </table:table-cell>
          <table:table-cell/>
        </table:table-row>
        <table:table-row table:style-name="ro1">
          <table:table-cell office:value-type="float" office:value="0.059263" calcext:value-type="float">
            <text:p>0,059263</text:p>
          </table:table-cell>
          <table:table-cell/>
        </table:table-row>
        <table:table-row table:style-name="ro1">
          <table:table-cell office:value-type="float" office:value="0.05922" calcext:value-type="float">
            <text:p>0,05922</text:p>
          </table:table-cell>
          <table:table-cell/>
        </table:table-row>
        <table:table-row table:style-name="ro1">
          <table:table-cell office:value-type="float" office:value="0.058407" calcext:value-type="float">
            <text:p>0,058407</text:p>
          </table:table-cell>
          <table:table-cell/>
        </table:table-row>
        <table:table-row table:style-name="ro1">
          <table:table-cell office:value-type="float" office:value="0.0576" calcext:value-type="float">
            <text:p>0,0576</text:p>
          </table:table-cell>
          <table:table-cell/>
        </table:table-row>
        <table:table-row table:style-name="ro1">
          <table:table-cell office:value-type="float" office:value="0.056005" calcext:value-type="float">
            <text:p>0,056005</text:p>
          </table:table-cell>
          <table:table-cell/>
        </table:table-row>
        <table:table-row table:style-name="ro1">
          <table:table-cell office:value-type="float" office:value="0.053592" calcext:value-type="float">
            <text:p>0,053592</text:p>
          </table:table-cell>
          <table:table-cell/>
        </table:table-row>
        <table:table-row table:style-name="ro1">
          <table:table-cell office:value-type="float" office:value="0.052917" calcext:value-type="float">
            <text:p>0,052917</text:p>
          </table:table-cell>
          <table:table-cell/>
        </table:table-row>
        <table:table-row table:style-name="ro1">
          <table:table-cell office:value-type="float" office:value="0.05259" calcext:value-type="float">
            <text:p>0,05259</text:p>
          </table:table-cell>
          <table:table-cell/>
        </table:table-row>
        <table:table-row table:style-name="ro1">
          <table:table-cell office:value-type="float" office:value="0.051704" calcext:value-type="float">
            <text:p>0,051704</text:p>
          </table:table-cell>
          <table:table-cell/>
        </table:table-row>
        <table:table-row table:style-name="ro1">
          <table:table-cell office:value-type="float" office:value="0.051443" calcext:value-type="float">
            <text:p>0,051443</text:p>
          </table:table-cell>
          <table:table-cell/>
        </table:table-row>
        <table:table-row table:style-name="ro1">
          <table:table-cell office:value-type="float" office:value="0.050654" calcext:value-type="float">
            <text:p>0,050654</text:p>
          </table:table-cell>
          <table:table-cell/>
        </table:table-row>
        <table:table-row table:style-name="ro1">
          <table:table-cell office:value-type="float" office:value="0.049307" calcext:value-type="float">
            <text:p>0,049307</text:p>
          </table:table-cell>
          <table:table-cell/>
        </table:table-row>
        <table:table-row table:style-name="ro1">
          <table:table-cell office:value-type="float" office:value="0.048807" calcext:value-type="float">
            <text:p>0,048807</text:p>
          </table:table-cell>
          <table:table-cell/>
        </table:table-row>
        <table:table-row table:style-name="ro1">
          <table:table-cell office:value-type="float" office:value="0.048036" calcext:value-type="float">
            <text:p>0,048036</text:p>
          </table:table-cell>
          <table:table-cell/>
        </table:table-row>
        <table:table-row table:style-name="ro1">
          <table:table-cell office:value-type="float" office:value="0.046556" calcext:value-type="float">
            <text:p>0,046556</text:p>
          </table:table-cell>
          <table:table-cell/>
        </table:table-row>
        <table:table-row table:style-name="ro1">
          <table:table-cell office:value-type="float" office:value="0.045422" calcext:value-type="float">
            <text:p>0,045422</text:p>
          </table:table-cell>
          <table:table-cell/>
        </table:table-row>
        <table:table-row table:style-name="ro1">
          <table:table-cell office:value-type="float" office:value="0.045344" calcext:value-type="float">
            <text:p>0,045344</text:p>
          </table:table-cell>
          <table:table-cell/>
        </table:table-row>
        <table:table-row table:style-name="ro1">
          <table:table-cell office:value-type="float" office:value="0.045134" calcext:value-type="float">
            <text:p>0,045134</text:p>
          </table:table-cell>
          <table:table-cell/>
        </table:table-row>
        <table:table-row table:style-name="ro1">
          <table:table-cell office:value-type="float" office:value="0.044921" calcext:value-type="float">
            <text:p>0,044921</text:p>
          </table:table-cell>
          <table:table-cell/>
        </table:table-row>
        <table:table-row table:style-name="ro1">
          <table:table-cell office:value-type="float" office:value="0.044876" calcext:value-type="float">
            <text:p>0,044876</text:p>
          </table:table-cell>
          <table:table-cell/>
        </table:table-row>
        <table:table-row table:style-name="ro1">
          <table:table-cell office:value-type="float" office:value="0.04481" calcext:value-type="float">
            <text:p>0,04481</text:p>
          </table:table-cell>
          <table:table-cell/>
        </table:table-row>
        <table:table-row table:style-name="ro1">
          <table:table-cell office:value-type="float" office:value="0.04451" calcext:value-type="float">
            <text:p>0,04451</text:p>
          </table:table-cell>
          <table:table-cell/>
        </table:table-row>
        <table:table-row table:style-name="ro1">
          <table:table-cell office:value-type="float" office:value="0.044286" calcext:value-type="float">
            <text:p>0,044286</text:p>
          </table:table-cell>
          <table:table-cell/>
        </table:table-row>
        <table:table-row table:style-name="ro1">
          <table:table-cell office:value-type="float" office:value="0.044116" calcext:value-type="float">
            <text:p>0,044116</text:p>
          </table:table-cell>
          <table:table-cell/>
        </table:table-row>
        <table:table-row table:style-name="ro1">
          <table:table-cell office:value-type="float" office:value="0.04367" calcext:value-type="float">
            <text:p>0,04367</text:p>
          </table:table-cell>
          <table:table-cell/>
        </table:table-row>
        <table:table-row table:style-name="ro1">
          <table:table-cell office:value-type="float" office:value="0.04323" calcext:value-type="float">
            <text:p>0,04323</text:p>
          </table:table-cell>
          <table:table-cell/>
        </table:table-row>
        <table:table-row table:style-name="ro1">
          <table:table-cell office:value-type="float" office:value="0.042896" calcext:value-type="float">
            <text:p>0,042896</text:p>
          </table:table-cell>
          <table:table-cell/>
        </table:table-row>
        <table:table-row table:style-name="ro1">
          <table:table-cell office:value-type="float" office:value="0.042889" calcext:value-type="float">
            <text:p>0,042889</text:p>
          </table:table-cell>
          <table:table-cell/>
        </table:table-row>
        <table:table-row table:style-name="ro1">
          <table:table-cell office:value-type="float" office:value="0.042429" calcext:value-type="float">
            <text:p>0,042429</text:p>
          </table:table-cell>
          <table:table-cell/>
        </table:table-row>
        <table:table-row table:style-name="ro1">
          <table:table-cell office:value-type="float" office:value="0.042195" calcext:value-type="float">
            <text:p>0,042195</text:p>
          </table:table-cell>
          <table:table-cell/>
        </table:table-row>
        <table:table-row table:style-name="ro1">
          <table:table-cell office:value-type="float" office:value="0.041634" calcext:value-type="float">
            <text:p>0,041634</text:p>
          </table:table-cell>
          <table:table-cell/>
        </table:table-row>
        <table:table-row table:style-name="ro1">
          <table:table-cell office:value-type="float" office:value="0.040362" calcext:value-type="float">
            <text:p>0,040362</text:p>
          </table:table-cell>
          <table:table-cell/>
        </table:table-row>
        <table:table-row table:style-name="ro1">
          <table:table-cell office:value-type="float" office:value="0.040244" calcext:value-type="float">
            <text:p>0,040244</text:p>
          </table:table-cell>
          <table:table-cell/>
        </table:table-row>
        <table:table-row table:style-name="ro1">
          <table:table-cell office:value-type="float" office:value="0.039939" calcext:value-type="float">
            <text:p>0,039939</text:p>
          </table:table-cell>
          <table:table-cell/>
        </table:table-row>
        <table:table-row table:style-name="ro1">
          <table:table-cell office:value-type="float" office:value="0.039669" calcext:value-type="float">
            <text:p>0,039669</text:p>
          </table:table-cell>
          <table:table-cell/>
        </table:table-row>
        <table:table-row table:style-name="ro1">
          <table:table-cell office:value-type="float" office:value="0.039645" calcext:value-type="float">
            <text:p>0,039645</text:p>
          </table:table-cell>
          <table:table-cell/>
        </table:table-row>
        <table:table-row table:style-name="ro1">
          <table:table-cell office:value-type="float" office:value="0.038261" calcext:value-type="float">
            <text:p>0,038261</text:p>
          </table:table-cell>
          <table:table-cell/>
        </table:table-row>
        <table:table-row table:style-name="ro1">
          <table:table-cell office:value-type="float" office:value="0.038207" calcext:value-type="float">
            <text:p>0,038207</text:p>
          </table:table-cell>
          <table:table-cell/>
        </table:table-row>
        <table:table-row table:style-name="ro1">
          <table:table-cell office:value-type="float" office:value="0.03731" calcext:value-type="float">
            <text:p>0,03731</text:p>
          </table:table-cell>
          <table:table-cell/>
        </table:table-row>
        <table:table-row table:style-name="ro1">
          <table:table-cell office:value-type="float" office:value="0.037113" calcext:value-type="float">
            <text:p>0,037113</text:p>
          </table:table-cell>
          <table:table-cell/>
        </table:table-row>
        <table:table-row table:style-name="ro1">
          <table:table-cell office:value-type="float" office:value="0.037066" calcext:value-type="float">
            <text:p>0,037066</text:p>
          </table:table-cell>
          <table:table-cell/>
        </table:table-row>
        <table:table-row table:style-name="ro1">
          <table:table-cell office:value-type="float" office:value="0.035659" calcext:value-type="float">
            <text:p>0,035659</text:p>
          </table:table-cell>
          <table:table-cell/>
        </table:table-row>
        <table:table-row table:style-name="ro1">
          <table:table-cell office:value-type="float" office:value="0.033806" calcext:value-type="float">
            <text:p>0,033806</text:p>
          </table:table-cell>
          <table:table-cell/>
        </table:table-row>
        <table:table-row table:style-name="ro1">
          <table:table-cell office:value-type="float" office:value="0.03357" calcext:value-type="float">
            <text:p>0,03357</text:p>
          </table:table-cell>
          <table:table-cell/>
        </table:table-row>
        <table:table-row table:style-name="ro1">
          <table:table-cell office:value-type="float" office:value="0.033476" calcext:value-type="float">
            <text:p>0,033476</text:p>
          </table:table-cell>
          <table:table-cell/>
        </table:table-row>
        <table:table-row table:style-name="ro1">
          <table:table-cell office:value-type="float" office:value="0.033148" calcext:value-type="float">
            <text:p>0,033148</text:p>
          </table:table-cell>
          <table:table-cell/>
        </table:table-row>
        <table:table-row table:style-name="ro1">
          <table:table-cell office:value-type="float" office:value="0.031165" calcext:value-type="float">
            <text:p>0,031165</text:p>
          </table:table-cell>
          <table:table-cell/>
        </table:table-row>
        <table:table-row table:style-name="ro1">
          <table:table-cell office:value-type="float" office:value="0.031077" calcext:value-type="float">
            <text:p>0,031077</text:p>
          </table:table-cell>
          <table:table-cell/>
        </table:table-row>
        <table:table-row table:style-name="ro1">
          <table:table-cell office:value-type="float" office:value="0.030831" calcext:value-type="float">
            <text:p>0,030831</text:p>
          </table:table-cell>
          <table:table-cell/>
        </table:table-row>
        <table:table-row table:style-name="ro1">
          <table:table-cell office:value-type="float" office:value="0.030665" calcext:value-type="float">
            <text:p>0,030665</text:p>
          </table:table-cell>
          <table:table-cell/>
        </table:table-row>
        <table:table-row table:style-name="ro1">
          <table:table-cell office:value-type="float" office:value="0.03062" calcext:value-type="float">
            <text:p>0,03062</text:p>
          </table:table-cell>
          <table:table-cell/>
        </table:table-row>
        <table:table-row table:style-name="ro1">
          <table:table-cell office:value-type="float" office:value="0.028813" calcext:value-type="float">
            <text:p>0,028813</text:p>
          </table:table-cell>
          <table:table-cell/>
        </table:table-row>
        <table:table-row table:style-name="ro1">
          <table:table-cell office:value-type="float" office:value="0.028193" calcext:value-type="float">
            <text:p>0,028193</text:p>
          </table:table-cell>
          <table:table-cell/>
        </table:table-row>
        <table:table-row table:style-name="ro1">
          <table:table-cell office:value-type="float" office:value="0.026656" calcext:value-type="float">
            <text:p>0,026656</text:p>
          </table:table-cell>
          <table:table-cell/>
        </table:table-row>
        <table:table-row table:style-name="ro1">
          <table:table-cell office:value-type="float" office:value="0.026469" calcext:value-type="float">
            <text:p>0,026469</text:p>
          </table:table-cell>
          <table:table-cell/>
        </table:table-row>
        <table:table-row table:style-name="ro1">
          <table:table-cell office:value-type="float" office:value="0.026401" calcext:value-type="float">
            <text:p>0,026401</text:p>
          </table:table-cell>
          <table:table-cell/>
        </table:table-row>
        <table:table-row table:style-name="ro1">
          <table:table-cell office:value-type="float" office:value="0.025305" calcext:value-type="float">
            <text:p>0,025305</text:p>
          </table:table-cell>
          <table:table-cell/>
        </table:table-row>
        <table:table-row table:style-name="ro1">
          <table:table-cell office:value-type="float" office:value="0.024932" calcext:value-type="float">
            <text:p>0,024932</text:p>
          </table:table-cell>
          <table:table-cell/>
        </table:table-row>
        <table:table-row table:style-name="ro1">
          <table:table-cell office:value-type="float" office:value="0.024927" calcext:value-type="float">
            <text:p>0,024927</text:p>
          </table:table-cell>
          <table:table-cell/>
        </table:table-row>
        <table:table-row table:style-name="ro1">
          <table:table-cell office:value-type="float" office:value="0.024883" calcext:value-type="float">
            <text:p>0,024883</text:p>
          </table:table-cell>
          <table:table-cell/>
        </table:table-row>
        <table:table-row table:style-name="ro1">
          <table:table-cell office:value-type="float" office:value="0.024697" calcext:value-type="float">
            <text:p>0,024697</text:p>
          </table:table-cell>
          <table:table-cell/>
        </table:table-row>
        <table:table-row table:style-name="ro1">
          <table:table-cell office:value-type="float" office:value="0.024597" calcext:value-type="float">
            <text:p>0,024597</text:p>
          </table:table-cell>
          <table:table-cell/>
        </table:table-row>
        <table:table-row table:style-name="ro1">
          <table:table-cell office:value-type="float" office:value="0.024534" calcext:value-type="float">
            <text:p>0,024534</text:p>
          </table:table-cell>
          <table:table-cell/>
        </table:table-row>
        <table:table-row table:style-name="ro1">
          <table:table-cell office:value-type="float" office:value="0.024062" calcext:value-type="float">
            <text:p>0,024062</text:p>
          </table:table-cell>
          <table:table-cell/>
        </table:table-row>
        <table:table-row table:style-name="ro1">
          <table:table-cell office:value-type="float" office:value="0.023338" calcext:value-type="float">
            <text:p>0,023338</text:p>
          </table:table-cell>
          <table:table-cell/>
        </table:table-row>
        <table:table-row table:style-name="ro1">
          <table:table-cell office:value-type="float" office:value="0.023219" calcext:value-type="float">
            <text:p>0,023219</text:p>
          </table:table-cell>
          <table:table-cell/>
        </table:table-row>
        <table:table-row table:style-name="ro1">
          <table:table-cell office:value-type="float" office:value="0.021899" calcext:value-type="float">
            <text:p>0,021899</text:p>
          </table:table-cell>
          <table:table-cell/>
        </table:table-row>
        <table:table-row table:style-name="ro1">
          <table:table-cell office:value-type="float" office:value="0.020852" calcext:value-type="float">
            <text:p>0,020852</text:p>
          </table:table-cell>
          <table:table-cell/>
        </table:table-row>
        <table:table-row table:style-name="ro1">
          <table:table-cell office:value-type="float" office:value="0.020815" calcext:value-type="float">
            <text:p>0,020815</text:p>
          </table:table-cell>
          <table:table-cell/>
        </table:table-row>
        <table:table-row table:style-name="ro1">
          <table:table-cell office:value-type="float" office:value="0.02001" calcext:value-type="float">
            <text:p>0,02001</text:p>
          </table:table-cell>
          <table:table-cell/>
        </table:table-row>
        <table:table-row table:style-name="ro1">
          <table:table-cell office:value-type="float" office:value="0.019098" calcext:value-type="float">
            <text:p>0,019098</text:p>
          </table:table-cell>
          <table:table-cell/>
        </table:table-row>
        <table:table-row table:style-name="ro1">
          <table:table-cell office:value-type="float" office:value="0.018072" calcext:value-type="float">
            <text:p>0,018072</text:p>
          </table:table-cell>
          <table:table-cell/>
        </table:table-row>
        <table:table-row table:style-name="ro1">
          <table:table-cell office:value-type="float" office:value="0.017966" calcext:value-type="float">
            <text:p>0,017966</text:p>
          </table:table-cell>
          <table:table-cell/>
        </table:table-row>
        <table:table-row table:style-name="ro1">
          <table:table-cell office:value-type="float" office:value="0.01775" calcext:value-type="float">
            <text:p>0,01775</text:p>
          </table:table-cell>
          <table:table-cell/>
        </table:table-row>
        <table:table-row table:style-name="ro1">
          <table:table-cell office:value-type="float" office:value="0.017448" calcext:value-type="float">
            <text:p>0,017448</text:p>
          </table:table-cell>
          <table:table-cell/>
        </table:table-row>
        <table:table-row table:style-name="ro1">
          <table:table-cell office:value-type="float" office:value="0.016979" calcext:value-type="float">
            <text:p>0,016979</text:p>
          </table:table-cell>
          <table:table-cell/>
        </table:table-row>
        <table:table-row table:style-name="ro1">
          <table:table-cell office:value-type="float" office:value="0.016548" calcext:value-type="float">
            <text:p>0,016548</text:p>
          </table:table-cell>
          <table:table-cell/>
        </table:table-row>
        <table:table-row table:style-name="ro1">
          <table:table-cell office:value-type="float" office:value="0.016298" calcext:value-type="float">
            <text:p>0,016298</text:p>
          </table:table-cell>
          <table:table-cell/>
        </table:table-row>
        <table:table-row table:style-name="ro1">
          <table:table-cell office:value-type="float" office:value="0.016002" calcext:value-type="float">
            <text:p>0,016002</text:p>
          </table:table-cell>
          <table:table-cell/>
        </table:table-row>
        <table:table-row table:style-name="ro1">
          <table:table-cell office:value-type="float" office:value="0.015288" calcext:value-type="float">
            <text:p>0,015288</text:p>
          </table:table-cell>
          <table:table-cell/>
        </table:table-row>
        <table:table-row table:style-name="ro1">
          <table:table-cell office:value-type="float" office:value="0.014869" calcext:value-type="float">
            <text:p>0,014869</text:p>
          </table:table-cell>
          <table:table-cell/>
        </table:table-row>
        <table:table-row table:style-name="ro1">
          <table:table-cell office:value-type="float" office:value="0.014431" calcext:value-type="float">
            <text:p>0,014431</text:p>
          </table:table-cell>
          <table:table-cell/>
        </table:table-row>
        <table:table-row table:style-name="ro1">
          <table:table-cell office:value-type="float" office:value="0.012796" calcext:value-type="float">
            <text:p>0,012796</text:p>
          </table:table-cell>
          <table:table-cell/>
        </table:table-row>
        <table:table-row table:style-name="ro1">
          <table:table-cell office:value-type="float" office:value="0.012581" calcext:value-type="float">
            <text:p>0,012581</text:p>
          </table:table-cell>
          <table:table-cell/>
        </table:table-row>
        <table:table-row table:style-name="ro1">
          <table:table-cell office:value-type="float" office:value="0.012489" calcext:value-type="float">
            <text:p>0,012489</text:p>
          </table:table-cell>
          <table:table-cell/>
        </table:table-row>
        <table:table-row table:style-name="ro1">
          <table:table-cell office:value-type="float" office:value="0.011396" calcext:value-type="float">
            <text:p>0,011396</text:p>
          </table:table-cell>
          <table:table-cell/>
        </table:table-row>
        <table:table-row table:style-name="ro1">
          <table:table-cell office:value-type="float" office:value="0.010983" calcext:value-type="float">
            <text:p>0,010983</text:p>
          </table:table-cell>
          <table:table-cell/>
        </table:table-row>
        <table:table-row table:style-name="ro1">
          <table:table-cell office:value-type="float" office:value="0.010395" calcext:value-type="float">
            <text:p>0,010395</text:p>
          </table:table-cell>
          <table:table-cell/>
        </table:table-row>
        <table:table-row table:style-name="ro1">
          <table:table-cell office:value-type="float" office:value="0.010301" calcext:value-type="float">
            <text:p>0,010301</text:p>
          </table:table-cell>
          <table:table-cell/>
        </table:table-row>
        <table:table-row table:style-name="ro1">
          <table:table-cell office:value-type="float" office:value="0.010197" calcext:value-type="float">
            <text:p>0,010197</text:p>
          </table:table-cell>
          <table:table-cell/>
        </table:table-row>
        <table:table-row table:style-name="ro1">
          <table:table-cell office:value-type="float" office:value="0.009886" calcext:value-type="float">
            <text:p>0,009886</text:p>
          </table:table-cell>
          <table:table-cell/>
        </table:table-row>
        <table:table-row table:style-name="ro1">
          <table:table-cell office:value-type="float" office:value="0.009353" calcext:value-type="float">
            <text:p>0,009353</text:p>
          </table:table-cell>
          <table:table-cell/>
        </table:table-row>
        <table:table-row table:style-name="ro1">
          <table:table-cell office:value-type="float" office:value="0.00908" calcext:value-type="float">
            <text:p>0,00908</text:p>
          </table:table-cell>
          <table:table-cell/>
        </table:table-row>
        <table:table-row table:style-name="ro1">
          <table:table-cell office:value-type="float" office:value="0.008598" calcext:value-type="float">
            <text:p>0,008598</text:p>
          </table:table-cell>
          <table:table-cell/>
        </table:table-row>
        <table:table-row table:style-name="ro1">
          <table:table-cell office:value-type="float" office:value="0.008511" calcext:value-type="float">
            <text:p>0,008511</text:p>
          </table:table-cell>
          <table:table-cell/>
        </table:table-row>
        <table:table-row table:style-name="ro1">
          <table:table-cell office:value-type="float" office:value="0.008469" calcext:value-type="float">
            <text:p>0,008469</text:p>
          </table:table-cell>
          <table:table-cell/>
        </table:table-row>
        <table:table-row table:style-name="ro1">
          <table:table-cell office:value-type="float" office:value="0.008403" calcext:value-type="float">
            <text:p>0,008403</text:p>
          </table:table-cell>
          <table:table-cell/>
        </table:table-row>
        <table:table-row table:style-name="ro1">
          <table:table-cell office:value-type="float" office:value="0.007974" calcext:value-type="float">
            <text:p>0,007974</text:p>
          </table:table-cell>
          <table:table-cell/>
        </table:table-row>
        <table:table-row table:style-name="ro1">
          <table:table-cell office:value-type="float" office:value="0.007751" calcext:value-type="float">
            <text:p>0,007751</text:p>
          </table:table-cell>
          <table:table-cell/>
        </table:table-row>
        <table:table-row table:style-name="ro1">
          <table:table-cell office:value-type="float" office:value="0.007706" calcext:value-type="float">
            <text:p>0,007706</text:p>
          </table:table-cell>
          <table:table-cell/>
        </table:table-row>
        <table:table-row table:style-name="ro1">
          <table:table-cell office:value-type="float" office:value="0.006742" calcext:value-type="float">
            <text:p>0,006742</text:p>
          </table:table-cell>
          <table:table-cell/>
        </table:table-row>
        <table:table-row table:style-name="ro1">
          <table:table-cell office:value-type="float" office:value="0.006398" calcext:value-type="float">
            <text:p>0,006398</text:p>
          </table:table-cell>
          <table:table-cell/>
        </table:table-row>
        <table:table-row table:style-name="ro1">
          <table:table-cell office:value-type="float" office:value="0.006092" calcext:value-type="float">
            <text:p>0,006092</text:p>
          </table:table-cell>
          <table:table-cell/>
        </table:table-row>
        <table:table-row table:style-name="ro1">
          <table:table-cell office:value-type="float" office:value="0.005813" calcext:value-type="float">
            <text:p>0,005813</text:p>
          </table:table-cell>
          <table:table-cell/>
        </table:table-row>
        <table:table-row table:style-name="ro1">
          <table:table-cell office:value-type="float" office:value="0.005183" calcext:value-type="float">
            <text:p>0,005183</text:p>
          </table:table-cell>
          <table:table-cell/>
        </table:table-row>
        <table:table-row table:style-name="ro1">
          <table:table-cell office:value-type="float" office:value="0.004947" calcext:value-type="float">
            <text:p>0,004947</text:p>
          </table:table-cell>
          <table:table-cell/>
        </table:table-row>
        <table:table-row table:style-name="ro1">
          <table:table-cell office:value-type="float" office:value="0.004299" calcext:value-type="float">
            <text:p>0,004299</text:p>
          </table:table-cell>
          <table:table-cell/>
        </table:table-row>
        <table:table-row table:style-name="ro1">
          <table:table-cell office:value-type="float" office:value="0.003475" calcext:value-type="float">
            <text:p>0,003475</text:p>
          </table:table-cell>
          <table:table-cell/>
        </table:table-row>
        <table:table-row table:style-name="ro1">
          <table:table-cell office:value-type="float" office:value="0.002761" calcext:value-type="float">
            <text:p>0,002761</text:p>
          </table:table-cell>
          <table:table-cell/>
        </table:table-row>
        <table:table-row table:style-name="ro1">
          <table:table-cell office:value-type="float" office:value="0.002584" calcext:value-type="float">
            <text:p>0,002584</text:p>
          </table:table-cell>
          <table:table-cell/>
        </table:table-row>
        <table:table-row table:style-name="ro1">
          <table:table-cell office:value-type="float" office:value="0.002497" calcext:value-type="float">
            <text:p>0,002497</text:p>
          </table:table-cell>
          <table:table-cell/>
        </table:table-row>
        <table:table-row table:style-name="ro1">
          <table:table-cell office:value-type="float" office:value="0.00234" calcext:value-type="float">
            <text:p>0,00234</text:p>
          </table:table-cell>
          <table:table-cell/>
        </table:table-row>
        <table:table-row table:style-name="ro1">
          <table:table-cell office:value-type="float" office:value="0.001817" calcext:value-type="float">
            <text:p>0,001817</text:p>
          </table:table-cell>
          <table:table-cell/>
        </table:table-row>
        <table:table-row table:style-name="ro1">
          <table:table-cell office:value-type="float" office:value="0.001675" calcext:value-type="float">
            <text:p>0,001675</text:p>
          </table:table-cell>
          <table:table-cell/>
        </table:table-row>
        <table:table-row table:style-name="ro1">
          <table:table-cell office:value-type="float" office:value="0.001244" calcext:value-type="float">
            <text:p>0,001244</text:p>
          </table:table-cell>
          <table:table-cell/>
        </table:table-row>
        <table:table-row table:style-name="ro1">
          <table:table-cell office:value-type="float" office:value="0.000363" calcext:value-type="float">
            <text:p>0,000363</text:p>
          </table:table-cell>
          <table:table-cell/>
        </table:table-row>
        <table:table-row table:style-name="ro1">
          <table:table-cell office:value-type="float" office:value="0.000178" calcext:value-type="float">
            <text:p>0,000178</text:p>
          </table:table-cell>
          <table:table-cell/>
        </table:table-row>
        <table:table-row table:style-name="ro1" table:number-rows-repeated="104755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Feuille1.A1:Feuille1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1:32:30.9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0:40:00.169000000</meta:creation-date>
    <dc:date>2017-03-29T12:13:41.842000000</dc:date>
    <meta:editing-duration>PT23M4S</meta:editing-duration>
    <meta:editing-cycles>9</meta:editing-cycles>
    <meta:generator>LibreOffice/5.2.6.2$Windows_x86 LibreOffice_project/a3100ed2409ebf1c212f5048fbe377c281438fdc</meta:generator>
    <meta:document-statistic meta:table-count="1" meta:cell-count="10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6cm" svg:y="4.198cm" style:legend-expansion="high" chart:style-name="ch2"/>
        <chart:plot-area chart:style-name="ch3" table:cell-range-address="Feuille1.A1:Feuille1.A1024" svg:x="0.32cm" svg:y="0.18cm" svg:width="12.996cm" svg:height="8.64cm">
          <chartooo:coordinate-region svg:x="1.058cm" svg:y="0.18cm" svg:width="12.258cm" svg:height="7.3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A1:Feuille1.A1024" chart:class="chart:ba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34264">
                <text:p>3.634264</text:p>
                <draw:g>
                  <svg:desc>Feuille1.A1:Feuille1.A10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08695">
                <text:p>3.508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28191">
                <text:p>3.428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9307">
                <text:p>2.999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93305">
                <text:p>2.593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76785">
                <text:p>2.376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3589">
                <text:p>2.33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20882">
                <text:p>2.3208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81416">
                <text:p>2.281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66299">
                <text:p>2.266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65617">
                <text:p>2.2656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63528">
                <text:p>2.063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03189">
                <text:p>2.003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99927">
                <text:p>1.999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2575">
                <text:p>1.9325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98033">
                <text:p>1.898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91764">
                <text:p>1.8917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13292">
                <text:p>1.813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61436">
                <text:p>1.761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58619">
                <text:p>1.758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915">
                <text:p>1.749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47227">
                <text:p>1.7472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27971">
                <text:p>1.7279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24053">
                <text:p>1.7240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22714">
                <text:p>1.722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95934">
                <text:p>1.695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76976">
                <text:p>1.676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69324">
                <text:p>1.6693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53509">
                <text:p>1.653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53482">
                <text:p>1.6534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53268">
                <text:p>1.653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37602">
                <text:p>1.637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09277">
                <text:p>1.609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03769">
                <text:p>1.6037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94888">
                <text:p>1.5948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2614">
                <text:p>1.572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5831">
                <text:p>1.55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43603">
                <text:p>1.5436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35142">
                <text:p>1.5351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25458">
                <text:p>1.5254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22691">
                <text:p>1.522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06626">
                <text:p>1.5066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06456">
                <text:p>1.5064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96002">
                <text:p>1.496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94797">
                <text:p>1.4947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83217">
                <text:p>1.483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68886">
                <text:p>1.4688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54956">
                <text:p>1.4549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49685">
                <text:p>1.4496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15478">
                <text:p>1.415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14772">
                <text:p>1.4147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07049">
                <text:p>1.407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03617">
                <text:p>1.4036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97335">
                <text:p>1.3973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77438">
                <text:p>1.3774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76808">
                <text:p>1.3768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43687">
                <text:p>1.3436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33537">
                <text:p>1.333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31614">
                <text:p>1.331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3054">
                <text:p>1.330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29449">
                <text:p>1.3294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28096">
                <text:p>1.3280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15297">
                <text:p>1.3152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13259">
                <text:p>1.3132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10564">
                <text:p>1.3105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06373">
                <text:p>1.3063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0544">
                <text:p>1.305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81397">
                <text:p>1.2813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72169">
                <text:p>1.2721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71539">
                <text:p>1.2715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70597">
                <text:p>1.2705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69618">
                <text:p>1.269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59629">
                <text:p>1.2596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59017">
                <text:p>1.2590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55446">
                <text:p>1.255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48112">
                <text:p>1.2481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45871">
                <text:p>1.245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39505">
                <text:p>1.2395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38538">
                <text:p>1.2385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17337">
                <text:p>1.2173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15984">
                <text:p>1.2159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13896">
                <text:p>1.2138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08581">
                <text:p>1.2085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0759">
                <text:p>1.207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0502">
                <text:p>1.205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04905">
                <text:p>1.2049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01969">
                <text:p>1.2019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97374">
                <text:p>1.1973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97354">
                <text:p>1.1973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81666">
                <text:p>1.181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79952">
                <text:p>1.179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78742">
                <text:p>1.178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77649">
                <text:p>1.1776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76956">
                <text:p>1.1769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69347">
                <text:p>1.1693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68524">
                <text:p>1.1685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68103">
                <text:p>1.1681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59163">
                <text:p>1.1591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52011">
                <text:p>1.1520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47701">
                <text:p>1.1477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4514">
                <text:p>1.145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42021">
                <text:p>1.1420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33188">
                <text:p>1.133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30409">
                <text:p>1.1304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1463">
                <text:p>1.114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11103">
                <text:p>1.1111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10562">
                <text:p>1.1105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0421">
                <text:p>1.104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03482">
                <text:p>1.1034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5082">
                <text:p>1.0950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91451">
                <text:p>1.0914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7958">
                <text:p>1.079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76392">
                <text:p>1.0763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68289">
                <text:p>1.0682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65841">
                <text:p>1.0658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64721">
                <text:p>1.0647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56368">
                <text:p>1.0563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49898">
                <text:p>1.0498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46009">
                <text:p>1.0460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44831">
                <text:p>1.0448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38514">
                <text:p>1.0385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28673">
                <text:p>1.0286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21698">
                <text:p>1.0216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11585">
                <text:p>1.0115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09741">
                <text:p>1.0097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05974">
                <text:p>1.0059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05557">
                <text:p>1.0055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01962">
                <text:p>1.0019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01883">
                <text:p>1.001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0005">
                <text:p>1.000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6125">
                <text:p>0.996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4263">
                <text:p>0.9942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91253">
                <text:p>0.9912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0986">
                <text:p>0.9909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86665">
                <text:p>0.9866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83911">
                <text:p>0.9839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82388">
                <text:p>0.9823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77394">
                <text:p>0.9773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2142">
                <text:p>0.9621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50941">
                <text:p>0.9509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48852">
                <text:p>0.9488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45981">
                <text:p>0.9459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42296">
                <text:p>0.9422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38687">
                <text:p>0.9386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35809">
                <text:p>0.935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29259">
                <text:p>0.9292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27269">
                <text:p>0.9272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21248">
                <text:p>0.9212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19186">
                <text:p>0.9191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18897">
                <text:p>0.9188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12735">
                <text:p>0.9127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9367">
                <text:p>0.9093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01239">
                <text:p>0.9012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99819">
                <text:p>0.8998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90104">
                <text:p>0.8901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88967">
                <text:p>0.8889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88928">
                <text:p>0.8889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85251">
                <text:p>0.8852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83691">
                <text:p>0.8836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82283">
                <text:p>0.8822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81161">
                <text:p>0.8811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80843">
                <text:p>0.8808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79808">
                <text:p>0.8798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73401">
                <text:p>0.8734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68396">
                <text:p>0.8683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64635">
                <text:p>0.8646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63423">
                <text:p>0.8634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57055">
                <text:p>0.8570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9052">
                <text:p>0.8490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8587">
                <text:p>0.8485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4677">
                <text:p>0.846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45926">
                <text:p>0.8459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42905">
                <text:p>0.8429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42609">
                <text:p>0.8426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39216">
                <text:p>0.8392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37817">
                <text:p>0.8378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37438">
                <text:p>0.8374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32836">
                <text:p>0.8328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32496">
                <text:p>0.8324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32445">
                <text:p>0.8324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31183">
                <text:p>0.8311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30256">
                <text:p>0.8302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30212">
                <text:p>0.8302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28453">
                <text:p>0.8284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27475">
                <text:p>0.8274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19825">
                <text:p>0.8198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1843">
                <text:p>0.818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16793">
                <text:p>0.8167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16011">
                <text:p>0.8160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13324">
                <text:p>0.8133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13258">
                <text:p>0.8132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11075">
                <text:p>0.8110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10778">
                <text:p>0.8107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10299">
                <text:p>0.8102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09733">
                <text:p>0.8097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07581">
                <text:p>0.8075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4603">
                <text:p>0.8046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0481">
                <text:p>0.8004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95892">
                <text:p>0.7958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94912">
                <text:p>0.7949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93497">
                <text:p>0.7934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90064">
                <text:p>0.7900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88268">
                <text:p>0.7882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8059">
                <text:p>0.780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78042">
                <text:p>0.7780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75158">
                <text:p>0.7751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74799">
                <text:p>0.7747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74669">
                <text:p>0.7746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73276">
                <text:p>0.7732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70519">
                <text:p>0.7705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70393">
                <text:p>0.7703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68403">
                <text:p>0.7684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67118">
                <text:p>0.7671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6201">
                <text:p>0.762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61652">
                <text:p>0.7616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60548">
                <text:p>0.7605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60408">
                <text:p>0.7604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58464">
                <text:p>0.7584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55312">
                <text:p>0.7553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48499">
                <text:p>0.7484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47552">
                <text:p>0.7475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47309">
                <text:p>0.7473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45962">
                <text:p>0.7459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41406">
                <text:p>0.7414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32456">
                <text:p>0.7324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32264">
                <text:p>0.7322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29912">
                <text:p>0.7299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27301">
                <text:p>0.7273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27014">
                <text:p>0.7270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26615">
                <text:p>0.7266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26158">
                <text:p>0.7261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25461">
                <text:p>0.7254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25174">
                <text:p>0.7251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23609">
                <text:p>0.7236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23314">
                <text:p>0.7233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23055">
                <text:p>0.7230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22479">
                <text:p>0.7224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20305">
                <text:p>0.7203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17944">
                <text:p>0.7179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15715">
                <text:p>0.7157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15118">
                <text:p>0.7151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13616">
                <text:p>0.7136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12852">
                <text:p>0.7128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11557">
                <text:p>0.7115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11054">
                <text:p>0.7110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10188">
                <text:p>0.7101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09886">
                <text:p>0.7098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08913">
                <text:p>0.7089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97326">
                <text:p>0.6973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97195">
                <text:p>0.6971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96488">
                <text:p>0.6964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93147">
                <text:p>0.6931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91039">
                <text:p>0.6910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863">
                <text:p>0.68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83388">
                <text:p>0.6833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82767">
                <text:p>0.6827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7965">
                <text:p>0.679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77972">
                <text:p>0.6779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75422">
                <text:p>0.6754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727">
                <text:p>0.67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66539">
                <text:p>0.6665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66491">
                <text:p>0.6664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66044">
                <text:p>0.6660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6509">
                <text:p>0.665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6323">
                <text:p>0.663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62668">
                <text:p>0.6626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61576">
                <text:p>0.6615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61498">
                <text:p>0.6614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61364">
                <text:p>0.6613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59846">
                <text:p>0.6598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58419">
                <text:p>0.6584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57127">
                <text:p>0.6571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55721">
                <text:p>0.6557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5401">
                <text:p>0.654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53705">
                <text:p>0.6537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52182">
                <text:p>0.6521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50951">
                <text:p>0.6509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49228">
                <text:p>0.6492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42614">
                <text:p>0.6426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40639">
                <text:p>0.6406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40602">
                <text:p>0.6406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40413">
                <text:p>0.6404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39554">
                <text:p>0.6395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639209">
                <text:p>0.6392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32027">
                <text:p>0.6320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31406">
                <text:p>0.6314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29991">
                <text:p>0.6299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629986">
                <text:p>0.6299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29009">
                <text:p>0.6290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25742">
                <text:p>0.6257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24084">
                <text:p>0.6240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22258">
                <text:p>0.6222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21467">
                <text:p>0.6214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20985">
                <text:p>0.6209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18598">
                <text:p>0.6185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16092">
                <text:p>0.6160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12408">
                <text:p>0.6124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1085">
                <text:p>0.610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10823">
                <text:p>0.6108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10385">
                <text:p>0.6103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05397">
                <text:p>0.6053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00246">
                <text:p>0.6002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968">
                <text:p>0.59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96352">
                <text:p>0.5963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96027">
                <text:p>0.5960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95595">
                <text:p>0.5955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95448">
                <text:p>0.5954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95447">
                <text:p>0.5954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89506">
                <text:p>0.5895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89293">
                <text:p>0.5892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83644">
                <text:p>0.5836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83207">
                <text:p>0.5832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77779">
                <text:p>0.5777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75138">
                <text:p>0.5751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708">
                <text:p>0.57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67078">
                <text:p>0.5670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64493">
                <text:p>0.5644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63918">
                <text:p>0.5639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63657">
                <text:p>0.5636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60163">
                <text:p>0.5601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60088">
                <text:p>0.5600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59995">
                <text:p>0.5599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59144">
                <text:p>0.5591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56198">
                <text:p>0.5561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55804">
                <text:p>0.5558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55135">
                <text:p>0.5551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53997">
                <text:p>0.5539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5286">
                <text:p>0.552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52394">
                <text:p>0.5523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47519">
                <text:p>0.5475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46228">
                <text:p>0.5462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44828">
                <text:p>0.5448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43662">
                <text:p>0.543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42463">
                <text:p>0.5424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40567">
                <text:p>0.5405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40249">
                <text:p>0.5402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38095">
                <text:p>0.5380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36068">
                <text:p>0.5360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35068">
                <text:p>0.5350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3414">
                <text:p>0.534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2874">
                <text:p>0.528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27298">
                <text:p>0.5272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25382">
                <text:p>0.5253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25141">
                <text:p>0.5251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22652">
                <text:p>0.5226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21843">
                <text:p>0.52184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20871">
                <text:p>0.5208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19917">
                <text:p>0.5199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19553">
                <text:p>0.5195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13549">
                <text:p>0.5135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08017">
                <text:p>0.5080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06395">
                <text:p>0.5063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02927">
                <text:p>0.5029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0263">
                <text:p>0.502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01126">
                <text:p>0.5011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99007">
                <text:p>0.4990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98622">
                <text:p>0.4986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96152">
                <text:p>0.4961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9584">
                <text:p>0.495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94208">
                <text:p>0.4942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91482">
                <text:p>0.4914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90108">
                <text:p>0.4901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85757">
                <text:p>0.4857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85552">
                <text:p>0.4855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84556">
                <text:p>0.4845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83795">
                <text:p>0.4837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81848">
                <text:p>0.4818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81747">
                <text:p>0.4817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81393">
                <text:p>0.4813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80857">
                <text:p>0.4808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79819">
                <text:p>0.4798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79309">
                <text:p>0.4793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7913">
                <text:p>0.479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79009">
                <text:p>0.4790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78823">
                <text:p>0.4788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78398">
                <text:p>0.4783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7557">
                <text:p>0.475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75444">
                <text:p>0.4754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74493">
                <text:p>0.4744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72861">
                <text:p>0.4728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71671">
                <text:p>0.4716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71514">
                <text:p>0.4715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71445">
                <text:p>0.4714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7139">
                <text:p>0.4713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70798">
                <text:p>0.4707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70689">
                <text:p>0.4706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70412">
                <text:p>0.4704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69204">
                <text:p>0.4692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69134">
                <text:p>0.4691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67329">
                <text:p>0.4673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66321">
                <text:p>0.4663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63917">
                <text:p>0.4639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6373">
                <text:p>0.463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62678">
                <text:p>0.4626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59359">
                <text:p>0.4593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59038">
                <text:p>0.4590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58704">
                <text:p>0.4587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5261">
                <text:p>0.452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52177">
                <text:p>0.4521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50482">
                <text:p>0.4504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48629">
                <text:p>0.4486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48498">
                <text:p>0.4484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47261">
                <text:p>0.4472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47235">
                <text:p>0.4472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46883">
                <text:p>0.4468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46775">
                <text:p>0.4467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45937">
                <text:p>0.44593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43993">
                <text:p>0.4439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43255">
                <text:p>0.4432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43128">
                <text:p>0.4431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42324">
                <text:p>0.4423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42032">
                <text:p>0.4420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41293">
                <text:p>0.4412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41225">
                <text:p>0.4412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40677">
                <text:p>0.4406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40212">
                <text:p>0.4402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39916">
                <text:p>0.4399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39089">
                <text:p>0.4390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38649">
                <text:p>0.4386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3856">
                <text:p>0.438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38259">
                <text:p>0.43825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36989">
                <text:p>0.4369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36134">
                <text:p>0.4361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3499">
                <text:p>0.434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34366">
                <text:p>0.4343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33721">
                <text:p>0.4337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33184">
                <text:p>0.43318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32509">
                <text:p>0.4325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32249">
                <text:p>0.4322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32248">
                <text:p>0.4322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31632">
                <text:p>0.4316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30794">
                <text:p>0.4307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2894">
                <text:p>0.428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28344">
                <text:p>0.4283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28316">
                <text:p>0.4283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28167">
                <text:p>0.4281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27537">
                <text:p>0.4275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2518">
                <text:p>0.425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23922">
                <text:p>0.4239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23768">
                <text:p>0.4237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23502">
                <text:p>0.4235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2303">
                <text:p>0.423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22364">
                <text:p>0.4223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21557">
                <text:p>0.4215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21073">
                <text:p>0.4210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20911">
                <text:p>0.4209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18997">
                <text:p>0.4189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18311">
                <text:p>0.4183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16571">
                <text:p>0.4165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16517">
                <text:p>0.4165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15947">
                <text:p>0.41594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14792">
                <text:p>0.4147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14697">
                <text:p>0.4146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14284">
                <text:p>0.4142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13971">
                <text:p>0.4139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07854">
                <text:p>0.4078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07546">
                <text:p>0.4075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05969">
                <text:p>0.4059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04289">
                <text:p>0.4042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03892">
                <text:p>0.4038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03034">
                <text:p>0.4030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02706">
                <text:p>0.4027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00144">
                <text:p>0.4001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99828">
                <text:p>0.3998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94737">
                <text:p>0.3947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92978">
                <text:p>0.39297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92117">
                <text:p>0.3921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89671">
                <text:p>0.3896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87965">
                <text:p>0.3879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86912">
                <text:p>0.3869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86872">
                <text:p>0.3868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85355">
                <text:p>0.3853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84356">
                <text:p>0.3843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83833">
                <text:p>0.3838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83515">
                <text:p>0.3835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82504">
                <text:p>0.3825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81747">
                <text:p>0.38174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79081">
                <text:p>0.37908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76528">
                <text:p>0.3765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75217">
                <text:p>0.3752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7518">
                <text:p>0.375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75084">
                <text:p>0.3750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74572">
                <text:p>0.3745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74129">
                <text:p>0.3741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73165">
                <text:p>0.3731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70773">
                <text:p>0.3707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69113">
                <text:p>0.36911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6824">
                <text:p>0.368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67093">
                <text:p>0.3670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66908">
                <text:p>0.3669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66464">
                <text:p>0.3664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65119">
                <text:p>0.3651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64626">
                <text:p>0.3646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61784">
                <text:p>0.3617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60178">
                <text:p>0.36017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60009">
                <text:p>0.36000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58947">
                <text:p>0.3589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5834">
                <text:p>0.358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57511">
                <text:p>0.3575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55489">
                <text:p>0.35548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54937">
                <text:p>0.3549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53943">
                <text:p>0.3539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5253">
                <text:p>0.352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51534">
                <text:p>0.35153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50279">
                <text:p>0.3502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47407">
                <text:p>0.3474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46938">
                <text:p>0.3469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42807">
                <text:p>0.3428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42044">
                <text:p>0.3420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41993">
                <text:p>0.34199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41964">
                <text:p>0.3419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4172">
                <text:p>0.341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40795">
                <text:p>0.3407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39075">
                <text:p>0.3390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38524">
                <text:p>0.3385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3393">
                <text:p>0.333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3357">
                <text:p>0.333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33346">
                <text:p>0.3333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31421">
                <text:p>0.3314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29791">
                <text:p>0.3297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2914">
                <text:p>0.329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28398">
                <text:p>0.3283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27008">
                <text:p>0.32700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26314">
                <text:p>0.3263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24303">
                <text:p>0.3243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23798">
                <text:p>0.3237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22951">
                <text:p>0.32295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22774">
                <text:p>0.3227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19482">
                <text:p>0.3194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16974">
                <text:p>0.3169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16058">
                <text:p>0.3160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1549">
                <text:p>0.315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13714">
                <text:p>0.3137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13463">
                <text:p>0.3134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11362">
                <text:p>0.3113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10928">
                <text:p>0.3109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09314">
                <text:p>0.3093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08081">
                <text:p>0.3080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0662">
                <text:p>0.3066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0406">
                <text:p>0.304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03818">
                <text:p>0.3038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00225">
                <text:p>0.3002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99967">
                <text:p>0.2999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9713">
                <text:p>0.297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96273">
                <text:p>0.2962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96183">
                <text:p>0.29618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96114">
                <text:p>0.2961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29442">
                <text:p>0.2944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293757">
                <text:p>0.2937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292932">
                <text:p>0.2929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92662">
                <text:p>0.2926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290768">
                <text:p>0.29076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289298">
                <text:p>0.2892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286981">
                <text:p>0.28698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86697">
                <text:p>0.2866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86527">
                <text:p>0.2865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85675">
                <text:p>0.2856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85509">
                <text:p>0.28550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83602">
                <text:p>0.2836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283393">
                <text:p>0.28339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83342">
                <text:p>0.28334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28175">
                <text:p>0.281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281448">
                <text:p>0.2814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81405">
                <text:p>0.2814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281392">
                <text:p>0.28139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281206">
                <text:p>0.28120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280805">
                <text:p>0.2808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278971">
                <text:p>0.2789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78845">
                <text:p>0.2788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78742">
                <text:p>0.2787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276759">
                <text:p>0.2767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763">
                <text:p>0.27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75201">
                <text:p>0.27520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274125">
                <text:p>0.2741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72955">
                <text:p>0.2729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71891">
                <text:p>0.2718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271401">
                <text:p>0.2714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70851">
                <text:p>0.27085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70548">
                <text:p>0.2705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70324">
                <text:p>0.2703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70297">
                <text:p>0.27029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68926">
                <text:p>0.2689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2684">
                <text:p>0.268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67059">
                <text:p>0.2670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66515">
                <text:p>0.2665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266406">
                <text:p>0.2664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66214">
                <text:p>0.2662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65437">
                <text:p>0.2654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65295">
                <text:p>0.26529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64606">
                <text:p>0.2646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264217">
                <text:p>0.2642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63321">
                <text:p>0.2633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61883">
                <text:p>0.2618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61599">
                <text:p>0.2615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260187">
                <text:p>0.2601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259462">
                <text:p>0.2594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58823">
                <text:p>0.25882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258721">
                <text:p>0.2587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258692">
                <text:p>0.2586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258328">
                <text:p>0.25832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258311">
                <text:p>0.2583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258154">
                <text:p>0.25815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58069">
                <text:p>0.25806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58036">
                <text:p>0.2580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57936">
                <text:p>0.2579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257576">
                <text:p>0.25757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56316">
                <text:p>0.25631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56262">
                <text:p>0.25626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254311">
                <text:p>0.2543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5241">
                <text:p>0.252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5184">
                <text:p>0.2518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51755">
                <text:p>0.2517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51516">
                <text:p>0.2515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51479">
                <text:p>0.25147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51228">
                <text:p>0.25122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50306">
                <text:p>0.2503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49377">
                <text:p>0.2493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48303">
                <text:p>0.24830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47773">
                <text:p>0.24777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47186">
                <text:p>0.24718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4521">
                <text:p>0.2452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43096">
                <text:p>0.24309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42874">
                <text:p>0.24287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41852">
                <text:p>0.24185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41013">
                <text:p>0.2410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40643">
                <text:p>0.2406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4048">
                <text:p>0.2404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39767">
                <text:p>0.2397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39133">
                <text:p>0.23913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36664">
                <text:p>0.2366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36248">
                <text:p>0.23624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35664">
                <text:p>0.2356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34772">
                <text:p>0.23477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33317">
                <text:p>0.2333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3234">
                <text:p>0.232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32273">
                <text:p>0.2322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29704">
                <text:p>0.2297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29467">
                <text:p>0.2294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28875">
                <text:p>0.2288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27612">
                <text:p>0.2276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25286">
                <text:p>0.2252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25132">
                <text:p>0.22513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24701">
                <text:p>0.2247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2461">
                <text:p>0.2246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24142">
                <text:p>0.2241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23447">
                <text:p>0.22344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23311">
                <text:p>0.2233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21586">
                <text:p>0.22158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21072">
                <text:p>0.22107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20057">
                <text:p>0.2200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19836">
                <text:p>0.21983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19624">
                <text:p>0.2196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19471">
                <text:p>0.2194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18064">
                <text:p>0.2180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17306">
                <text:p>0.2173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16825">
                <text:p>0.2168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16525">
                <text:p>0.2165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16437">
                <text:p>0.21643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215873">
                <text:p>0.21587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21569">
                <text:p>0.2156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214509">
                <text:p>0.2145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13408">
                <text:p>0.21340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13097">
                <text:p>0.21309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11912">
                <text:p>0.2119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11755">
                <text:p>0.2117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10222">
                <text:p>0.21022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09952">
                <text:p>0.2099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09709">
                <text:p>0.20970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06747">
                <text:p>0.20674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04384">
                <text:p>0.20438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203177">
                <text:p>0.20317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02425">
                <text:p>0.2024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01823">
                <text:p>0.20182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01611">
                <text:p>0.2016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0126">
                <text:p>0.2012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00998">
                <text:p>0.20099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00753">
                <text:p>0.20075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96072">
                <text:p>0.1960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9575">
                <text:p>0.195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9521">
                <text:p>0.195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94659">
                <text:p>0.1946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94549">
                <text:p>0.1945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94061">
                <text:p>0.19406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92919">
                <text:p>0.1929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92196">
                <text:p>0.19219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9208">
                <text:p>0.192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91884">
                <text:p>0.19188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90565">
                <text:p>0.1905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90249">
                <text:p>0.1902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90219">
                <text:p>0.19021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8993">
                <text:p>0.1899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89877">
                <text:p>0.18987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88914">
                <text:p>0.1889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86391">
                <text:p>0.1863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86167">
                <text:p>0.1861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84465">
                <text:p>0.1844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83394">
                <text:p>0.18339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83338">
                <text:p>0.18333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83329">
                <text:p>0.18332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81944">
                <text:p>0.18194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79596">
                <text:p>0.17959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78612">
                <text:p>0.1786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78503">
                <text:p>0.1785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78284">
                <text:p>0.17828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77543">
                <text:p>0.1775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76937">
                <text:p>0.17693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7588">
                <text:p>0.1758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74247">
                <text:p>0.17424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72905">
                <text:p>0.1729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70777">
                <text:p>0.17077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68584">
                <text:p>0.16858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68257">
                <text:p>0.16825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67956">
                <text:p>0.1679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67691">
                <text:p>0.1676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66745">
                <text:p>0.16674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6634">
                <text:p>0.166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65894">
                <text:p>0.16589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63602">
                <text:p>0.16360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6305">
                <text:p>0.163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63049">
                <text:p>0.16304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61391">
                <text:p>0.1613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60584">
                <text:p>0.1605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60551">
                <text:p>0.1605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60377">
                <text:p>0.16037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60194">
                <text:p>0.1601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59963">
                <text:p>0.15996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59218">
                <text:p>0.1592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5904">
                <text:p>0.159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58149">
                <text:p>0.15814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57188">
                <text:p>0.15718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5678">
                <text:p>0.1567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56627">
                <text:p>0.1566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55881">
                <text:p>0.15588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5578">
                <text:p>0.1557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55456">
                <text:p>0.1554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54161">
                <text:p>0.15416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53881">
                <text:p>0.15388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52874">
                <text:p>0.15287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52693">
                <text:p>0.1526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52582">
                <text:p>0.15258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52366">
                <text:p>0.15236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51816">
                <text:p>0.1518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50728">
                <text:p>0.1507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50628">
                <text:p>0.15062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50614">
                <text:p>0.1506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50574">
                <text:p>0.15057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50569">
                <text:p>0.15056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50201">
                <text:p>0.1502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48776">
                <text:p>0.1487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47986">
                <text:p>0.14798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47455">
                <text:p>0.1474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46291">
                <text:p>0.14629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45222">
                <text:p>0.1452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43418">
                <text:p>0.14341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42548">
                <text:p>0.14254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42467">
                <text:p>0.1424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4242">
                <text:p>0.1424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42332">
                <text:p>0.14233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41182">
                <text:p>0.14118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40208">
                <text:p>0.1402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39981">
                <text:p>0.13998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39709">
                <text:p>0.13970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39548">
                <text:p>0.13954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3819">
                <text:p>0.138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38044">
                <text:p>0.13804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3749">
                <text:p>0.1374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36958">
                <text:p>0.13695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3694">
                <text:p>0.136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36053">
                <text:p>0.13605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35532">
                <text:p>0.1355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34861">
                <text:p>0.13486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34834">
                <text:p>0.13483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34831">
                <text:p>0.13483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31852">
                <text:p>0.13185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30084">
                <text:p>0.13008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2837">
                <text:p>0.1283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28017">
                <text:p>0.1280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27674">
                <text:p>0.12767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27445">
                <text:p>0.12744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25677">
                <text:p>0.12567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25649">
                <text:p>0.12564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25508">
                <text:p>0.12550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25504">
                <text:p>0.12550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25287">
                <text:p>0.12528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2333">
                <text:p>0.1233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21979">
                <text:p>0.12197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21977">
                <text:p>0.1219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20904">
                <text:p>0.1209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19753">
                <text:p>0.11975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19683">
                <text:p>0.11968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19173">
                <text:p>0.11917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18605">
                <text:p>0.1186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18408">
                <text:p>0.1184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17227">
                <text:p>0.11722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17209">
                <text:p>0.11720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16843">
                <text:p>0.1168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16068">
                <text:p>0.11606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15986">
                <text:p>0.11598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15539">
                <text:p>0.1155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15002">
                <text:p>0.11500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14792">
                <text:p>0.11479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14332">
                <text:p>0.11433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13845">
                <text:p>0.11384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12312">
                <text:p>0.1123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12162">
                <text:p>0.1121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11822">
                <text:p>0.11182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10706">
                <text:p>0.11070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10566">
                <text:p>0.1105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10008">
                <text:p>0.1100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09668">
                <text:p>0.1096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08758">
                <text:p>0.1087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08693">
                <text:p>0.10869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08641">
                <text:p>0.1086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07725">
                <text:p>0.1077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07545">
                <text:p>0.10754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0673">
                <text:p>0.1067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06526">
                <text:p>0.1065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0542">
                <text:p>0.1054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04982">
                <text:p>0.10498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04358">
                <text:p>0.1043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03995">
                <text:p>0.10399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102857">
                <text:p>0.10285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02387">
                <text:p>0.10238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02017">
                <text:p>0.10201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0193">
                <text:p>0.1019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00578">
                <text:p>0.10057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00112">
                <text:p>0.1001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9936">
                <text:p>0.0993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98051">
                <text:p>0.09805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97783">
                <text:p>0.09778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97508">
                <text:p>0.09750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9707">
                <text:p>0.097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95225">
                <text:p>0.0952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9521">
                <text:p>0.0952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95084">
                <text:p>0.0950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94693">
                <text:p>0.09469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9386">
                <text:p>0.0938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9367">
                <text:p>0.0936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93512">
                <text:p>0.0935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92997">
                <text:p>0.09299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9298">
                <text:p>0.0929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92519">
                <text:p>0.0925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9242">
                <text:p>0.0924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91401">
                <text:p>0.0914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9045">
                <text:p>0.0904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89627">
                <text:p>0.0896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89586">
                <text:p>0.08958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89393">
                <text:p>0.08939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89161">
                <text:p>0.08916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88826">
                <text:p>0.0888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8804">
                <text:p>0.088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87898">
                <text:p>0.0878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87138">
                <text:p>0.08713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8678">
                <text:p>0.0867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85693">
                <text:p>0.08569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85604">
                <text:p>0.08560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85076">
                <text:p>0.08507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85073">
                <text:p>0.08507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84312">
                <text:p>0.0843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83973">
                <text:p>0.08397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83914">
                <text:p>0.0839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82317">
                <text:p>0.0823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82198">
                <text:p>0.08219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82009">
                <text:p>0.08200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8043">
                <text:p>0.0804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79325">
                <text:p>0.0793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78629">
                <text:p>0.07862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78093">
                <text:p>0.07809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78038">
                <text:p>0.07803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77427">
                <text:p>0.07742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77018">
                <text:p>0.07701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76418">
                <text:p>0.0764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7628">
                <text:p>0.0762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76236">
                <text:p>0.07623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75095">
                <text:p>0.07509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74377">
                <text:p>0.07437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73159">
                <text:p>0.07315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73143">
                <text:p>0.0731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72839">
                <text:p>0.07283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72393">
                <text:p>0.07239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71488">
                <text:p>0.0714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7104">
                <text:p>0.0710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70535">
                <text:p>0.07053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69772">
                <text:p>0.0697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69266">
                <text:p>0.06926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68982">
                <text:p>0.06898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68403">
                <text:p>0.06840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68321">
                <text:p>0.0683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68094">
                <text:p>0.06809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67897">
                <text:p>0.06789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6749">
                <text:p>0.0674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65783">
                <text:p>0.06578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64554">
                <text:p>0.06455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64139">
                <text:p>0.06413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63921">
                <text:p>0.06392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62995">
                <text:p>0.0629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62878">
                <text:p>0.06287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62787">
                <text:p>0.06278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62701">
                <text:p>0.0627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62202">
                <text:p>0.06220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61582">
                <text:p>0.06158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60955">
                <text:p>0.06095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60932">
                <text:p>0.06093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6024">
                <text:p>0.0602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59946">
                <text:p>0.05994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59263">
                <text:p>0.05926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5922">
                <text:p>0.0592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58407">
                <text:p>0.05840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576">
                <text:p>0.057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56005">
                <text:p>0.05600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53592">
                <text:p>0.0535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52917">
                <text:p>0.05291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5259">
                <text:p>0.0525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51704">
                <text:p>0.0517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51443">
                <text:p>0.05144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50654">
                <text:p>0.0506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49307">
                <text:p>0.0493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48807">
                <text:p>0.04880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48036">
                <text:p>0.0480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46556">
                <text:p>0.0465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45422">
                <text:p>0.04542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45344">
                <text:p>0.04534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45134">
                <text:p>0.0451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44921">
                <text:p>0.0449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44876">
                <text:p>0.04487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4481">
                <text:p>0.0448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4451">
                <text:p>0.044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44286">
                <text:p>0.04428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44116">
                <text:p>0.04411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4367">
                <text:p>0.0436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4323">
                <text:p>0.0432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42896">
                <text:p>0.0428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42889">
                <text:p>0.04288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42429">
                <text:p>0.04242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42195">
                <text:p>0.04219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41634">
                <text:p>0.04163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40362">
                <text:p>0.04036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40244">
                <text:p>0.04024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39939">
                <text:p>0.03993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39669">
                <text:p>0.03966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39645">
                <text:p>0.03964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38261">
                <text:p>0.03826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38207">
                <text:p>0.0382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3731">
                <text:p>0.0373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37113">
                <text:p>0.0371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37066">
                <text:p>0.03706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35659">
                <text:p>0.03565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33806">
                <text:p>0.03380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3357">
                <text:p>0.0335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33476">
                <text:p>0.03347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33148">
                <text:p>0.03314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31165">
                <text:p>0.03116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31077">
                <text:p>0.03107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30831">
                <text:p>0.03083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30665">
                <text:p>0.03066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3062">
                <text:p>0.030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28813">
                <text:p>0.0288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28193">
                <text:p>0.02819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26656">
                <text:p>0.02665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26469">
                <text:p>0.02646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26401">
                <text:p>0.02640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25305">
                <text:p>0.0253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24932">
                <text:p>0.02493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24927">
                <text:p>0.02492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24883">
                <text:p>0.02488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24697">
                <text:p>0.02469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24597">
                <text:p>0.02459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24534">
                <text:p>0.0245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24062">
                <text:p>0.02406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23338">
                <text:p>0.02333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23219">
                <text:p>0.0232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21899">
                <text:p>0.02189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20852">
                <text:p>0.02085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20815">
                <text:p>0.0208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2001">
                <text:p>0.0200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19098">
                <text:p>0.01909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18072">
                <text:p>0.01807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17966">
                <text:p>0.01796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1775">
                <text:p>0.017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17448">
                <text:p>0.01744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16979">
                <text:p>0.01697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16548">
                <text:p>0.01654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16298">
                <text:p>0.0162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16002">
                <text:p>0.01600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15288">
                <text:p>0.01528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14869">
                <text:p>0.01486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14431">
                <text:p>0.01443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12796">
                <text:p>0.01279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12581">
                <text:p>0.01258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12489">
                <text:p>0.01248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11396">
                <text:p>0.01139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10983">
                <text:p>0.01098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10395">
                <text:p>0.01039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10301">
                <text:p>0.01030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10197">
                <text:p>0.01019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9886">
                <text:p>0.00988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9353">
                <text:p>0.0093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908">
                <text:p>0.0090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8598">
                <text:p>0.00859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8511">
                <text:p>0.00851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8469">
                <text:p>0.00846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8403">
                <text:p>0.00840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7974">
                <text:p>0.00797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7751">
                <text:p>0.00775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7706">
                <text:p>0.00770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6742">
                <text:p>0.00674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6398">
                <text:p>0.00639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6092">
                <text:p>0.00609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5813">
                <text:p>0.00581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5183">
                <text:p>0.00518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4947">
                <text:p>0.00494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4299">
                <text:p>0.00429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3475">
                <text:p>0.00347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2761">
                <text:p>0.00276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2584">
                <text:p>0.00258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2497">
                <text:p>0.00249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234">
                <text:p>0.0023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1817">
                <text:p>0.00181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1675">
                <text:p>0.00167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1244">
                <text:p>0.00124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363">
                <text:p>0.00036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178">
                <text:p>0.0001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Feuille1.B23:Feuille1.B2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